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rime" table:style-name="ta1">
        <table:shapes>
          <draw:frame draw:z-index="0" draw:name="D:R Log Likelihoods - Crime Frame - Immigration Rhetoric" draw:style-name="gr1" draw:text-style-name="P1" svg:width="12.1843in" svg:height="5.2602in" svg:x="4.7803in" svg:y="0in">
            <draw:object draw:notify-on-update-of-ranges="Crime.A2:Crime.A22 Crime.E2:Crime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Dates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</text:p>
          </table:table-cell>
          <table:table-cell table:style-name="ce1" office:value-type="string">
            <text:p>R:D</text:p>
          </table:table-cell>
          <table:table-cell table:style-name="ce1" office:value-type="string">
            <text:p>D:R</text:p>
          </table:table-cell>
          <table:table-cell table:style-name="ce1" table:number-columns-repeated="1019"/>
        </table:table-row>
        <table:table-row table:style-name="ro1">
          <table:table-cell office:value-type="date" office:date-value="1996-04-30">
            <text:p>1996-04-30</text:p>
          </table:table-cell>
          <table:table-cell office:value-type="float" office:value="-0.64852838">
            <text:p>-0.64852838</text:p>
          </table:table-cell>
          <table:table-cell office:value-type="float" office:value="-0.73985018">
            <text:p>-0.73985018</text:p>
          </table:table-cell>
          <table:table-cell table:formula="of:=[.C2]/[.B2]" office:value-type="float" office:value="1.14081388388894">
            <text:p>1.1408138839</text:p>
          </table:table-cell>
          <table:table-cell table:formula="of:=[.B2]/[.C2]" office:value-type="float" office:value="0.876567172018529">
            <text:p>0.876567172</text:p>
          </table:table-cell>
          <table:table-cell table:number-columns-repeated="1019"/>
        </table:table-row>
        <table:table-row table:style-name="ro1">
          <table:table-cell office:value-type="date" office:date-value="1997-04-15">
            <text:p>1997-04-15</text:p>
          </table:table-cell>
          <table:table-cell office:value-type="float" office:value="-0.69474063">
            <text:p>-0.69474063</text:p>
          </table:table-cell>
          <table:table-cell office:value-type="float" office:value="-0.69155627">
            <text:p>-0.69155627</text:p>
          </table:table-cell>
          <table:table-cell table:formula="of:=[.C3]/[.B3]" office:value-type="float" office:value="0.995416476505772">
            <text:p>0.9954164765</text:p>
          </table:table-cell>
          <table:table-cell table:formula="of:=[.B3]/[.C3]" office:value-type="float" office:value="1.00460462891906">
            <text:p>1.0046046289</text:p>
          </table:table-cell>
          <table:table-cell table:number-columns-repeated="1019"/>
        </table:table-row>
        <table:table-row table:style-name="ro1">
          <table:table-cell office:value-type="date" office:date-value="1998-04-01">
            <text:p>1998-04-01</text:p>
          </table:table-cell>
          <table:table-cell office:value-type="float" office:value="-0.85839392">
            <text:p>-0.85839392</text:p>
          </table:table-cell>
          <table:table-cell office:value-type="float" office:value="-0.5513738">
            <text:p>-0.5513738</text:p>
          </table:table-cell>
          <table:table-cell table:formula="of:=[.C4]/[.B4]" office:value-type="float" office:value="0.642331902816833">
            <text:p>0.6423319028</text:p>
          </table:table-cell>
          <table:table-cell table:formula="of:=[.B4]/[.C4]" office:value-type="float" office:value="1.55682754603139">
            <text:p>1.556827546</text:p>
          </table:table-cell>
          <table:table-cell table:number-columns-repeated="1019"/>
        </table:table-row>
        <table:table-row table:style-name="ro1">
          <table:table-cell office:value-type="date" office:date-value="1999-10-19">
            <text:p>1999-10-19</text:p>
          </table:table-cell>
          <table:table-cell office:value-type="float" office:value="-0.83331246">
            <text:p>-0.83331246</text:p>
          </table:table-cell>
          <table:table-cell office:value-type="float" office:value="-0.57023471">
            <text:p>-0.57023471</text:p>
          </table:table-cell>
          <table:table-cell table:formula="of:=[.C5]/[.B5]" office:value-type="float" office:value="0.68429879231615">
            <text:p>0.6842987923</text:p>
          </table:table-cell>
          <table:table-cell table:formula="of:=[.B5]/[.C5]" office:value-type="float" office:value="1.46134994132504">
            <text:p>1.4613499413</text:p>
          </table:table-cell>
          <table:table-cell table:number-columns-repeated="1019"/>
        </table:table-row>
        <table:table-row table:style-name="ro1">
          <table:table-cell office:value-type="date" office:date-value="2000-10-28">
            <text:p>2000-10-28</text:p>
          </table:table-cell>
          <table:table-cell office:value-type="float" office:value="-0.97655518">
            <text:p>-0.97655518</text:p>
          </table:table-cell>
          <table:table-cell office:value-type="float" office:value="-0.47257687">
            <text:p>-0.47257687</text:p>
          </table:table-cell>
          <table:table-cell table:formula="of:=[.C6]/[.B6]" office:value-type="float" office:value="0.483922342207022">
            <text:p>0.4839223422</text:p>
          </table:table-cell>
          <table:table-cell table:formula="of:=[.B6]/[.C6]" office:value-type="float" office:value="2.06644726391285">
            <text:p>2.0664472639</text:p>
          </table:table-cell>
          <table:table-cell table:number-columns-repeated="1019"/>
        </table:table-row>
        <table:table-row table:style-name="ro1">
          <table:table-cell office:value-type="date" office:date-value="2002-03-12">
            <text:p>2002-03-12</text:p>
          </table:table-cell>
          <table:table-cell office:value-type="float" office:value="-0.68590668">
            <text:p>-0.68590668</text:p>
          </table:table-cell>
          <table:table-cell office:value-type="float" office:value="-0.70044049">
            <text:p>-0.70044049</text:p>
          </table:table-cell>
          <table:table-cell table:formula="of:=[.C7]/[.B7]" office:value-type="float" office:value="1.02118919442511">
            <text:p>1.0211891944</text:p>
          </table:table-cell>
          <table:table-cell table:formula="of:=[.B7]/[.C7]" office:value-type="float" office:value="0.979250471371237">
            <text:p>0.9792504714</text:p>
          </table:table-cell>
          <table:table-cell table:number-columns-repeated="1019"/>
        </table:table-row>
        <table:table-row table:style-name="ro1">
          <table:table-cell office:value-type="date" office:date-value="2003-04-10">
            <text:p>2003-04-10</text:p>
          </table:table-cell>
          <table:table-cell office:value-type="float" office:value="-0.77015565">
            <text:p>-0.77015565</text:p>
          </table:table-cell>
          <table:table-cell office:value-type="float" office:value="-0.62164733">
            <text:p>-0.62164733</text:p>
          </table:table-cell>
          <table:table-cell table:formula="of:=[.C8]/[.B8]" office:value-type="float" office:value="0.807171030946796">
            <text:p>0.8071710309</text:p>
          </table:table-cell>
          <table:table-cell table:formula="of:=[.B8]/[.C8]" office:value-type="float" office:value="1.23889480873343">
            <text:p>1.2388948087</text:p>
          </table:table-cell>
          <table:table-cell table:number-columns-repeated="1019"/>
        </table:table-row>
        <table:table-row table:style-name="ro1">
          <table:table-cell office:value-type="date" office:date-value="2004-07-07">
            <text:p>2004-07-07</text:p>
          </table:table-cell>
          <table:table-cell office:value-type="float" office:value="-0.98666485">
            <text:p>-0.98666485</text:p>
          </table:table-cell>
          <table:table-cell office:value-type="float" office:value="-0.46651855">
            <text:p>-0.46651855</text:p>
          </table:table-cell>
          <table:table-cell table:formula="of:=[.C9]/[.B9]" office:value-type="float" office:value="0.47282372530044">
            <text:p>0.4728237253</text:p>
          </table:table-cell>
          <table:table-cell table:formula="of:=[.B9]/[.C9]" office:value-type="float" office:value="2.1149530924333">
            <text:p>2.1149530924</text:p>
          </table:table-cell>
          <table:table-cell table:number-columns-repeated="1019"/>
        </table:table-row>
        <table:table-row table:style-name="ro1">
          <table:table-cell office:value-type="date" office:date-value="2005-04-28">
            <text:p>2005-04-28</text:p>
          </table:table-cell>
          <table:table-cell office:value-type="float" office:value="-0.65045093">
            <text:p>-0.65045093</text:p>
          </table:table-cell>
          <table:table-cell office:value-type="float" office:value="-0.73774802">
            <text:p>-0.73774802</text:p>
          </table:table-cell>
          <table:table-cell table:formula="of:=[.C10]/[.B10]" office:value-type="float" office:value="1.1342101086703">
            <text:p>1.1342101087</text:p>
          </table:table-cell>
          <table:table-cell table:formula="of:=[.B10]/[.C10]" office:value-type="float" office:value="0.881670858296577">
            <text:p>0.8816708583</text:p>
          </table:table-cell>
          <table:table-cell table:number-columns-repeated="1019"/>
        </table:table-row>
        <table:table-row table:style-name="ro1">
          <table:table-cell office:value-type="date" office:date-value="2005-12-15">
            <text:p>2005-12-15</text:p>
          </table:table-cell>
          <table:table-cell office:value-type="float" office:value="-0.84107509">
            <text:p>-0.84107509</text:p>
          </table:table-cell>
          <table:table-cell office:value-type="float" office:value="-0.56430841">
            <text:p>-0.56430841</text:p>
          </table:table-cell>
          <table:table-cell table:formula="of:=[.C11]/[.B11]" office:value-type="float" office:value="0.670937014672495">
            <text:p>0.6709370147</text:p>
          </table:table-cell>
          <table:table-cell table:formula="of:=[.B11]/[.C11]" office:value-type="float" office:value="1.4904528713297">
            <text:p>1.4904528713</text:p>
          </table:table-cell>
          <table:table-cell table:number-columns-repeated="1019"/>
        </table:table-row>
        <table:table-row table:style-name="ro1">
          <table:table-cell office:value-type="date" office:date-value="2006-04-26">
            <text:p>2006-04-26</text:p>
          </table:table-cell>
          <table:table-cell office:value-type="float" office:value="-0.69865687">
            <text:p>-0.69865687</text:p>
          </table:table-cell>
          <table:table-cell office:value-type="float" office:value="-0.68766768">
            <text:p>-0.68766768</text:p>
          </table:table-cell>
          <table:table-cell table:formula="of:=[.C12]/[.B12]" office:value-type="float" office:value="0.984270976967563">
            <text:p>0.984270977</text:p>
          </table:table-cell>
          <table:table-cell table:formula="of:=[.B12]/[.C12]" office:value-type="float" office:value="1.01598037877831">
            <text:p>1.0159803788</text:p>
          </table:table-cell>
          <table:table-cell table:number-columns-repeated="1019"/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float" office:value="-0.7803763">
            <text:p>-0.7803763</text:p>
          </table:table-cell>
          <table:table-cell office:value-type="float" office:value="-0.61292027">
            <text:p>-0.61292027</text:p>
          </table:table-cell>
          <table:table-cell table:formula="of:=[.C13]/[.B13]" office:value-type="float" office:value="0.785416304928789">
            <text:p>0.7854163049</text:p>
          </table:table-cell>
          <table:table-cell table:formula="of:=[.B13]/[.C13]" office:value-type="float" office:value="1.27321013547162">
            <text:p>1.2732101355</text:p>
          </table:table-cell>
          <table:table-cell table:number-columns-repeated="1019"/>
        </table:table-row>
        <table:table-row table:style-name="ro1">
          <table:table-cell office:value-type="date" office:date-value="2007-01-25">
            <text:p>2007-01-25</text:p>
          </table:table-cell>
          <table:table-cell office:value-type="float" office:value="-0.95388508">
            <text:p>-0.95388508</text:p>
          </table:table-cell>
          <table:table-cell office:value-type="float" office:value="-0.48652564">
            <text:p>-0.48652564</text:p>
          </table:table-cell>
          <table:table-cell table:formula="of:=[.C14]/[.B14]" office:value-type="float" office:value="0.510046388397227">
            <text:p>0.5100463884</text:p>
          </table:table-cell>
          <table:table-cell table:formula="of:=[.B14]/[.C14]" office:value-type="float" office:value="1.96060598162925">
            <text:p>1.9606059816</text:p>
          </table:table-cell>
          <table:table-cell table:number-columns-repeated="1019"/>
        </table:table-row>
        <table:table-row table:style-name="ro1">
          <table:table-cell office:value-type="date" office:date-value="2007-06-04">
            <text:p>2007-06-04</text:p>
          </table:table-cell>
          <table:table-cell office:value-type="float" office:value="-0.82959475">
            <text:p>-0.82959475</text:p>
          </table:table-cell>
          <table:table-cell office:value-type="float" office:value="-0.57310187">
            <text:p>-0.57310187</text:p>
          </table:table-cell>
          <table:table-cell table:formula="of:=[.C15]/[.B15]" office:value-type="float" office:value="0.690821476389526">
            <text:p>0.6908214764</text:p>
          </table:table-cell>
          <table:table-cell table:formula="of:=[.B15]/[.C15]" office:value-type="float" office:value="1.44755198582758">
            <text:p>1.4475519858</text:p>
          </table:table-cell>
          <table:table-cell table:number-columns-repeated="1019"/>
        </table:table-row>
        <table:table-row table:style-name="ro1">
          <table:table-cell office:value-type="date" office:date-value="2007-09-20">
            <text:p>2007-09-20</text:p>
          </table:table-cell>
          <table:table-cell office:value-type="float" office:value="-1.07463414">
            <text:p>-1.07463414</text:p>
          </table:table-cell>
          <table:table-cell office:value-type="float" office:value="-0.41767329">
            <text:p>-0.41767329</text:p>
          </table:table-cell>
          <table:table-cell table:formula="of:=[.C16]/[.B16]" office:value-type="float" office:value="0.388665569474649">
            <text:p>0.3886655695</text:p>
          </table:table-cell>
          <table:table-cell table:formula="of:=[.B16]/[.C16]" office:value-type="float" office:value="2.57290606253515">
            <text:p>2.5729060625</text:p>
          </table:table-cell>
          <table:table-cell table:number-columns-repeated="1019"/>
        </table:table-row>
        <table:table-row table:style-name="ro1">
          <table:table-cell office:value-type="date" office:date-value="2009-01-06">
            <text:p>2009-01-06</text:p>
          </table:table-cell>
          <table:table-cell office:value-type="float" office:value="-0.78776227">
            <text:p>-0.78776227</text:p>
          </table:table-cell>
          <table:table-cell office:value-type="float" office:value="-0.60671541">
            <text:p>-0.60671541</text:p>
          </table:table-cell>
          <table:table-cell table:formula="of:=[.C17]/[.B17]" office:value-type="float" office:value="0.77017576635144">
            <text:p>0.7701757664</text:p>
          </table:table-cell>
          <table:table-cell table:formula="of:=[.B17]/[.C17]" office:value-type="float" office:value="1.29840491442273">
            <text:p>1.2984049144</text:p>
          </table:table-cell>
          <table:table-cell table:number-columns-repeated="1019"/>
        </table:table-row>
        <table:table-row table:style-name="ro1">
          <table:table-cell office:value-type="date" office:date-value="2010-03-15">
            <text:p>2010-03-15</text:p>
          </table:table-cell>
          <table:table-cell office:value-type="float" office:value="-0.93427601">
            <text:p>-0.93427601</text:p>
          </table:table-cell>
          <table:table-cell office:value-type="float" office:value="-0.49901267">
            <text:p>-0.49901267</text:p>
          </table:table-cell>
          <table:table-cell table:formula="of:=[.C18]/[.B18]" office:value-type="float" office:value="0.53411696828221">
            <text:p>0.5341169683</text:p>
          </table:table-cell>
          <table:table-cell table:formula="of:=[.B18]/[.C18]" office:value-type="float" office:value="1.87224907535915">
            <text:p>1.8722490754</text:p>
          </table:table-cell>
          <table:table-cell table:number-columns-repeated="1019"/>
        </table:table-row>
        <table:table-row table:style-name="ro1">
          <table:table-cell office:value-type="date" office:date-value="2011-03-02">
            <text:p>2011-03-02</text:p>
          </table:table-cell>
          <table:table-cell office:value-type="float" office:value="-0.85344972">
            <text:p>-0.85344972</text:p>
          </table:table-cell>
          <table:table-cell office:value-type="float" office:value="-0.5550266">
            <text:p>-0.5550266</text:p>
          </table:table-cell>
          <table:table-cell table:formula="of:=[.C19]/[.B19]" office:value-type="float" office:value="0.650333097537369">
            <text:p>0.6503330975</text:p>
          </table:table-cell>
          <table:table-cell table:formula="of:=[.B19]/[.C19]" office:value-type="float" office:value="1.53767354573637">
            <text:p>1.5376735457</text:p>
          </table:table-cell>
          <table:table-cell table:number-columns-repeated="1019"/>
        </table:table-row>
        <table:table-row table:style-name="ro1">
          <table:table-cell office:value-type="date" office:date-value="2013-02-07">
            <text:p>2013-02-07</text:p>
          </table:table-cell>
          <table:table-cell office:value-type="float" office:value="-0.98148721">
            <text:p>-0.98148721</text:p>
          </table:table-cell>
          <table:table-cell office:value-type="float" office:value="-0.46960906">
            <text:p>-0.46960906</text:p>
          </table:table-cell>
          <table:table-cell table:formula="of:=[.C20]/[.B20]" office:value-type="float" office:value="0.478466815680665">
            <text:p>0.4784668157</text:p>
          </table:table-cell>
          <table:table-cell table:formula="of:=[.B20]/[.C20]" office:value-type="float" office:value="2.09000910246493">
            <text:p>2.0900091025</text:p>
          </table:table-cell>
          <table:table-cell table:number-columns-repeated="1019"/>
        </table:table-row>
        <table:table-row table:style-name="ro1">
          <table:table-cell office:value-type="date" office:date-value="2013-06-25">
            <text:p>2013-06-25</text:p>
          </table:table-cell>
          <table:table-cell office:value-type="float" office:value="-0.99810437">
            <text:p>-0.99810437</text:p>
          </table:table-cell>
          <table:table-cell office:value-type="float" office:value="-0.45978001">
            <text:p>-0.45978001</text:p>
          </table:table-cell>
          <table:table-cell table:formula="of:=[.C21]/[.B21]" office:value-type="float" office:value="0.460653238097735">
            <text:p>0.4606532381</text:p>
          </table:table-cell>
          <table:table-cell table:formula="of:=[.B21]/[.C21]" office:value-type="float" office:value="2.17083028468332">
            <text:p>2.1708302847</text:p>
          </table:table-cell>
          <table:table-cell table:number-columns-repeated="1019"/>
        </table:table-row>
        <table:table-row table:style-name="ro1">
          <table:table-cell office:value-type="date" office:date-value="2013-07-16">
            <text:p>2013-07-16</text:p>
          </table:table-cell>
          <table:table-cell office:value-type="float" office:value="-0.9048637">
            <text:p>-0.9048637</text:p>
          </table:table-cell>
          <table:table-cell office:value-type="float" office:value="-0.51851684">
            <text:p>-0.51851684</text:p>
          </table:table-cell>
          <table:table-cell table:formula="of:=[.C22]/[.B22]" office:value-type="float" office:value="0.573033087745701">
            <text:p>0.5730330877</text:p>
          </table:table-cell>
          <table:table-cell table:formula="of:=[.B22]/[.C22]" office:value-type="float" office:value="1.74509992770919">
            <text:p>1.7450999277</text:p>
          </table:table-cell>
          <table:table-cell table:number-columns-repeated="1019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</table:table>
      <table:table table:name="Christianity" table:style-name="ta1">
        <table:shapes>
          <draw:frame draw:z-index="0" draw:style-name="gr1" draw:text-style-name="P1" svg:width="11.837in" svg:height="4.7268in" svg:x="4.5528in" svg:y="0.239in">
            <draw:object draw:notify-on-update-of-ranges="Christianity.A1:Christianity.A1 Christianity.A2:Christianity.A22 Christianity.E1:Christianity.E1 Christianity.E2:Christianity.E2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ates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</text:p>
          </table:table-cell>
          <table:table-cell table:style-name="ce1" office:value-type="string">
            <text:p>R:D</text:p>
          </table:table-cell>
          <table:table-cell table:style-name="ce1" office:value-type="string">
            <text:p>D:R</text:p>
          </table:table-cell>
        </table:table-row>
        <table:table-row table:style-name="ro1">
          <table:table-cell office:value-type="date" office:date-value="1996-04-30">
            <text:p>1996-04-30</text:p>
          </table:table-cell>
          <table:table-cell office:value-type="float" office:value="-0.4647714">
            <text:p>-0.4647714</text:p>
          </table:table-cell>
          <table:table-cell office:value-type="float" office:value="-0.98961093">
            <text:p>-0.98961093</text:p>
          </table:table-cell>
          <table:table-cell table:formula="of:=[.C2]/[.B2]" office:value-type="float" office:value="2.12924231138147">
            <text:p>2.1292423114</text:p>
          </table:table-cell>
          <table:table-cell table:formula="of:=[.B2]/[.C2]" office:value-type="float" office:value="0.469650633304949">
            <text:p>0.4696506333</text:p>
          </table:table-cell>
        </table:table-row>
        <table:table-row table:style-name="ro1">
          <table:table-cell office:value-type="date" office:date-value="1997-04-15">
            <text:p>1997-04-15</text:p>
          </table:table-cell>
          <table:table-cell office:value-type="float" office:value="-0.41017192">
            <text:p>-0.41017192</text:p>
          </table:table-cell>
          <table:table-cell office:value-type="float" office:value="-1.08926462">
            <text:p>-1.08926462</text:p>
          </table:table-cell>
          <table:table-cell table:formula="of:=[.C3]/[.B3]" office:value-type="float" office:value="2.6556294248519">
            <text:p>2.6556294249</text:p>
          </table:table-cell>
          <table:table-cell table:formula="of:=[.B3]/[.C3]" office:value-type="float" office:value="0.37655856296884">
            <text:p>0.376558563</text:p>
          </table:table-cell>
        </table:table-row>
        <table:table-row table:style-name="ro1">
          <table:table-cell office:value-type="date" office:date-value="1998-04-01">
            <text:p>1998-04-01</text:p>
          </table:table-cell>
          <table:table-cell office:value-type="float" office:value="-0.67627585">
            <text:p>-0.67627585</text:p>
          </table:table-cell>
          <table:table-cell office:value-type="float" office:value="-0.71030805">
            <text:p>-0.71030805</text:p>
          </table:table-cell>
          <table:table-cell table:formula="of:=[.C4]/[.B4]" office:value-type="float" office:value="1.05032295623154">
            <text:p>1.0503229562</text:p>
          </table:table-cell>
          <table:table-cell table:formula="of:=[.B4]/[.C4]" office:value-type="float" office:value="0.952088111629877">
            <text:p>0.9520881116</text:p>
          </table:table-cell>
        </table:table-row>
        <table:table-row table:style-name="ro1">
          <table:table-cell office:value-type="date" office:date-value="1999-10-19">
            <text:p>1999-10-19</text:p>
          </table:table-cell>
          <table:table-cell office:value-type="float" office:value="-0.46237995">
            <text:p>-0.46237995</text:p>
          </table:table-cell>
          <table:table-cell office:value-type="float" office:value="-0.99366598">
            <text:p>-0.99366598</text:p>
          </table:table-cell>
          <table:table-cell table:formula="of:=[.C5]/[.B5]" office:value-type="float" office:value="2.149024800924">
            <text:p>2.1490248009</text:p>
          </table:table-cell>
          <table:table-cell table:formula="of:=[.B5]/[.C5]" office:value-type="float" office:value="0.465327342695178">
            <text:p>0.4653273427</text:p>
          </table:table-cell>
        </table:table-row>
        <table:table-row table:style-name="ro1">
          <table:table-cell office:value-type="date" office:date-value="2000-10-28">
            <text:p>2000-10-28</text:p>
          </table:table-cell>
          <table:table-cell office:value-type="float" office:value="-0.57082785">
            <text:p>-0.57082785</text:p>
          </table:table-cell>
          <table:table-cell office:value-type="float" office:value="-0.83254136">
            <text:p>-0.83254136</text:p>
          </table:table-cell>
          <table:table-cell table:formula="of:=[.C6]/[.B6]" office:value-type="float" office:value="1.45848062598908">
            <text:p>1.458480626</text:p>
          </table:table-cell>
          <table:table-cell table:formula="of:=[.B6]/[.C6]" office:value-type="float" office:value="0.685645035100719">
            <text:p>0.6856450351</text:p>
          </table:table-cell>
        </table:table-row>
        <table:table-row table:style-name="ro1">
          <table:table-cell office:value-type="date" office:date-value="2002-03-12">
            <text:p>2002-03-12</text:p>
          </table:table-cell>
          <table:table-cell office:value-type="float" office:value="-0.65191871">
            <text:p>-0.65191871</text:p>
          </table:table-cell>
          <table:table-cell office:value-type="float" office:value="-0.7361488">
            <text:p>-0.7361488</text:p>
          </table:table-cell>
          <table:table-cell table:formula="of:=[.C7]/[.B7]" office:value-type="float" office:value="1.12920336340707">
            <text:p>1.1292033634</text:p>
          </table:table-cell>
          <table:table-cell table:formula="of:=[.B7]/[.C7]" office:value-type="float" office:value="0.885580075658617">
            <text:p>0.8855800757</text:p>
          </table:table-cell>
        </table:table-row>
        <table:table-row table:style-name="ro1">
          <table:table-cell office:value-type="date" office:date-value="2003-04-10">
            <text:p>2003-04-10</text:p>
          </table:table-cell>
          <table:table-cell office:value-type="float" office:value="-0.70300989">
            <text:p>-0.70300989</text:p>
          </table:table-cell>
          <table:table-cell office:value-type="float" office:value="-0.68338079">
            <text:p>-0.68338079</text:p>
          </table:table-cell>
          <table:table-cell table:formula="of:=[.C8]/[.B8]" office:value-type="float" office:value="0.972078486690991">
            <text:p>0.9720784867</text:p>
          </table:table-cell>
          <table:table-cell table:formula="of:=[.B8]/[.C8]" office:value-type="float" office:value="1.02872351738187">
            <text:p>1.0287235174</text:p>
          </table:table-cell>
        </table:table-row>
        <table:table-row table:style-name="ro1">
          <table:table-cell office:value-type="date" office:date-value="2004-07-07">
            <text:p>2004-07-07</text:p>
          </table:table-cell>
          <table:table-cell office:value-type="float" office:value="-0.54990228">
            <text:p>-0.54990228</text:p>
          </table:table-cell>
          <table:table-cell office:value-type="float" office:value="-0.86039774">
            <text:p>-0.86039774</text:p>
          </table:table-cell>
          <table:table-cell table:formula="of:=[.C9]/[.B9]" office:value-type="float" office:value="1.56463752068822">
            <text:p>1.5646375207</text:p>
          </table:table-cell>
          <table:table-cell table:formula="of:=[.B9]/[.C9]" office:value-type="float" office:value="0.639125667624371">
            <text:p>0.6391256676</text:p>
          </table:table-cell>
        </table:table-row>
        <table:table-row table:style-name="ro1">
          <table:table-cell office:value-type="date" office:date-value="2005-04-28">
            <text:p>2005-04-28</text:p>
          </table:table-cell>
          <table:table-cell office:value-type="float" office:value="-0.48653624">
            <text:p>-0.48653624</text:p>
          </table:table-cell>
          <table:table-cell office:value-type="float" office:value="-0.95386816">
            <text:p>-0.95386816</text:p>
          </table:table-cell>
          <table:table-cell table:formula="of:=[.C10]/[.B10]" office:value-type="float" office:value="1.96052849012851">
            <text:p>1.9605284901</text:p>
          </table:table-cell>
          <table:table-cell table:formula="of:=[.B10]/[.C10]" office:value-type="float" office:value="0.510066548400148">
            <text:p>0.5100665484</text:p>
          </table:table-cell>
        </table:table-row>
        <table:table-row table:style-name="ro1">
          <table:table-cell office:value-type="date" office:date-value="2005-12-15">
            <text:p>2005-12-15</text:p>
          </table:table-cell>
          <table:table-cell office:value-type="float" office:value="-0.35111287">
            <text:p>-0.35111287</text:p>
          </table:table-cell>
          <table:table-cell office:value-type="float" office:value="-1.21707257">
            <text:p>-1.21707257</text:p>
          </table:table-cell>
          <table:table-cell table:formula="of:=[.C11]/[.B11]" office:value-type="float" office:value="3.46632856266419">
            <text:p>3.4663285627</text:p>
          </table:table-cell>
          <table:table-cell table:formula="of:=[.B11]/[.C11]" office:value-type="float" office:value="0.288489674859733">
            <text:p>0.2884896749</text:p>
          </table:table-cell>
        </table:table-row>
        <table:table-row table:style-name="ro1">
          <table:table-cell office:value-type="date" office:date-value="2006-04-26">
            <text:p>2006-04-26</text:p>
          </table:table-cell>
          <table:table-cell office:value-type="float" office:value="-0.54514556">
            <text:p>-0.54514556</text:p>
          </table:table-cell>
          <table:table-cell office:value-type="float" office:value="-0.86692309">
            <text:p>-0.86692309</text:p>
          </table:table-cell>
          <table:table-cell table:formula="of:=[.C12]/[.B12]" office:value-type="float" office:value="1.5902598381247">
            <text:p>1.5902598381</text:p>
          </table:table-cell>
          <table:table-cell table:formula="of:=[.B12]/[.C12]" office:value-type="float" office:value="0.628828054400997">
            <text:p>0.6288280544</text:p>
          </table:table-cell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float" office:value="-0.52827479">
            <text:p>-0.52827479</text:p>
          </table:table-cell>
          <table:table-cell office:value-type="float" office:value="-0.89067492">
            <text:p>-0.89067492</text:p>
          </table:table-cell>
          <table:table-cell table:formula="of:=[.C13]/[.B13]" office:value-type="float" office:value="1.68600686017972">
            <text:p>1.6860068602</text:p>
          </table:table-cell>
          <table:table-cell table:formula="of:=[.B13]/[.C13]" office:value-type="float" office:value="0.593117396861248">
            <text:p>0.5931173969</text:p>
          </table:table-cell>
        </table:table-row>
        <table:table-row table:style-name="ro1">
          <table:table-cell office:value-type="date" office:date-value="2007-01-25">
            <text:p>2007-01-25</text:p>
          </table:table-cell>
          <table:table-cell office:value-type="float" office:value="-0.63422405">
            <text:p>-0.63422405</text:p>
          </table:table-cell>
          <table:table-cell office:value-type="float" office:value="-0.75576084">
            <text:p>-0.75576084</text:p>
          </table:table-cell>
          <table:table-cell table:formula="of:=[.C14]/[.B14]" office:value-type="float" office:value="1.19163068634814">
            <text:p>1.1916306863</text:p>
          </table:table-cell>
          <table:table-cell table:formula="of:=[.B14]/[.C14]" office:value-type="float" office:value="0.839186176939255">
            <text:p>0.8391861769</text:p>
          </table:table-cell>
        </table:table-row>
        <table:table-row table:style-name="ro1">
          <table:table-cell office:value-type="date" office:date-value="2007-06-04">
            <text:p>2007-06-04</text:p>
          </table:table-cell>
          <table:table-cell office:value-type="float" office:value="-0.53077353">
            <text:p>-0.53077353</text:p>
          </table:table-cell>
          <table:table-cell office:value-type="float" office:value="-0.88709569">
            <text:p>-0.88709569</text:p>
          </table:table-cell>
          <table:table-cell table:formula="of:=[.C15]/[.B15]" office:value-type="float" office:value="1.67132616805514">
            <text:p>1.6713261681</text:p>
          </table:table-cell>
          <table:table-cell table:formula="of:=[.B15]/[.C15]" office:value-type="float" office:value="0.598327255991966">
            <text:p>0.598327256</text:p>
          </table:table-cell>
        </table:table-row>
        <table:table-row table:style-name="ro1">
          <table:table-cell office:value-type="date" office:date-value="2007-09-20">
            <text:p>2007-09-20</text:p>
          </table:table-cell>
          <table:table-cell office:value-type="float" office:value="-0.49623577">
            <text:p>-0.49623577</text:p>
          </table:table-cell>
          <table:table-cell office:value-type="float" office:value="-0.93858256">
            <text:p>-0.93858256</text:p>
          </table:table-cell>
          <table:table-cell table:formula="of:=[.C16]/[.B16]" office:value-type="float" office:value="1.89140448299404">
            <text:p>1.891404483</text:p>
          </table:table-cell>
          <table:table-cell table:formula="of:=[.B16]/[.C16]" office:value-type="float" office:value="0.528707639741356">
            <text:p>0.5287076397</text:p>
          </table:table-cell>
        </table:table-row>
        <table:table-row table:style-name="ro1">
          <table:table-cell office:value-type="date" office:date-value="2009-01-06">
            <text:p>2009-01-06</text:p>
          </table:table-cell>
          <table:table-cell office:value-type="float" office:value="-0.63536681">
            <text:p>-0.63536681</text:p>
          </table:table-cell>
          <table:table-cell office:value-type="float" office:value="-0.75447197">
            <text:p>-0.75447197</text:p>
          </table:table-cell>
          <table:table-cell table:formula="of:=[.C17]/[.B17]" office:value-type="float" office:value="1.18745889480755">
            <text:p>1.1874588948</text:p>
          </table:table-cell>
          <table:table-cell table:formula="of:=[.B17]/[.C17]" office:value-type="float" office:value="0.842134413555483">
            <text:p>0.8421344136</text:p>
          </table:table-cell>
        </table:table-row>
        <table:table-row table:style-name="ro1">
          <table:table-cell office:value-type="date" office:date-value="2010-03-15">
            <text:p>2010-03-15</text:p>
          </table:table-cell>
          <table:table-cell office:value-type="float" office:value="-0.49588726">
            <text:p>-0.49588726</text:p>
          </table:table-cell>
          <table:table-cell office:value-type="float" office:value="-0.93912521">
            <text:p>-0.93912521</text:p>
          </table:table-cell>
          <table:table-cell table:formula="of:=[.C18]/[.B18]" office:value-type="float" office:value="1.89382806487104">
            <text:p>1.8938280649</text:p>
          </table:table-cell>
          <table:table-cell table:formula="of:=[.B18]/[.C18]" office:value-type="float" office:value="0.528031038587496">
            <text:p>0.5280310386</text:p>
          </table:table-cell>
        </table:table-row>
        <table:table-row table:style-name="ro1">
          <table:table-cell office:value-type="date" office:date-value="2011-03-02">
            <text:p>2011-03-02</text:p>
          </table:table-cell>
          <table:table-cell office:value-type="float" office:value="-0.48802203">
            <text:p>-0.48802203</text:p>
          </table:table-cell>
          <table:table-cell office:value-type="float" office:value="-0.95150181">
            <text:p>-0.95150181</text:p>
          </table:table-cell>
          <table:table-cell table:formula="of:=[.C19]/[.B19]" office:value-type="float" office:value="1.94971077432713">
            <text:p>1.9497107743</text:p>
          </table:table-cell>
          <table:table-cell table:formula="of:=[.B19]/[.C19]" office:value-type="float" office:value="0.512896586082164">
            <text:p>0.5128965861</text:p>
          </table:table-cell>
        </table:table-row>
        <table:table-row table:style-name="ro1">
          <table:table-cell office:value-type="date" office:date-value="2013-02-07">
            <text:p>2013-02-07</text:p>
          </table:table-cell>
          <table:table-cell office:value-type="float" office:value="-0.57397593">
            <text:p>-0.57397593</text:p>
          </table:table-cell>
          <table:table-cell office:value-type="float" office:value="-0.82846626">
            <text:p>-0.82846626</text:p>
          </table:table-cell>
          <table:table-cell table:formula="of:=[.C20]/[.B20]" office:value-type="float" office:value="1.44338153692264">
            <text:p>1.4433815369</text:p>
          </table:table-cell>
          <table:table-cell table:formula="of:=[.B20]/[.C20]" office:value-type="float" office:value="0.692817508343671">
            <text:p>0.6928175083</text:p>
          </table:table-cell>
        </table:table-row>
        <table:table-row table:style-name="ro1">
          <table:table-cell office:value-type="date" office:date-value="2013-06-25">
            <text:p>2013-06-25</text:p>
          </table:table-cell>
          <table:table-cell office:value-type="float" office:value="-0.52607854">
            <text:p>-0.52607854</text:p>
          </table:table-cell>
          <table:table-cell office:value-type="float" office:value="-0.89383891">
            <text:p>-0.89383891</text:p>
          </table:table-cell>
          <table:table-cell table:formula="of:=[.C21]/[.B21]" office:value-type="float" office:value="1.69905982099175">
            <text:p>1.699059821</text:p>
          </table:table-cell>
          <table:table-cell table:formula="of:=[.B21]/[.C21]" office:value-type="float" office:value="0.588560795591232">
            <text:p>0.5885607956</text:p>
          </table:table-cell>
        </table:table-row>
        <table:table-row table:style-name="ro1">
          <table:table-cell office:value-type="date" office:date-value="2013-07-16">
            <text:p>2013-07-16</text:p>
          </table:table-cell>
          <table:table-cell office:value-type="float" office:value="-0.53745105">
            <text:p>-0.53745105</text:p>
          </table:table-cell>
          <table:table-cell office:value-type="float" office:value="-0.87763638">
            <text:p>-0.87763638</text:p>
          </table:table-cell>
          <table:table-cell table:formula="of:=[.C22]/[.B22]" office:value-type="float" office:value="1.63296058310799">
            <text:p>1.6329605831</text:p>
          </table:table-cell>
          <table:table-cell table:formula="of:=[.B22]/[.C22]" office:value-type="float" office:value="0.612384652969832">
            <text:p>0.612384653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table table:name="Finance" table:style-name="ta1">
        <table:shapes>
          <draw:frame draw:z-index="0" draw:style-name="gr1" draw:text-style-name="P1" svg:width="13.2248in" svg:height="4.3803in" svg:x="0.1299in" svg:y="1.2602in">
            <draw:object draw:notify-on-update-of-ranges="Finance.A1:Finance.A1 Finance.A2:Finance.A22 Finance.E1:Finance.E1 Finance.E2:Finance.E2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ates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</text:p>
          </table:table-cell>
          <table:table-cell table:style-name="ce1" office:value-type="string">
            <text:p>R:D</text:p>
          </table:table-cell>
          <table:table-cell table:style-name="ce1" office:value-type="string">
            <text:p>D:R</text:p>
          </table:table-cell>
        </table:table-row>
        <table:table-row table:style-name="ro1">
          <table:table-cell office:value-type="date" office:date-value="1996-04-30">
            <text:p>1996-04-30</text:p>
          </table:table-cell>
          <table:table-cell office:value-type="float" office:value="-0.51999038">
            <text:p>-0.51999038</text:p>
          </table:table-cell>
          <table:table-cell office:value-type="float" office:value="-0.90269918">
            <text:p>-0.90269918</text:p>
          </table:table-cell>
          <table:table-cell table:formula="of:=[.C2]/[.B2]" office:value-type="float" office:value="1.73599207739189">
            <text:p>1.7359920774</text:p>
          </table:table-cell>
          <table:table-cell table:formula="of:=[.B2]/[.C2]" office:value-type="float" office:value="0.576039495239156">
            <text:p>0.5760394952</text:p>
          </table:table-cell>
        </table:table-row>
        <table:table-row table:style-name="ro1">
          <table:table-cell office:value-type="date" office:date-value="1997-04-15">
            <text:p>1997-04-15</text:p>
          </table:table-cell>
          <table:table-cell office:value-type="float" office:value="-0.45239998">
            <text:p>-0.45239998</text:p>
          </table:table-cell>
          <table:table-cell office:value-type="float" office:value="-1.01087532">
            <text:p>-1.01087532</text:p>
          </table:table-cell>
          <table:table-cell table:formula="of:=[.C3]/[.B3]" office:value-type="float" office:value="2.23447251257615">
            <text:p>2.2344725126</text:p>
          </table:table-cell>
          <table:table-cell table:formula="of:=[.B3]/[.C3]" office:value-type="float" office:value="0.447532916324439">
            <text:p>0.4475329163</text:p>
          </table:table-cell>
        </table:table-row>
        <table:table-row table:style-name="ro1">
          <table:table-cell office:value-type="date" office:date-value="1998-04-01">
            <text:p>1998-04-01</text:p>
          </table:table-cell>
          <table:table-cell office:value-type="float" office:value="-0.79179481">
            <text:p>-0.79179481</text:p>
          </table:table-cell>
          <table:table-cell office:value-type="float" office:value="-0.60336308">
            <text:p>-0.60336308</text:p>
          </table:table-cell>
          <table:table-cell table:formula="of:=[.C4]/[.B4]" office:value-type="float" office:value="0.762019493408905">
            <text:p>0.7620194934</text:p>
          </table:table-cell>
          <table:table-cell table:formula="of:=[.B4]/[.C4]" office:value-type="float" office:value="1.31230238681492">
            <text:p>1.3123023868</text:p>
          </table:table-cell>
        </table:table-row>
        <table:table-row table:style-name="ro1">
          <table:table-cell office:value-type="date" office:date-value="1999-10-19">
            <text:p>1999-10-19</text:p>
          </table:table-cell>
          <table:table-cell office:value-type="float" office:value="-0.76805127">
            <text:p>-0.76805127</text:p>
          </table:table-cell>
          <table:table-cell office:value-type="float" office:value="-0.62346485">
            <text:p>-0.62346485</text:p>
          </table:table-cell>
          <table:table-cell table:formula="of:=[.C5]/[.B5]" office:value-type="float" office:value="0.81174899951666">
            <text:p>0.8117489995</text:p>
          </table:table-cell>
          <table:table-cell table:formula="of:=[.B5]/[.C5]" office:value-type="float" office:value="1.23190789344419">
            <text:p>1.2319078934</text:p>
          </table:table-cell>
        </table:table-row>
        <table:table-row table:style-name="ro1">
          <table:table-cell office:value-type="date" office:date-value="2000-10-28">
            <text:p>2000-10-28</text:p>
          </table:table-cell>
          <table:table-cell office:value-type="float" office:value="-0.84091792">
            <text:p>-0.84091792</text:p>
          </table:table-cell>
          <table:table-cell office:value-type="float" office:value="-0.5644276">
            <text:p>-0.5644276</text:p>
          </table:table-cell>
          <table:table-cell table:formula="of:=[.C6]/[.B6]" office:value-type="float" office:value="0.671204152719209">
            <text:p>0.6712041527</text:p>
          </table:table-cell>
          <table:table-cell table:formula="of:=[.B6]/[.C6]" office:value-type="float" office:value="1.48985967376507">
            <text:p>1.4898596738</text:p>
          </table:table-cell>
        </table:table-row>
        <table:table-row table:style-name="ro1">
          <table:table-cell office:value-type="date" office:date-value="2002-03-12">
            <text:p>2002-03-12</text:p>
          </table:table-cell>
          <table:table-cell office:value-type="float" office:value="-0.78570488">
            <text:p>-0.78570488</text:p>
          </table:table-cell>
          <table:table-cell office:value-type="float" office:value="-0.60843534">
            <text:p>-0.60843534</text:p>
          </table:table-cell>
          <table:table-cell table:formula="of:=[.C7]/[.B7]" office:value-type="float" office:value="0.77438152095988">
            <text:p>0.774381521</text:p>
          </table:table-cell>
          <table:table-cell table:formula="of:=[.B7]/[.C7]" office:value-type="float" office:value="1.29135312883042">
            <text:p>1.2913531288</text:p>
          </table:table-cell>
        </table:table-row>
        <table:table-row table:style-name="ro1">
          <table:table-cell office:value-type="date" office:date-value="2003-04-10">
            <text:p>2003-04-10</text:p>
          </table:table-cell>
          <table:table-cell office:value-type="float" office:value="-0.73815716">
            <text:p>-0.73815716</text:p>
          </table:table-cell>
          <table:table-cell office:value-type="float" office:value="-0.65007614">
            <text:p>-0.65007614</text:p>
          </table:table-cell>
          <table:table-cell table:formula="of:=[.C8]/[.B8]" office:value-type="float" office:value="0.880674435238154">
            <text:p>0.8806744352</text:p>
          </table:table-cell>
          <table:table-cell table:formula="of:=[.B8]/[.C8]" office:value-type="float" office:value="1.1354933900512">
            <text:p>1.1354933901</text:p>
          </table:table-cell>
        </table:table-row>
        <table:table-row table:style-name="ro1">
          <table:table-cell office:value-type="date" office:date-value="2004-07-07">
            <text:p>2004-07-07</text:p>
          </table:table-cell>
          <table:table-cell office:value-type="float" office:value="-0.55818083">
            <text:p>-0.55818083</text:p>
          </table:table-cell>
          <table:table-cell office:value-type="float" office:value="-0.84921434">
            <text:p>-0.84921434</text:p>
          </table:table-cell>
          <table:table-cell table:formula="of:=[.C9]/[.B9]" office:value-type="float" office:value="1.52139646214651">
            <text:p>1.5213964621</text:p>
          </table:table-cell>
          <table:table-cell table:formula="of:=[.B9]/[.C9]" office:value-type="float" office:value="0.657290867226759">
            <text:p>0.6572908672</text:p>
          </table:table-cell>
        </table:table-row>
        <table:table-row table:style-name="ro1">
          <table:table-cell office:value-type="date" office:date-value="2005-04-28">
            <text:p>2005-04-28</text:p>
          </table:table-cell>
          <table:table-cell office:value-type="float" office:value="-0.62959194">
            <text:p>-0.62959194</text:p>
          </table:table-cell>
          <table:table-cell office:value-type="float" office:value="-0.76101748">
            <text:p>-0.76101748</text:p>
          </table:table-cell>
          <table:table-cell table:formula="of:=[.C10]/[.B10]" office:value-type="float" office:value="1.20874717678247">
            <text:p>1.2087471768</text:p>
          </table:table-cell>
          <table:table-cell table:formula="of:=[.B10]/[.C10]" office:value-type="float" office:value="0.827302863003883">
            <text:p>0.827302863</text:p>
          </table:table-cell>
        </table:table-row>
        <table:table-row table:style-name="ro1">
          <table:table-cell office:value-type="date" office:date-value="2005-12-15">
            <text:p>2005-12-15</text:p>
          </table:table-cell>
          <table:table-cell office:value-type="float" office:value="-0.63089618">
            <text:p>-0.63089618</text:p>
          </table:table-cell>
          <table:table-cell office:value-type="float" office:value="-0.75953214">
            <text:p>-0.75953214</text:p>
          </table:table-cell>
          <table:table-cell table:formula="of:=[.C11]/[.B11]" office:value-type="float" office:value="1.20389402262667">
            <text:p>1.2038940226</text:p>
          </table:table-cell>
          <table:table-cell table:formula="of:=[.B11]/[.C11]" office:value-type="float" office:value="0.830637897693177">
            <text:p>0.8306378977</text:p>
          </table:table-cell>
        </table:table-row>
        <table:table-row table:style-name="ro1">
          <table:table-cell office:value-type="date" office:date-value="2006-04-26">
            <text:p>2006-04-26</text:p>
          </table:table-cell>
          <table:table-cell office:value-type="float" office:value="-0.70153191">
            <text:p>-0.70153191</text:p>
          </table:table-cell>
          <table:table-cell office:value-type="float" office:value="-0.68483217">
            <text:p>-0.68483217</text:p>
          </table:table-cell>
          <table:table-cell table:formula="of:=[.C12]/[.B12]" office:value-type="float" office:value="0.976195323745145">
            <text:p>0.9761953237</text:p>
          </table:table-cell>
          <table:table-cell table:formula="of:=[.B12]/[.C12]" office:value-type="float" office:value="1.02438515702322">
            <text:p>1.024385157</text:p>
          </table:table-cell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float" office:value="-0.6804861">
            <text:p>-0.6804861</text:p>
          </table:table-cell>
          <table:table-cell office:value-type="float" office:value="-0.70597062">
            <text:p>-0.70597062</text:p>
          </table:table-cell>
          <table:table-cell table:formula="of:=[.C13]/[.B13]" office:value-type="float" office:value="1.03745046371998">
            <text:p>1.0374504637</text:p>
          </table:table-cell>
          <table:table-cell table:formula="of:=[.B13]/[.C13]" office:value-type="float" office:value="0.963901443943942">
            <text:p>0.9639014439</text:p>
          </table:table-cell>
        </table:table-row>
        <table:table-row table:style-name="ro1">
          <table:table-cell office:value-type="date" office:date-value="2007-01-25">
            <text:p>2007-01-25</text:p>
          </table:table-cell>
          <table:table-cell office:value-type="float" office:value="-0.732525">
            <text:p>-0.732525</text:p>
          </table:table-cell>
          <table:table-cell office:value-type="float" office:value="-0.6552614">
            <text:p>-0.6552614</text:p>
          </table:table-cell>
          <table:table-cell table:formula="of:=[.C14]/[.B14]" office:value-type="float" office:value="0.894524282447698">
            <text:p>0.8945242824</text:p>
          </table:table-cell>
          <table:table-cell table:formula="of:=[.B14]/[.C14]" office:value-type="float" office:value="1.11791263761302">
            <text:p>1.1179126376</text:p>
          </table:table-cell>
        </table:table-row>
        <table:table-row table:style-name="ro1">
          <table:table-cell office:value-type="date" office:date-value="2007-06-04">
            <text:p>2007-06-04</text:p>
          </table:table-cell>
          <table:table-cell office:value-type="float" office:value="-0.68208373">
            <text:p>-0.68208373</text:p>
          </table:table-cell>
          <table:table-cell office:value-type="float" office:value="-0.7043344">
            <text:p>-0.7043344</text:p>
          </table:table-cell>
          <table:table-cell table:formula="of:=[.C15]/[.B15]" office:value-type="float" office:value="1.03262161083948">
            <text:p>1.0326216108</text:p>
          </table:table-cell>
          <table:table-cell table:formula="of:=[.B15]/[.C15]" office:value-type="float" office:value="0.968408940412395">
            <text:p>0.9684089404</text:p>
          </table:table-cell>
        </table:table-row>
        <table:table-row table:style-name="ro1">
          <table:table-cell office:value-type="date" office:date-value="2007-09-20">
            <text:p>2007-09-20</text:p>
          </table:table-cell>
          <table:table-cell office:value-type="float" office:value="-0.59150696">
            <text:p>-0.59150696</text:p>
          </table:table-cell>
          <table:table-cell office:value-type="float" office:value="-0.80629922">
            <text:p>-0.80629922</text:p>
          </table:table-cell>
          <table:table-cell table:formula="of:=[.C16]/[.B16]" office:value-type="float" office:value="1.36312718957694">
            <text:p>1.3631271896</text:p>
          </table:table-cell>
          <table:table-cell table:formula="of:=[.B16]/[.C16]" office:value-type="float" office:value="0.733607258109465">
            <text:p>0.7336072581</text:p>
          </table:table-cell>
        </table:table-row>
        <table:table-row table:style-name="ro1">
          <table:table-cell office:value-type="date" office:date-value="2009-01-06">
            <text:p>2009-01-06</text:p>
          </table:table-cell>
          <table:table-cell office:value-type="float" office:value="-0.70404652">
            <text:p>-0.70404652</text:p>
          </table:table-cell>
          <table:table-cell office:value-type="float" office:value="-0.68236535">
            <text:p>-0.68236535</text:p>
          </table:table-cell>
          <table:table-cell table:formula="of:=[.C17]/[.B17]" office:value-type="float" office:value="0.969204918447718">
            <text:p>0.9692049184</text:p>
          </table:table-cell>
          <table:table-cell table:formula="of:=[.B17]/[.C17]" office:value-type="float" office:value="1.0317735506353">
            <text:p>1.0317735506</text:p>
          </table:table-cell>
        </table:table-row>
        <table:table-row table:style-name="ro1">
          <table:table-cell office:value-type="date" office:date-value="2010-03-15">
            <text:p>2010-03-15</text:p>
          </table:table-cell>
          <table:table-cell office:value-type="float" office:value="-0.78459963">
            <text:p>-0.78459963</text:p>
          </table:table-cell>
          <table:table-cell office:value-type="float" office:value="-0.60936198">
            <text:p>-0.60936198</text:p>
          </table:table-cell>
          <table:table-cell table:formula="of:=[.C18]/[.B18]" office:value-type="float" office:value="0.776653412390725">
            <text:p>0.7766534124</text:p>
          </table:table-cell>
          <table:table-cell table:formula="of:=[.B18]/[.C18]" office:value-type="float" office:value="1.28757562130804">
            <text:p>1.2875756213</text:p>
          </table:table-cell>
        </table:table-row>
        <table:table-row table:style-name="ro1">
          <table:table-cell office:value-type="date" office:date-value="2011-03-02">
            <text:p>2011-03-02</text:p>
          </table:table-cell>
          <table:table-cell office:value-type="float" office:value="-0.6175987">
            <text:p>-0.6175987</text:p>
          </table:table-cell>
          <table:table-cell office:value-type="float" office:value="-0.77487311">
            <text:p>-0.77487311</text:p>
          </table:table-cell>
          <table:table-cell table:formula="of:=[.C19]/[.B19]" office:value-type="float" office:value="1.25465469729778">
            <text:p>1.2546546973</text:p>
          </table:table-cell>
          <table:table-cell table:formula="of:=[.B19]/[.C19]" office:value-type="float" office:value="0.797032045672613">
            <text:p>0.7970320457</text:p>
          </table:table-cell>
        </table:table-row>
        <table:table-row table:style-name="ro1">
          <table:table-cell office:value-type="date" office:date-value="2013-02-07">
            <text:p>2013-02-07</text:p>
          </table:table-cell>
          <table:table-cell office:value-type="float" office:value="-0.65578666">
            <text:p>-0.65578666</text:p>
          </table:table-cell>
          <table:table-cell office:value-type="float" office:value="-0.73195787">
            <text:p>-0.73195787</text:p>
          </table:table-cell>
          <table:table-cell table:formula="of:=[.C20]/[.B20]" office:value-type="float" office:value="1.11615242371658">
            <text:p>1.1161524237</text:p>
          </table:table-cell>
          <table:table-cell table:formula="of:=[.B20]/[.C20]" office:value-type="float" office:value="0.895934980520122">
            <text:p>0.8959349805</text:p>
          </table:table-cell>
        </table:table-row>
        <table:table-row table:style-name="ro1">
          <table:table-cell office:value-type="date" office:date-value="2013-06-25">
            <text:p>2013-06-25</text:p>
          </table:table-cell>
          <table:table-cell office:value-type="float" office:value="-0.76286062">
            <text:p>-0.76286062</text:p>
          </table:table-cell>
          <table:table-cell office:value-type="float" office:value="-0.62797859">
            <text:p>-0.62797859</text:p>
          </table:table-cell>
          <table:table-cell table:formula="of:=[.C21]/[.B21]" office:value-type="float" office:value="0.823189156100363">
            <text:p>0.8231891561</text:p>
          </table:table-cell>
          <table:table-cell table:formula="of:=[.B21]/[.C21]" office:value-type="float" office:value="1.2147876251641">
            <text:p>1.2147876252</text:p>
          </table:table-cell>
        </table:table-row>
        <table:table-row table:style-name="ro1">
          <table:table-cell office:value-type="date" office:date-value="2013-07-16">
            <text:p>2013-07-16</text:p>
          </table:table-cell>
          <table:table-cell office:value-type="float" office:value="-0.60053186">
            <text:p>-0.60053186</text:p>
          </table:table-cell>
          <table:table-cell office:value-type="float" office:value="-0.79522381">
            <text:p>-0.79522381</text:p>
          </table:table-cell>
          <table:table-cell table:formula="of:=[.C22]/[.B22]" office:value-type="float" office:value="1.32419920235373">
            <text:p>1.3241992024</text:p>
          </table:table-cell>
          <table:table-cell table:formula="of:=[.B22]/[.C22]" office:value-type="float" office:value="0.755173389488929">
            <text:p>0.7551733895</text:p>
          </table:table-cell>
        </table:table-row>
      </table:table>
      <table:table table:name="Sex" table:style-name="ta1">
        <table:shapes>
          <draw:frame draw:z-index="0" draw:style-name="gr1" draw:text-style-name="P1" svg:width="12.4551in" svg:height="4.5559in" svg:x="0.5205in" svg:y="0.5449in">
            <draw:object draw:notify-on-update-of-ranges="Sex.A1:Sex.A1 Sex.A2:Sex.A22 Sex.E1:Sex.E1 Sex.E2:Sex.E2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ates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</text:p>
          </table:table-cell>
          <table:table-cell table:style-name="ce1" office:value-type="string">
            <text:p>R:D</text:p>
          </table:table-cell>
          <table:table-cell table:style-name="ce1" office:value-type="string">
            <text:p>D:R</text:p>
          </table:table-cell>
        </table:table-row>
        <table:table-row table:style-name="ro1">
          <table:table-cell office:value-type="date" office:date-value="1996-04-30">
            <text:p>1996-04-30</text:p>
          </table:table-cell>
          <table:table-cell office:value-type="float" office:value="-0.49549213">
            <text:p>-0.49549213</text:p>
          </table:table-cell>
          <table:table-cell office:value-type="float" office:value="-0.93974104">
            <text:p>-0.93974104</text:p>
          </table:table-cell>
          <table:table-cell table:formula="of:=[.C2]/[.B2]" office:value-type="float" office:value="1.89658116265136">
            <text:p>1.8965811627</text:p>
          </table:table-cell>
          <table:table-cell table:formula="of:=[.B2]/[.C2]" office:value-type="float" office:value="0.527264543006444">
            <text:p>0.527264543</text:p>
          </table:table-cell>
        </table:table-row>
        <table:table-row table:style-name="ro1">
          <table:table-cell office:value-type="date" office:date-value="1997-04-15">
            <text:p>1997-04-15</text:p>
          </table:table-cell>
          <table:table-cell office:value-type="float" office:value="-0.52887771">
            <text:p>-0.52887771</text:p>
          </table:table-cell>
          <table:table-cell office:value-type="float" office:value="-0.88980929">
            <text:p>-0.88980929</text:p>
          </table:table-cell>
          <table:table-cell table:formula="of:=[.C3]/[.B3]" office:value-type="float" office:value="1.68244808426508">
            <text:p>1.6824480843</text:p>
          </table:table-cell>
          <table:table-cell table:formula="of:=[.B3]/[.C3]" office:value-type="float" office:value="0.594371980539785">
            <text:p>0.5943719805</text:p>
          </table:table-cell>
        </table:table-row>
        <table:table-row table:style-name="ro1">
          <table:table-cell office:value-type="date" office:date-value="1998-04-01">
            <text:p>1998-04-01</text:p>
          </table:table-cell>
          <table:table-cell office:value-type="float" office:value="-0.72094509">
            <text:p>-0.72094509</text:p>
          </table:table-cell>
          <table:table-cell office:value-type="float" office:value="-0.66610114">
            <text:p>-0.66610114</text:p>
          </table:table-cell>
          <table:table-cell table:formula="of:=[.C4]/[.B4]" office:value-type="float" office:value="0.923927701622879">
            <text:p>0.9239277016</text:p>
          </table:table-cell>
          <table:table-cell table:formula="of:=[.B4]/[.C4]" office:value-type="float" office:value="1.08233576961">
            <text:p>1.0823357696</text:p>
          </table:table-cell>
        </table:table-row>
        <table:table-row table:style-name="ro1">
          <table:table-cell office:value-type="date" office:date-value="1999-10-19">
            <text:p>1999-10-19</text:p>
          </table:table-cell>
          <table:table-cell office:value-type="float" office:value="-0.60958345">
            <text:p>-0.60958345</text:p>
          </table:table-cell>
          <table:table-cell office:value-type="float" office:value="-0.78433581">
            <text:p>-0.78433581</text:p>
          </table:table-cell>
          <table:table-cell table:formula="of:=[.C5]/[.B5]" office:value-type="float" office:value="1.28667504014422">
            <text:p>1.2866750401</text:p>
          </table:table-cell>
          <table:table-cell table:formula="of:=[.B5]/[.C5]" office:value-type="float" office:value="0.777197014630761">
            <text:p>0.7771970146</text:p>
          </table:table-cell>
        </table:table-row>
        <table:table-row table:style-name="ro1">
          <table:table-cell office:value-type="date" office:date-value="2000-10-28">
            <text:p>2000-10-28</text:p>
          </table:table-cell>
          <table:table-cell office:value-type="float" office:value="-0.75485762">
            <text:p>-0.75485762</text:p>
          </table:table-cell>
          <table:table-cell office:value-type="float" office:value="-0.63502458">
            <text:p>-0.63502458</text:p>
          </table:table-cell>
          <table:table-cell table:formula="of:=[.C6]/[.B6]" office:value-type="float" office:value="0.841250804356986">
            <text:p>0.8412508044</text:p>
          </table:table-cell>
          <table:table-cell table:formula="of:=[.B6]/[.C6]" office:value-type="float" office:value="1.18870614425665">
            <text:p>1.1887061443</text:p>
          </table:table-cell>
        </table:table-row>
        <table:table-row table:style-name="ro1">
          <table:table-cell office:value-type="date" office:date-value="2002-03-12">
            <text:p>2002-03-12</text:p>
          </table:table-cell>
          <table:table-cell office:value-type="float" office:value="-0.68683784">
            <text:p>-0.68683784</text:p>
          </table:table-cell>
          <table:table-cell office:value-type="float" office:value="-0.69949658">
            <text:p>-0.69949658</text:p>
          </table:table-cell>
          <table:table-cell table:formula="of:=[.C7]/[.B7]" office:value-type="float" office:value="1.01843046387776">
            <text:p>1.0184304639</text:p>
          </table:table-cell>
          <table:table-cell table:formula="of:=[.B7]/[.C7]" office:value-type="float" office:value="0.981903070919946">
            <text:p>0.9819030709</text:p>
          </table:table-cell>
        </table:table-row>
        <table:table-row table:style-name="ro1">
          <table:table-cell office:value-type="date" office:date-value="2003-04-10">
            <text:p>2003-04-10</text:p>
          </table:table-cell>
          <table:table-cell office:value-type="float" office:value="-0.74563321">
            <text:p>-0.74563321</text:p>
          </table:table-cell>
          <table:table-cell office:value-type="float" office:value="-0.6432791">
            <text:p>-0.6432791</text:p>
          </table:table-cell>
          <table:table-cell table:formula="of:=[.C8]/[.B8]" office:value-type="float" office:value="0.86272860620036">
            <text:p>0.8627286062</text:p>
          </table:table-cell>
          <table:table-cell table:formula="of:=[.B8]/[.C8]" office:value-type="float" office:value="1.15911306616366">
            <text:p>1.1591130662</text:p>
          </table:table-cell>
        </table:table-row>
        <table:table-row table:style-name="ro1">
          <table:table-cell office:value-type="date" office:date-value="2004-07-07">
            <text:p>2004-07-07</text:p>
          </table:table-cell>
          <table:table-cell office:value-type="float" office:value="-0.60532463">
            <text:p>-0.60532463</text:p>
          </table:table-cell>
          <table:table-cell office:value-type="float" office:value="-0.78943164">
            <text:p>-0.78943164</text:p>
          </table:table-cell>
          <table:table-cell table:formula="of:=[.C9]/[.B9]" office:value-type="float" office:value="1.30414590927846">
            <text:p>1.3041459093</text:p>
          </table:table-cell>
          <table:table-cell table:formula="of:=[.B9]/[.C9]" office:value-type="float" office:value="0.766785367254852">
            <text:p>0.7667853673</text:p>
          </table:table-cell>
        </table:table-row>
        <table:table-row table:style-name="ro1">
          <table:table-cell office:value-type="date" office:date-value="2005-04-28">
            <text:p>2005-04-28</text:p>
          </table:table-cell>
          <table:table-cell office:value-type="float" office:value="-0.56139771">
            <text:p>-0.56139771</text:p>
          </table:table-cell>
          <table:table-cell office:value-type="float" office:value="-0.84492689">
            <text:p>-0.84492689</text:p>
          </table:table-cell>
          <table:table-cell table:formula="of:=[.C10]/[.B10]" office:value-type="float" office:value="1.50504156848093">
            <text:p>1.5050415685</text:p>
          </table:table-cell>
          <table:table-cell table:formula="of:=[.B10]/[.C10]" office:value-type="float" office:value="0.664433475421761">
            <text:p>0.6644334754</text:p>
          </table:table-cell>
        </table:table-row>
        <table:table-row table:style-name="ro1">
          <table:table-cell office:value-type="date" office:date-value="2005-12-15">
            <text:p>2005-12-15</text:p>
          </table:table-cell>
          <table:table-cell office:value-type="float" office:value="-0.42196423">
            <text:p>-0.42196423</text:p>
          </table:table-cell>
          <table:table-cell office:value-type="float" office:value="-1.06640892">
            <text:p>-1.06640892</text:p>
          </table:table-cell>
          <table:table-cell table:formula="of:=[.C11]/[.B11]" office:value-type="float" office:value="2.52724957278962">
            <text:p>2.5272495728</text:p>
          </table:table-cell>
          <table:table-cell table:formula="of:=[.B11]/[.C11]" office:value-type="float" office:value="0.395687078461422">
            <text:p>0.3956870785</text:p>
          </table:table-cell>
        </table:table-row>
        <table:table-row table:style-name="ro1">
          <table:table-cell office:value-type="date" office:date-value="2006-04-26">
            <text:p>2006-04-26</text:p>
          </table:table-cell>
          <table:table-cell office:value-type="float" office:value="-0.53435733">
            <text:p>-0.53435733</text:p>
          </table:table-cell>
          <table:table-cell office:value-type="float" office:value="-0.88199995">
            <text:p>-0.88199995</text:p>
          </table:table-cell>
          <table:table-cell table:formula="of:=[.C12]/[.B12]" office:value-type="float" office:value="1.65058080142739">
            <text:p>1.6505808014</text:p>
          </table:table-cell>
          <table:table-cell table:formula="of:=[.B12]/[.C12]" office:value-type="float" office:value="0.605847347270258">
            <text:p>0.6058473473</text:p>
          </table:table-cell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float" office:value="-0.58523853">
            <text:p>-0.58523853</text:p>
          </table:table-cell>
          <table:table-cell office:value-type="float" office:value="-0.81412454">
            <text:p>-0.81412454</text:p>
          </table:table-cell>
          <table:table-cell table:formula="of:=[.C13]/[.B13]" office:value-type="float" office:value="1.39109866877699">
            <text:p>1.3910986688</text:p>
          </table:table-cell>
          <table:table-cell table:formula="of:=[.B13]/[.C13]" office:value-type="float" office:value="0.718856269828201">
            <text:p>0.7188562698</text:p>
          </table:table-cell>
        </table:table-row>
        <table:table-row table:style-name="ro1">
          <table:table-cell office:value-type="date" office:date-value="2007-01-25">
            <text:p>2007-01-25</text:p>
          </table:table-cell>
          <table:table-cell office:value-type="float" office:value="-0.76327168">
            <text:p>-0.76327168</text:p>
          </table:table-cell>
          <table:table-cell office:value-type="float" office:value="-0.62761953">
            <text:p>-0.62761953</text:p>
          </table:table-cell>
          <table:table-cell table:formula="of:=[.C14]/[.B14]" office:value-type="float" office:value="0.822275405265921">
            <text:p>0.8222754053</text:p>
          </table:table-cell>
          <table:table-cell table:formula="of:=[.B14]/[.C14]" office:value-type="float" office:value="1.21613755390945">
            <text:p>1.2161375539</text:p>
          </table:table-cell>
        </table:table-row>
        <table:table-row table:style-name="ro1">
          <table:table-cell office:value-type="date" office:date-value="2007-06-04">
            <text:p>2007-06-04</text:p>
          </table:table-cell>
          <table:table-cell office:value-type="float" office:value="-0.48240713">
            <text:p>-0.48240713</text:p>
          </table:table-cell>
          <table:table-cell office:value-type="float" office:value="-0.96049262">
            <text:p>-0.96049262</text:p>
          </table:table-cell>
          <table:table-cell table:formula="of:=[.C15]/[.B15]" office:value-type="float" office:value="1.99104150885995">
            <text:p>1.9910415089</text:p>
          </table:table-cell>
          <table:table-cell table:formula="of:=[.B15]/[.C15]" office:value-type="float" office:value="0.502249699742617">
            <text:p>0.5022496997</text:p>
          </table:table-cell>
        </table:table-row>
        <table:table-row table:style-name="ro1">
          <table:table-cell office:value-type="date" office:date-value="2007-09-20">
            <text:p>2007-09-20</text:p>
          </table:table-cell>
          <table:table-cell office:value-type="float" office:value="-0.50676784">
            <text:p>-0.50676784</text:p>
          </table:table-cell>
          <table:table-cell office:value-type="float" office:value="-0.92240844">
            <text:p>-0.92240844</text:p>
          </table:table-cell>
          <table:table-cell table:formula="of:=[.C16]/[.B16]" office:value-type="float" office:value="1.82017951257523">
            <text:p>1.8201795126</text:p>
          </table:table-cell>
          <table:table-cell table:formula="of:=[.B16]/[.C16]" office:value-type="float" office:value="0.549396360683777">
            <text:p>0.5493963607</text:p>
          </table:table-cell>
        </table:table-row>
        <table:table-row table:style-name="ro1">
          <table:table-cell office:value-type="date" office:date-value="2009-01-06">
            <text:p>2009-01-06</text:p>
          </table:table-cell>
          <table:table-cell office:value-type="float" office:value="-0.61574474">
            <text:p>-0.61574474</text:p>
          </table:table-cell>
          <table:table-cell office:value-type="float" office:value="-0.77704721">
            <text:p>-0.77704721</text:p>
          </table:table-cell>
          <table:table-cell table:formula="of:=[.C17]/[.B17]" office:value-type="float" office:value="1.2619632122233">
            <text:p>1.2619632122</text:p>
          </table:table-cell>
          <table:table-cell table:formula="of:=[.B17]/[.C17]" office:value-type="float" office:value="0.792416126170764">
            <text:p>0.7924161262</text:p>
          </table:table-cell>
        </table:table-row>
        <table:table-row table:style-name="ro1">
          <table:table-cell office:value-type="date" office:date-value="2010-03-15">
            <text:p>2010-03-15</text:p>
          </table:table-cell>
          <table:table-cell office:value-type="float" office:value="-0.58700213">
            <text:p>-0.58700213</text:p>
          </table:table-cell>
          <table:table-cell office:value-type="float" office:value="-0.81191175">
            <text:p>-0.81191175</text:p>
          </table:table-cell>
          <table:table-cell table:formula="of:=[.C18]/[.B18]" office:value-type="float" office:value="1.38314958073491">
            <text:p>1.3831495807</text:p>
          </table:table-cell>
          <table:table-cell table:formula="of:=[.B18]/[.C18]" office:value-type="float" office:value="0.72298760302459">
            <text:p>0.722987603</text:p>
          </table:table-cell>
        </table:table-row>
        <table:table-row table:style-name="ro1">
          <table:table-cell office:value-type="date" office:date-value="2011-03-02">
            <text:p>2011-03-02</text:p>
          </table:table-cell>
          <table:table-cell office:value-type="float" office:value="-0.62802202">
            <text:p>-0.62802202</text:p>
          </table:table-cell>
          <table:table-cell office:value-type="float" office:value="-0.76281092">
            <text:p>-0.76281092</text:p>
          </table:table-cell>
          <table:table-cell table:formula="of:=[.C19]/[.B19]" office:value-type="float" office:value="1.21462448084225">
            <text:p>1.2146244808</text:p>
          </table:table-cell>
          <table:table-cell table:formula="of:=[.B19]/[.C19]" office:value-type="float" office:value="0.82329972413085">
            <text:p>0.8232997241</text:p>
          </table:table-cell>
        </table:table-row>
        <table:table-row table:style-name="ro1">
          <table:table-cell office:value-type="date" office:date-value="2013-02-07">
            <text:p>2013-02-07</text:p>
          </table:table-cell>
          <table:table-cell office:value-type="float" office:value="-0.62549124">
            <text:p>-0.62549124</text:p>
          </table:table-cell>
          <table:table-cell office:value-type="float" office:value="-0.76571476">
            <text:p>-0.76571476</text:p>
          </table:table-cell>
          <table:table-cell table:formula="of:=[.C20]/[.B20]" office:value-type="float" office:value="1.22418142898372">
            <text:p>1.224181429</text:p>
          </table:table-cell>
          <table:table-cell table:formula="of:=[.B20]/[.C20]" office:value-type="float" office:value="0.81687238208651">
            <text:p>0.8168723821</text:p>
          </table:table-cell>
        </table:table-row>
        <table:table-row table:style-name="ro1">
          <table:table-cell office:value-type="date" office:date-value="2013-06-25">
            <text:p>2013-06-25</text:p>
          </table:table-cell>
          <table:table-cell office:value-type="float" office:value="-0.48667152">
            <text:p>-0.48667152</text:p>
          </table:table-cell>
          <table:table-cell office:value-type="float" office:value="-0.95365234">
            <text:p>-0.95365234</text:p>
          </table:table-cell>
          <table:table-cell table:formula="of:=[.C21]/[.B21]" office:value-type="float" office:value="1.95954006102514">
            <text:p>1.959540061</text:p>
          </table:table-cell>
          <table:table-cell table:formula="of:=[.B21]/[.C21]" office:value-type="float" office:value="0.510323835623368">
            <text:p>0.5103238356</text:p>
          </table:table-cell>
        </table:table-row>
        <table:table-row table:style-name="ro1">
          <table:table-cell office:value-type="date" office:date-value="2013-07-16">
            <text:p>2013-07-16</text:p>
          </table:table-cell>
          <table:table-cell office:value-type="float" office:value="-0.64680468">
            <text:p>-0.64680468</text:p>
          </table:table-cell>
          <table:table-cell office:value-type="float" office:value="-0.74174211">
            <text:p>-0.74174211</text:p>
          </table:table-cell>
          <table:table-cell table:formula="of:=[.C22]/[.B22]" office:value-type="float" office:value="1.14677913276694">
            <text:p>1.1467791328</text:p>
          </table:table-cell>
          <table:table-cell table:formula="of:=[.B22]/[.C22]" office:value-type="float" office:value="0.872007495974578">
            <text:p>0.872007496</text:p>
          </table:table-cell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table table:name="War" table:style-name="ta1">
        <table:shapes>
          <draw:frame draw:z-index="0" draw:style-name="gr1" draw:text-style-name="P1" svg:width="12.1736in" svg:height="5.3559in" svg:x="0.9646in" svg:y="2.1953in">
            <draw:object draw:notify-on-update-of-ranges="War.A1:War.A1 War.A2:War.A22 War.E1:War.E1 War.E2:War.E2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ates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</text:p>
          </table:table-cell>
          <table:table-cell table:style-name="ce1" office:value-type="string">
            <text:p>R:D</text:p>
          </table:table-cell>
          <table:table-cell table:style-name="ce1" office:value-type="string">
            <text:p>D:R</text:p>
          </table:table-cell>
        </table:table-row>
        <table:table-row table:style-name="ro1">
          <table:table-cell office:value-type="date" office:date-value="1996-04-30">
            <text:p>1996-04-30</text:p>
          </table:table-cell>
          <table:table-cell office:value-type="float" office:value="-0.64717335">
            <text:p>-0.64717335</text:p>
          </table:table-cell>
          <table:table-cell office:value-type="float" office:value="-0.74133689">
            <text:p>-0.74133689</text:p>
          </table:table-cell>
          <table:table-cell table:formula="of:=[.C2]/[.B2]" office:value-type="float" office:value="1.14549971812035">
            <text:p>1.1454997181</text:p>
          </table:table-cell>
          <table:table-cell table:formula="of:=[.B2]/[.C2]" office:value-type="float" office:value="0.87298144572301">
            <text:p>0.8729814457</text:p>
          </table:table-cell>
        </table:table-row>
        <table:table-row table:style-name="ro1">
          <table:table-cell office:value-type="date" office:date-value="1997-04-15">
            <text:p>1997-04-15</text:p>
          </table:table-cell>
          <table:table-cell office:value-type="float" office:value="-0.54574935">
            <text:p>-0.54574935</text:p>
          </table:table-cell>
          <table:table-cell office:value-type="float" office:value="-0.8660907">
            <text:p>-0.8660907</text:p>
          </table:table-cell>
          <table:table-cell table:formula="of:=[.C3]/[.B3]" office:value-type="float" office:value="1.5869752295628">
            <text:p>1.5869752296</text:p>
          </table:table-cell>
          <table:table-cell table:formula="of:=[.B3]/[.C3]" office:value-type="float" office:value="0.63012955802435">
            <text:p>0.630129558</text:p>
          </table:table-cell>
        </table:table-row>
        <table:table-row table:style-name="ro1">
          <table:table-cell office:value-type="date" office:date-value="1998-04-01">
            <text:p>1998-04-01</text:p>
          </table:table-cell>
          <table:table-cell office:value-type="float" office:value="-0.71978533">
            <text:p>-0.71978533</text:p>
          </table:table-cell>
          <table:table-cell office:value-type="float" office:value="-0.66720025">
            <text:p>-0.66720025</text:p>
          </table:table-cell>
          <table:table-cell table:formula="of:=[.C4]/[.B4]" office:value-type="float" office:value="0.92694338463386">
            <text:p>0.9269433846</text:p>
          </table:table-cell>
          <table:table-cell table:formula="of:=[.B4]/[.C4]" office:value-type="float" office:value="1.0788145388135">
            <text:p>1.0788145388</text:p>
          </table:table-cell>
        </table:table-row>
        <table:table-row table:style-name="ro1">
          <table:table-cell office:value-type="date" office:date-value="1999-10-19">
            <text:p>1999-10-19</text:p>
          </table:table-cell>
          <table:table-cell office:value-type="float" office:value="-0.64991118">
            <text:p>-0.64991118</text:p>
          </table:table-cell>
          <table:table-cell office:value-type="float" office:value="-0.73833734">
            <text:p>-0.73833734</text:p>
          </table:table-cell>
          <table:table-cell table:formula="of:=[.C5]/[.B5]" office:value-type="float" office:value="1.13605883807077">
            <text:p>1.1360588381</text:p>
          </table:table-cell>
          <table:table-cell table:formula="of:=[.B5]/[.C5]" office:value-type="float" office:value="0.880236099125096">
            <text:p>0.8802360991</text:p>
          </table:table-cell>
        </table:table-row>
        <table:table-row table:style-name="ro1">
          <table:table-cell office:value-type="date" office:date-value="2000-10-28">
            <text:p>2000-10-28</text:p>
          </table:table-cell>
          <table:table-cell office:value-type="float" office:value="-0.95089114">
            <text:p>-0.95089114</text:p>
          </table:table-cell>
          <table:table-cell office:value-type="float" office:value="-0.48840638">
            <text:p>-0.48840638</text:p>
          </table:table-cell>
          <table:table-cell table:formula="of:=[.C6]/[.B6]" office:value-type="float" office:value="0.513630172219293">
            <text:p>0.5136301722</text:p>
          </table:table-cell>
          <table:table-cell table:formula="of:=[.B6]/[.C6]" office:value-type="float" office:value="1.94692612328283">
            <text:p>1.9469261233</text:p>
          </table:table-cell>
        </table:table-row>
        <table:table-row table:style-name="ro1">
          <table:table-cell office:value-type="date" office:date-value="2002-03-12">
            <text:p>2002-03-12</text:p>
          </table:table-cell>
          <table:table-cell office:value-type="float" office:value="-0.6859302">
            <text:p>-0.6859302</text:p>
          </table:table-cell>
          <table:table-cell office:value-type="float" office:value="-0.70041662">
            <text:p>-0.70041662</text:p>
          </table:table-cell>
          <table:table-cell table:formula="of:=[.C7]/[.B7]" office:value-type="float" office:value="1.02111937920214">
            <text:p>1.0211193792</text:p>
          </table:table-cell>
          <table:table-cell table:formula="of:=[.B7]/[.C7]" office:value-type="float" office:value="0.97931742396404">
            <text:p>0.979317424</text:p>
          </table:table-cell>
        </table:table-row>
        <table:table-row table:style-name="ro1">
          <table:table-cell office:value-type="date" office:date-value="2003-04-10">
            <text:p>2003-04-10</text:p>
          </table:table-cell>
          <table:table-cell office:value-type="float" office:value="-0.7450756">
            <text:p>-0.7450756</text:p>
          </table:table-cell>
          <table:table-cell office:value-type="float" office:value="-0.64378273">
            <text:p>-0.64378273</text:p>
          </table:table-cell>
          <table:table-cell table:formula="of:=[.C8]/[.B8]" office:value-type="float" office:value="0.864050211817432">
            <text:p>0.8640502118</text:p>
          </table:table-cell>
          <table:table-cell table:formula="of:=[.B8]/[.C8]" office:value-type="float" office:value="1.15734014797197">
            <text:p>1.157340148</text:p>
          </table:table-cell>
        </table:table-row>
        <table:table-row table:style-name="ro1">
          <table:table-cell office:value-type="date" office:date-value="2004-07-07">
            <text:p>2004-07-07</text:p>
          </table:table-cell>
          <table:table-cell office:value-type="float" office:value="-0.57946283">
            <text:p>-0.57946283</text:p>
          </table:table-cell>
          <table:table-cell office:value-type="float" office:value="-0.8214334">
            <text:p>-0.8214334</text:p>
          </table:table-cell>
          <table:table-cell table:formula="of:=[.C9]/[.B9]" office:value-type="float" office:value="1.41757737938083">
            <text:p>1.4175773794</text:p>
          </table:table-cell>
          <table:table-cell table:formula="of:=[.B9]/[.C9]" office:value-type="float" office:value="0.705428863739897">
            <text:p>0.7054288637</text:p>
          </table:table-cell>
        </table:table-row>
        <table:table-row table:style-name="ro1">
          <table:table-cell office:value-type="date" office:date-value="2005-04-28">
            <text:p>2005-04-28</text:p>
          </table:table-cell>
          <table:table-cell office:value-type="float" office:value="-0.52062442">
            <text:p>-0.52062442</text:p>
          </table:table-cell>
          <table:table-cell office:value-type="float" office:value="-0.90177025">
            <text:p>-0.90177025</text:p>
          </table:table-cell>
          <table:table-cell table:formula="of:=[.C10]/[.B10]" office:value-type="float" office:value="1.73209364631801">
            <text:p>1.7320936463</text:p>
          </table:table-cell>
          <table:table-cell table:formula="of:=[.B10]/[.C10]" office:value-type="float" office:value="0.577335989959749">
            <text:p>0.57733599</text:p>
          </table:table-cell>
        </table:table-row>
        <table:table-row table:style-name="ro1">
          <table:table-cell office:value-type="date" office:date-value="2005-12-15">
            <text:p>2005-12-15</text:p>
          </table:table-cell>
          <table:table-cell office:value-type="float" office:value="-0.66142092">
            <text:p>-0.66142092</text:p>
          </table:table-cell>
          <table:table-cell office:value-type="float" office:value="-0.72591307">
            <text:p>-0.72591307</text:p>
          </table:table-cell>
          <table:table-cell table:formula="of:=[.C11]/[.B11]" office:value-type="float" office:value="1.09750545840008">
            <text:p>1.0975054584</text:p>
          </table:table-cell>
          <table:table-cell table:formula="of:=[.B11]/[.C11]" office:value-type="float" office:value="0.911157199580385">
            <text:p>0.9111571996</text:p>
          </table:table-cell>
        </table:table-row>
        <table:table-row table:style-name="ro1">
          <table:table-cell office:value-type="date" office:date-value="2006-04-26">
            <text:p>2006-04-26</text:p>
          </table:table-cell>
          <table:table-cell office:value-type="float" office:value="-0.60146969">
            <text:p>-0.60146969</text:p>
          </table:table-cell>
          <table:table-cell office:value-type="float" office:value="-0.79408559">
            <text:p>-0.79408559</text:p>
          </table:table-cell>
          <table:table-cell table:formula="of:=[.C12]/[.B12]" office:value-type="float" office:value="1.32024207238107">
            <text:p>1.3202420724</text:p>
          </table:table-cell>
          <table:table-cell table:formula="of:=[.B12]/[.C12]" office:value-type="float" office:value="0.757436852619376">
            <text:p>0.7574368526</text:p>
          </table:table-cell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float" office:value="-0.49819146">
            <text:p>-0.49819146</text:p>
          </table:table-cell>
          <table:table-cell office:value-type="float" office:value="-0.9355464">
            <text:p>-0.9355464</text:p>
          </table:table-cell>
          <table:table-cell table:formula="of:=[.C13]/[.B13]" office:value-type="float" office:value="1.87788526122066">
            <text:p>1.8778852612</text:p>
          </table:table-cell>
          <table:table-cell table:formula="of:=[.B13]/[.C13]" office:value-type="float" office:value="0.53251389776071">
            <text:p>0.5325138978</text:p>
          </table:table-cell>
        </table:table-row>
        <table:table-row table:style-name="ro1">
          <table:table-cell office:value-type="date" office:date-value="2007-01-25">
            <text:p>2007-01-25</text:p>
          </table:table-cell>
          <table:table-cell office:value-type="float" office:value="-0.7388545">
            <text:p>-0.7388545</text:p>
          </table:table-cell>
          <table:table-cell office:value-type="float" office:value="-0.64943802">
            <text:p>-0.64943802</text:p>
          </table:table-cell>
          <table:table-cell table:formula="of:=[.C14]/[.B14]" office:value-type="float" office:value="0.878979582583581">
            <text:p>0.8789795826</text:p>
          </table:table-cell>
          <table:table-cell table:formula="of:=[.B14]/[.C14]" office:value-type="float" office:value="1.13768285386187">
            <text:p>1.1376828539</text:p>
          </table:table-cell>
        </table:table-row>
        <table:table-row table:style-name="ro1">
          <table:table-cell office:value-type="date" office:date-value="2007-06-04">
            <text:p>2007-06-04</text:p>
          </table:table-cell>
          <table:table-cell office:value-type="float" office:value="-0.58692128">
            <text:p>-0.58692128</text:p>
          </table:table-cell>
          <table:table-cell office:value-type="float" office:value="-0.81201301">
            <text:p>-0.81201301</text:p>
          </table:table-cell>
          <table:table-cell table:formula="of:=[.C15]/[.B15]" office:value-type="float" office:value="1.38351264074119">
            <text:p>1.3835126407</text:p>
          </table:table-cell>
          <table:table-cell table:formula="of:=[.B15]/[.C15]" office:value-type="float" office:value="0.722797877339428">
            <text:p>0.7227978773</text:p>
          </table:table-cell>
        </table:table-row>
        <table:table-row table:style-name="ro1">
          <table:table-cell office:value-type="date" office:date-value="2007-09-20">
            <text:p>2007-09-20</text:p>
          </table:table-cell>
          <table:table-cell office:value-type="float" office:value="-0.5826482">
            <text:p>-0.5826482</text:p>
          </table:table-cell>
          <table:table-cell office:value-type="float" office:value="-0.81739065">
            <text:p>-0.81739065</text:p>
          </table:table-cell>
          <table:table-cell table:formula="of:=[.C16]/[.B16]" office:value-type="float" office:value="1.40288882725459">
            <text:p>1.4028888273</text:p>
          </table:table-cell>
          <table:table-cell table:formula="of:=[.B16]/[.C16]" office:value-type="float" office:value="0.712814857865086">
            <text:p>0.7128148579</text:p>
          </table:table-cell>
        </table:table-row>
        <table:table-row table:style-name="ro1">
          <table:table-cell office:value-type="date" office:date-value="2009-01-06">
            <text:p>2009-01-06</text:p>
          </table:table-cell>
          <table:table-cell office:value-type="float" office:value="-0.63039415">
            <text:p>-0.63039415</text:p>
          </table:table-cell>
          <table:table-cell office:value-type="float" office:value="-0.76010338">
            <text:p>-0.76010338</text:p>
          </table:table-cell>
          <table:table-cell table:formula="of:=[.C17]/[.B17]" office:value-type="float" office:value="1.20575893669064">
            <text:p>1.2057589367</text:p>
          </table:table-cell>
          <table:table-cell table:formula="of:=[.B17]/[.C17]" office:value-type="float" office:value="0.829353172985496">
            <text:p>0.829353173</text:p>
          </table:table-cell>
        </table:table-row>
        <table:table-row table:style-name="ro1">
          <table:table-cell office:value-type="date" office:date-value="2010-03-15">
            <text:p>2010-03-15</text:p>
          </table:table-cell>
          <table:table-cell office:value-type="float" office:value="-0.64410713">
            <text:p>-0.64410713</text:p>
          </table:table-cell>
          <table:table-cell office:value-type="float" office:value="-0.74471673">
            <text:p>-0.74471673</text:p>
          </table:table-cell>
          <table:table-cell table:formula="of:=[.C18]/[.B18]" office:value-type="float" office:value="1.15620010292387">
            <text:p>1.1562001029</text:p>
          </table:table-cell>
          <table:table-cell table:formula="of:=[.B18]/[.C18]" office:value-type="float" office:value="0.864902189051131">
            <text:p>0.8649021891</text:p>
          </table:table-cell>
        </table:table-row>
        <table:table-row table:style-name="ro1">
          <table:table-cell office:value-type="date" office:date-value="2011-03-02">
            <text:p>2011-03-02</text:p>
          </table:table-cell>
          <table:table-cell office:value-type="float" office:value="-0.69568335">
            <text:p>-0.69568335</text:p>
          </table:table-cell>
          <table:table-cell office:value-type="float" office:value="-0.69061742">
            <text:p>-0.69061742</text:p>
          </table:table-cell>
          <table:table-cell table:formula="of:=[.C19]/[.B19]" office:value-type="float" office:value="0.992718051970052">
            <text:p>0.992718052</text:p>
          </table:table-cell>
          <table:table-cell table:formula="of:=[.B19]/[.C19]" office:value-type="float" office:value="1.00733536376769">
            <text:p>1.0073353638</text:p>
          </table:table-cell>
        </table:table-row>
        <table:table-row table:style-name="ro1">
          <table:table-cell office:value-type="date" office:date-value="2013-02-07">
            <text:p>2013-02-07</text:p>
          </table:table-cell>
          <table:table-cell office:value-type="float" office:value="-0.86977842">
            <text:p>-0.86977842</text:p>
          </table:table-cell>
          <table:table-cell office:value-type="float" office:value="-0.54308093">
            <text:p>-0.54308093</text:p>
          </table:table-cell>
          <table:table-cell table:formula="of:=[.C20]/[.B20]" office:value-type="float" office:value="0.624389979691609">
            <text:p>0.6243899797</text:p>
          </table:table-cell>
          <table:table-cell table:formula="of:=[.B20]/[.C20]" office:value-type="float" office:value="1.60156317770171">
            <text:p>1.6015631777</text:p>
          </table:table-cell>
        </table:table-row>
        <table:table-row table:style-name="ro1">
          <table:table-cell office:value-type="date" office:date-value="2013-06-25">
            <text:p>2013-06-25</text:p>
          </table:table-cell>
          <table:table-cell office:value-type="float" office:value="-0.7627561">
            <text:p>-0.7627561</text:p>
          </table:table-cell>
          <table:table-cell office:value-type="float" office:value="-0.62806993">
            <text:p>-0.62806993</text:p>
          </table:table-cell>
          <table:table-cell table:formula="of:=[.C21]/[.B21]" office:value-type="float" office:value="0.823421707148589">
            <text:p>0.8234217071</text:p>
          </table:table-cell>
          <table:table-cell table:formula="of:=[.B21]/[.C21]" office:value-type="float" office:value="1.21444454441562">
            <text:p>1.2144445444</text:p>
          </table:table-cell>
        </table:table-row>
        <table:table-row table:style-name="ro1">
          <table:table-cell office:value-type="date" office:date-value="2013-07-16">
            <text:p>2013-07-16</text:p>
          </table:table-cell>
          <table:table-cell office:value-type="float" office:value="-0.66810619">
            <text:p>-0.66810619</text:p>
          </table:table-cell>
          <table:table-cell office:value-type="float" office:value="-0.71883137">
            <text:p>-0.71883137</text:p>
          </table:table-cell>
          <table:table-cell table:formula="of:=[.C22]/[.B22]" office:value-type="float" office:value="1.0759238288153">
            <text:p>1.0759238288</text:p>
          </table:table-cell>
          <table:table-cell table:formula="of:=[.B22]/[.C22]" office:value-type="float" office:value="0.929433825349052">
            <text:p>0.9294338253</text:p>
          </table:table-cell>
        </table:table-row>
      </table:table>
      <table:table table:name="CommonWords" table:style-name="ta1">
        <table:shapes>
          <draw:frame draw:z-index="0" draw:style-name="gr1" draw:text-style-name="P1" svg:width="12.2602in" svg:height="4.6843in" svg:x="0.4335in" svg:y="0.4622in">
            <draw:object draw:notify-on-update-of-ranges="CommonWords.A1:CommonWords.A1 CommonWords.A2:CommonWords.A22 CommonWords.E1:CommonWords.E1 CommonWords.E2:CommonWords.E2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ates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</text:p>
          </table:table-cell>
          <table:table-cell table:style-name="ce1" office:value-type="string">
            <text:p>R:D</text:p>
          </table:table-cell>
          <table:table-cell table:style-name="ce1" office:value-type="string">
            <text:p>D:R</text:p>
          </table:table-cell>
        </table:table-row>
        <table:table-row table:style-name="ro1">
          <table:table-cell office:value-type="date" office:date-value="1996-04-30">
            <text:p>1996-04-30</text:p>
          </table:table-cell>
          <table:table-cell office:value-type="float" office:value="-0.89237846">
            <text:p>-0.89237846</text:p>
          </table:table-cell>
          <table:table-cell office:value-type="float" office:value="-0.52709083">
            <text:p>-0.52709083</text:p>
          </table:table-cell>
          <table:table-cell table:formula="of:=[.C2]/[.B2]" office:value-type="float" office:value="0.590658396214539">
            <text:p>0.5906583962</text:p>
          </table:table-cell>
          <table:table-cell table:formula="of:=[.B2]/[.C2]" office:value-type="float" office:value="1.69302596290662">
            <text:p>1.6930259629</text:p>
          </table:table-cell>
        </table:table-row>
        <table:table-row table:style-name="ro1">
          <table:table-cell office:value-type="date" office:date-value="1997-04-15">
            <text:p>1997-04-15</text:p>
          </table:table-cell>
          <table:table-cell office:value-type="float" office:value="-1.19203581">
            <text:p>-1.19203581</text:p>
          </table:table-cell>
          <table:table-cell office:value-type="float" office:value="-0.36183474">
            <text:p>-0.36183474</text:p>
          </table:table-cell>
          <table:table-cell table:formula="of:=[.C3]/[.B3]" office:value-type="float" office:value="0.303543515190202">
            <text:p>0.3035435152</text:p>
          </table:table-cell>
          <table:table-cell table:formula="of:=[.B3]/[.C3]" office:value-type="float" office:value="3.29442056890391">
            <text:p>3.2944205689</text:p>
          </table:table-cell>
        </table:table-row>
        <table:table-row table:style-name="ro1">
          <table:table-cell office:value-type="date" office:date-value="1998-04-01">
            <text:p>1998-04-01</text:p>
          </table:table-cell>
          <table:table-cell office:value-type="float" office:value="-0.69254856">
            <text:p>-0.69254856</text:p>
          </table:table-cell>
          <table:table-cell office:value-type="float" office:value="-0.69374616">
            <text:p>-0.69374616</text:p>
          </table:table-cell>
          <table:table-cell table:formula="of:=[.C4]/[.B4]" office:value-type="float" office:value="1.00172926502078">
            <text:p>1.001729265</text:p>
          </table:table-cell>
          <table:table-cell table:formula="of:=[.B4]/[.C4]" office:value-type="float" office:value="0.998273720174538">
            <text:p>0.9982737202</text:p>
          </table:table-cell>
        </table:table-row>
        <table:table-row table:style-name="ro1">
          <table:table-cell office:value-type="date" office:date-value="1999-10-19">
            <text:p>1999-10-19</text:p>
          </table:table-cell>
          <table:table-cell office:value-type="float" office:value="-0.37844446">
            <text:p>-0.37844446</text:p>
          </table:table-cell>
          <table:table-cell office:value-type="float" office:value="-1.15494779">
            <text:p>-1.15494779</text:p>
          </table:table-cell>
          <table:table-cell table:formula="of:=[.C5]/[.B5]" office:value-type="float" office:value="3.05182903192717">
            <text:p>3.0518290319</text:p>
          </table:table-cell>
          <table:table-cell table:formula="of:=[.B5]/[.C5]" office:value-type="float" office:value="0.327672353050695">
            <text:p>0.3276723531</text:p>
          </table:table-cell>
        </table:table-row>
        <table:table-row table:style-name="ro1">
          <table:table-cell office:value-type="date" office:date-value="2000-10-28">
            <text:p>2000-10-28</text:p>
          </table:table-cell>
          <table:table-cell office:value-type="float" office:value="-0.14124169">
            <text:p>-0.14124169</text:p>
          </table:table-cell>
          <table:table-cell office:value-type="float" office:value="-2.02707251">
            <text:p>-2.02707251</text:p>
          </table:table-cell>
          <table:table-cell table:formula="of:=[.C6]/[.B6]" office:value-type="float" office:value="14.3518001660841">
            <text:p>14.3518001661</text:p>
          </table:table-cell>
          <table:table-cell table:formula="of:=[.B6]/[.C6]" office:value-type="float" office:value="0.0696776702871867">
            <text:p>0.0696776703</text:p>
          </table:table-cell>
        </table:table-row>
        <table:table-row table:style-name="ro1">
          <table:table-cell office:value-type="date" office:date-value="2002-03-12">
            <text:p>2002-03-12</text:p>
          </table:table-cell>
          <table:table-cell office:value-type="float" office:value="-0.68761675">
            <text:p>-0.68761675</text:p>
          </table:table-cell>
          <table:table-cell office:value-type="float" office:value="-0.69870837">
            <text:p>-0.69870837</text:p>
          </table:table-cell>
          <table:table-cell table:formula="of:=[.C7]/[.B7]" office:value-type="float" office:value="1.01613052619791">
            <text:p>1.0161305262</text:p>
          </table:table-cell>
          <table:table-cell table:formula="of:=[.B7]/[.C7]" office:value-type="float" office:value="0.984125537239521">
            <text:p>0.9841255372</text:p>
          </table:table-cell>
        </table:table-row>
        <table:table-row table:style-name="ro1">
          <table:table-cell office:value-type="date" office:date-value="2003-04-10">
            <text:p>2003-04-10</text:p>
          </table:table-cell>
          <table:table-cell office:value-type="float" office:value="-0.43863445">
            <text:p>-0.43863445</text:p>
          </table:table-cell>
          <table:table-cell office:value-type="float" office:value="-1.03540227">
            <text:p>-1.03540227</text:p>
          </table:table-cell>
          <table:table-cell table:formula="of:=[.C8]/[.B8]" office:value-type="float" office:value="2.36051288265206">
            <text:p>2.3605128827</text:p>
          </table:table-cell>
          <table:table-cell table:formula="of:=[.B8]/[.C8]" office:value-type="float" office:value="0.423636747483662">
            <text:p>0.4236367475</text:p>
          </table:table-cell>
        </table:table-row>
        <table:table-row table:style-name="ro1">
          <table:table-cell office:value-type="date" office:date-value="2004-07-07">
            <text:p>2004-07-07</text:p>
          </table:table-cell>
          <table:table-cell office:value-type="float" office:value="-0.38515217">
            <text:p>-0.38515217</text:p>
          </table:table-cell>
          <table:table-cell office:value-type="float" office:value="-1.14051955">
            <text:p>-1.14051955</text:p>
          </table:table-cell>
          <table:table-cell table:formula="of:=[.C9]/[.B9]" office:value-type="float" office:value="2.96121802974653">
            <text:p>2.9612180297</text:p>
          </table:table-cell>
          <table:table-cell table:formula="of:=[.B9]/[.C9]" office:value-type="float" office:value="0.337698875920189">
            <text:p>0.3376988759</text:p>
          </table:table-cell>
        </table:table-row>
        <table:table-row table:style-name="ro1">
          <table:table-cell office:value-type="date" office:date-value="2005-04-28">
            <text:p>2005-04-28</text:p>
          </table:table-cell>
          <table:table-cell office:value-type="float" office:value="-0.92007238">
            <text:p>-0.92007238</text:p>
          </table:table-cell>
          <table:table-cell office:value-type="float" office:value="-0.50831244">
            <text:p>-0.50831244</text:p>
          </table:table-cell>
          <table:table-cell table:formula="of:=[.C10]/[.B10]" office:value-type="float" office:value="0.552470056757926">
            <text:p>0.5524700568</text:p>
          </table:table-cell>
          <table:table-cell table:formula="of:=[.B10]/[.C10]" office:value-type="float" office:value="1.81005284859839">
            <text:p>1.8100528486</text:p>
          </table:table-cell>
        </table:table-row>
        <table:table-row table:style-name="ro1">
          <table:table-cell office:value-type="date" office:date-value="2005-12-15">
            <text:p>2005-12-15</text:p>
          </table:table-cell>
          <table:table-cell office:value-type="float" office:value="-1.39629269">
            <text:p>-1.39629269</text:p>
          </table:table-cell>
          <table:table-cell office:value-type="float" office:value="-0.28437139">
            <text:p>-0.28437139</text:p>
          </table:table-cell>
          <table:table-cell table:formula="of:=[.C11]/[.B11]" office:value-type="float" office:value="0.203661733701406">
            <text:p>0.2036617337</text:p>
          </table:table-cell>
          <table:table-cell table:formula="of:=[.B11]/[.C11]" office:value-type="float" office:value="4.91010255989535">
            <text:p>4.9101025599</text:p>
          </table:table-cell>
        </table:table-row>
        <table:table-row table:style-name="ro1">
          <table:table-cell office:value-type="date" office:date-value="2006-04-26">
            <text:p>2006-04-26</text:p>
          </table:table-cell>
          <table:table-cell office:value-type="float" office:value="-1.13062952">
            <text:p>-1.13062952</text:p>
          </table:table-cell>
          <table:table-cell office:value-type="float" office:value="-0.38983288">
            <text:p>-0.38983288</text:p>
          </table:table-cell>
          <table:table-cell table:formula="of:=[.C12]/[.B12]" office:value-type="float" office:value="0.344792766422727">
            <text:p>0.3447927664</text:p>
          </table:table-cell>
          <table:table-cell table:formula="of:=[.B12]/[.C12]" office:value-type="float" office:value="2.9002928639575">
            <text:p>2.900292864</text:p>
          </table:table-cell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float" office:value="-1.16316188">
            <text:p>-1.16316188</text:p>
          </table:table-cell>
          <table:table-cell office:value-type="float" office:value="-0.37468842">
            <text:p>-0.37468842</text:p>
          </table:table-cell>
          <table:table-cell table:formula="of:=[.C13]/[.B13]" office:value-type="float" office:value="0.322129212143713">
            <text:p>0.3221292121</text:p>
          </table:table-cell>
          <table:table-cell table:formula="of:=[.B13]/[.C13]" office:value-type="float" office:value="3.10434435096767">
            <text:p>3.104344351</text:p>
          </table:table-cell>
        </table:table-row>
        <table:table-row table:style-name="ro1">
          <table:table-cell office:value-type="date" office:date-value="2007-01-25">
            <text:p>2007-01-25</text:p>
          </table:table-cell>
          <table:table-cell office:value-type="float" office:value="-0.81468443">
            <text:p>-0.81468443</text:p>
          </table:table-cell>
          <table:table-cell office:value-type="float" office:value="-0.58479341">
            <text:p>-0.58479341</text:p>
          </table:table-cell>
          <table:table-cell table:formula="of:=[.C14]/[.B14]" office:value-type="float" office:value="0.717815866445367">
            <text:p>0.7178158664</text:p>
          </table:table-cell>
          <table:table-cell table:formula="of:=[.B14]/[.C14]" office:value-type="float" office:value="1.39311492925339">
            <text:p>1.3931149293</text:p>
          </table:table-cell>
        </table:table-row>
        <table:table-row table:style-name="ro1">
          <table:table-cell office:value-type="date" office:date-value="2007-06-04">
            <text:p>2007-06-04</text:p>
          </table:table-cell>
          <table:table-cell office:value-type="float" office:value="-1.17629648">
            <text:p>-1.17629648</text:p>
          </table:table-cell>
          <table:table-cell office:value-type="float" office:value="-0.3687748">
            <text:p>-0.3687748</text:p>
          </table:table-cell>
          <table:table-cell table:formula="of:=[.C15]/[.B15]" office:value-type="float" office:value="0.313504976228442">
            <text:p>0.3135049762</text:p>
          </table:table-cell>
          <table:table-cell table:formula="of:=[.B15]/[.C15]" office:value-type="float" office:value="3.18974203226468">
            <text:p>3.1897420323</text:p>
          </table:table-cell>
        </table:table-row>
        <table:table-row table:style-name="ro1">
          <table:table-cell office:value-type="date" office:date-value="2007-09-20">
            <text:p>2007-09-20</text:p>
          </table:table-cell>
          <table:table-cell office:value-type="float" office:value="-0.89991116">
            <text:p>-0.89991116</text:p>
          </table:table-cell>
          <table:table-cell office:value-type="float" office:value="-0.52189632">
            <text:p>-0.52189632</text:p>
          </table:table-cell>
          <table:table-cell table:formula="of:=[.C16]/[.B16]" office:value-type="float" office:value="0.579942046723812">
            <text:p>0.5799420467</text:p>
          </table:table-cell>
          <table:table-cell table:formula="of:=[.B16]/[.C16]" office:value-type="float" office:value="1.7243102231493">
            <text:p>1.7243102231</text:p>
          </table:table-cell>
        </table:table-row>
        <table:table-row table:style-name="ro1">
          <table:table-cell office:value-type="date" office:date-value="2009-01-06">
            <text:p>2009-01-06</text:p>
          </table:table-cell>
          <table:table-cell office:value-type="float" office:value="-0.6297968">
            <text:p>-0.6297968</text:p>
          </table:table-cell>
          <table:table-cell office:value-type="float" office:value="-0.76078391">
            <text:p>-0.76078391</text:p>
          </table:table-cell>
          <table:table-cell table:formula="of:=[.C17]/[.B17]" office:value-type="float" office:value="1.20798313043191">
            <text:p>1.2079831304</text:p>
          </table:table-cell>
          <table:table-cell table:formula="of:=[.B17]/[.C17]" office:value-type="float" office:value="0.827826130024227">
            <text:p>0.82782613</text:p>
          </table:table-cell>
        </table:table-row>
        <table:table-row table:style-name="ro1">
          <table:table-cell office:value-type="date" office:date-value="2010-03-15">
            <text:p>2010-03-15</text:p>
          </table:table-cell>
          <table:table-cell office:value-type="float" office:value="-1.20720693">
            <text:p>-1.20720693</text:p>
          </table:table-cell>
          <table:table-cell office:value-type="float" office:value="-0.35529209">
            <text:p>-0.35529209</text:p>
          </table:table-cell>
          <table:table-cell table:formula="of:=[.C18]/[.B18]" office:value-type="float" office:value="0.294309186909654">
            <text:p>0.2943091869</text:p>
          </table:table-cell>
          <table:table-cell table:formula="of:=[.B18]/[.C18]" office:value-type="float" office:value="3.39778724035202">
            <text:p>3.3977872404</text:p>
          </table:table-cell>
        </table:table-row>
        <table:table-row table:style-name="ro1">
          <table:table-cell office:value-type="date" office:date-value="2011-03-02">
            <text:p>2011-03-02</text:p>
          </table:table-cell>
          <table:table-cell office:value-type="float" office:value="-0.88018713">
            <text:p>-0.88018713</text:p>
          </table:table-cell>
          <table:table-cell office:value-type="float" office:value="-0.5356398">
            <text:p>-0.5356398</text:p>
          </table:table-cell>
          <table:table-cell table:formula="of:=[.C19]/[.B19]" office:value-type="float" office:value="0.608552183670307">
            <text:p>0.6085521837</text:p>
          </table:table-cell>
          <table:table-cell table:formula="of:=[.B19]/[.C19]" office:value-type="float" office:value="1.6432444527087">
            <text:p>1.6432444527</text:p>
          </table:table-cell>
        </table:table-row>
        <table:table-row table:style-name="ro1">
          <table:table-cell office:value-type="date" office:date-value="2013-02-07">
            <text:p>2013-02-07</text:p>
          </table:table-cell>
          <table:table-cell office:value-type="float" office:value="-0.38403892">
            <text:p>-0.38403892</text:p>
          </table:table-cell>
          <table:table-cell office:value-type="float" office:value="-1.14289313">
            <text:p>-1.14289313</text:p>
          </table:table-cell>
          <table:table-cell table:formula="of:=[.C20]/[.B20]" office:value-type="float" office:value="2.9759825644755">
            <text:p>2.9759825645</text:p>
          </table:table-cell>
          <table:table-cell table:formula="of:=[.B20]/[.C20]" office:value-type="float" office:value="0.336023474040832">
            <text:p>0.336023474</text:p>
          </table:table-cell>
        </table:table-row>
        <table:table-row table:style-name="ro1">
          <table:table-cell office:value-type="date" office:date-value="2013-06-25">
            <text:p>2013-06-25</text:p>
          </table:table-cell>
          <table:table-cell office:value-type="float" office:value="-0.67436002">
            <text:p>-0.67436002</text:p>
          </table:table-cell>
          <table:table-cell office:value-type="float" office:value="-0.71229407">
            <text:p>-0.71229407</text:p>
          </table:table-cell>
          <table:table-cell table:formula="of:=[.C21]/[.B21]" office:value-type="float" office:value="1.05625192608542">
            <text:p>1.0562519261</text:p>
          </table:table-cell>
          <table:table-cell table:formula="of:=[.B21]/[.C21]" office:value-type="float" office:value="0.946743835730656">
            <text:p>0.9467438357</text:p>
          </table:table-cell>
        </table:table-row>
        <table:table-row table:style-name="ro1">
          <table:table-cell office:value-type="date" office:date-value="2013-07-16">
            <text:p>2013-07-16</text:p>
          </table:table-cell>
          <table:table-cell office:value-type="float" office:value="-0.85770167">
            <text:p>-0.85770167</text:p>
          </table:table-cell>
          <table:table-cell office:value-type="float" office:value="-0.55188336">
            <text:p>-0.55188336</text:p>
          </table:table-cell>
          <table:table-cell table:formula="of:=[.C22]/[.B22]" office:value-type="float" office:value="0.643444427477913">
            <text:p>0.6434444275</text:p>
          </table:table-cell>
          <table:table-cell table:formula="of:=[.B22]/[.C22]" office:value-type="float" office:value="1.55413576883347">
            <text:p>1.5541357688</text:p>
          </table:table-cell>
        </table:table-row>
        <table:table-row table:style-name="ro1" table:number-rows-repeated="4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table table:name="Sheet7" table:style-name="ta1">
        <table:shapes>
          <draw:frame draw:z-index="0" draw:style-name="gr2" draw:text-style-name="P1" svg:width="12.3882in" svg:height="3.5429in" svg:x="0.3646in" svg:y="0.2291in">
            <draw:object draw:notify-on-update-of-ranges="Sheet7.A1:Sheet7.A1 Sheet7.A2:Sheet7.A22 Sheet7.B1:Sheet7.B1 Sheet7.B2:Sheet7.B22 Sheet7.C1:Sheet7.C1 Sheet7.C2:Sheet7.C22 Sheet7.D1:Sheet7.D1 Sheet7.D2:Sheet7.D22 Sheet7.E1:Sheet7.E1 Sheet7.E2:Sheet7.E22 Sheet7.F1:Sheet7.F1 Sheet7.F2:Sheet7.F22 Sheet7.G1:Sheet7.G1 Sheet7.G2:Sheet7.G2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1" table:number-columns-repeated="1022" table:default-cell-style-name="Default"/>
        <table:table-row table:style-name="ro3">
          <table:table-cell table:style-name="ce1" office:value-type="string">
            <text:p>Dates</text:p>
          </table:table-cell>
          <table:table-cell table:style-name="ce1" office:value-type="string">
            <text:p>CommonWords</text:p>
          </table:table-cell>
          <table:table-cell table:style-name="ce1" office:value-type="string">
            <text:p>War</text:p>
          </table:table-cell>
          <table:table-cell table:style-name="ce1" office:value-type="string">
            <text:p>Sex</text:p>
          </table:table-cell>
          <table:table-cell table:style-name="ce1" office:value-type="string">
            <text:p>Finance</text:p>
          </table:table-cell>
          <table:table-cell table:style-name="ce1" office:value-type="string">
            <text:p>Christianity</text:p>
          </table:table-cell>
          <table:table-cell table:style-name="ce1" office:value-type="string">
            <text:p>Crime</text:p>
          </table:table-cell>
          <table:table-cell table:style-name="ce1" table:number-columns-repeated="1017"/>
        </table:table-row>
        <table:table-row table:style-name="ro1">
          <table:table-cell office:value-type="date" office:date-value="1996-04-30">
            <text:p>1996-04-30</text:p>
          </table:table-cell>
          <table:table-cell office:value-type="float" office:value="1.69302596290662">
            <text:p>1.6930259629</text:p>
          </table:table-cell>
          <table:table-cell office:value-type="float" office:value="0.87298144572301">
            <text:p>0.8729814457</text:p>
          </table:table-cell>
          <table:table-cell office:value-type="float" office:value="0.527264543006444">
            <text:p>0.527264543</text:p>
          </table:table-cell>
          <table:table-cell office:value-type="float" office:value="0.576039495239156">
            <text:p>0.5760394952</text:p>
          </table:table-cell>
          <table:table-cell table:formula="of:=[.C2]/[.D2]" office:value-type="float" office:value="1.65568016530241">
            <text:p>1.6556801653</text:p>
          </table:table-cell>
          <table:table-cell office:value-type="float" office:value="0.876567172018529">
            <text:p>0.876567172</text:p>
          </table:table-cell>
          <table:table-cell table:number-columns-repeated="1017"/>
        </table:table-row>
        <table:table-row table:style-name="ro1">
          <table:table-cell office:value-type="date" office:date-value="1997-04-15">
            <text:p>1997-04-15</text:p>
          </table:table-cell>
          <table:table-cell office:value-type="float" office:value="3.29442056890391">
            <text:p>3.2944205689</text:p>
          </table:table-cell>
          <table:table-cell office:value-type="float" office:value="0.63012955802435">
            <text:p>0.630129558</text:p>
          </table:table-cell>
          <table:table-cell office:value-type="float" office:value="0.594371980539785">
            <text:p>0.5943719805</text:p>
          </table:table-cell>
          <table:table-cell office:value-type="float" office:value="0.447532916324439">
            <text:p>0.4475329163</text:p>
          </table:table-cell>
          <table:table-cell table:formula="of:=[.C3]/[.D3]" office:value-type="float" office:value="1.06016026773687">
            <text:p>1.0601602677</text:p>
          </table:table-cell>
          <table:table-cell office:value-type="float" office:value="1.00460462891906">
            <text:p>1.0046046289</text:p>
          </table:table-cell>
          <table:table-cell table:number-columns-repeated="1017"/>
        </table:table-row>
        <table:table-row table:style-name="ro1">
          <table:table-cell office:value-type="date" office:date-value="1998-04-01">
            <text:p>1998-04-01</text:p>
          </table:table-cell>
          <table:table-cell office:value-type="float" office:value="0.998273720174538">
            <text:p>0.9982737202</text:p>
          </table:table-cell>
          <table:table-cell office:value-type="float" office:value="1.0788145388135">
            <text:p>1.0788145388</text:p>
          </table:table-cell>
          <table:table-cell office:value-type="float" office:value="1.08233576961">
            <text:p>1.0823357696</text:p>
          </table:table-cell>
          <table:table-cell office:value-type="float" office:value="1.31230238681492">
            <text:p>1.3123023868</text:p>
          </table:table-cell>
          <table:table-cell table:formula="of:=[.C4]/[.D4]" office:value-type="float" office:value="0.996746637323301">
            <text:p>0.9967466373</text:p>
          </table:table-cell>
          <table:table-cell office:value-type="float" office:value="1.55682754603139">
            <text:p>1.556827546</text:p>
          </table:table-cell>
          <table:table-cell table:number-columns-repeated="1017"/>
        </table:table-row>
        <table:table-row table:style-name="ro1">
          <table:table-cell office:value-type="date" office:date-value="1999-10-19">
            <text:p>1999-10-19</text:p>
          </table:table-cell>
          <table:table-cell office:value-type="float" office:value="0.327672353050695">
            <text:p>0.3276723531</text:p>
          </table:table-cell>
          <table:table-cell office:value-type="float" office:value="0.880236099125096">
            <text:p>0.8802360991</text:p>
          </table:table-cell>
          <table:table-cell office:value-type="float" office:value="0.777197014630761">
            <text:p>0.7771970146</text:p>
          </table:table-cell>
          <table:table-cell office:value-type="float" office:value="1.23190789344419">
            <text:p>1.2319078934</text:p>
          </table:table-cell>
          <table:table-cell table:formula="of:=[.C5]/[.D5]" office:value-type="float" office:value="1.13257781817817">
            <text:p>1.1325778182</text:p>
          </table:table-cell>
          <table:table-cell office:value-type="float" office:value="1.46134994132504">
            <text:p>1.4613499413</text:p>
          </table:table-cell>
          <table:table-cell table:number-columns-repeated="1017"/>
        </table:table-row>
        <table:table-row table:style-name="ro1">
          <table:table-cell office:value-type="date" office:date-value="2000-10-28">
            <text:p>2000-10-28</text:p>
          </table:table-cell>
          <table:table-cell office:value-type="float" office:value="0.0696776702871867">
            <text:p>0.0696776703</text:p>
          </table:table-cell>
          <table:table-cell office:value-type="float" office:value="1.94692612328283">
            <text:p>1.9469261233</text:p>
          </table:table-cell>
          <table:table-cell office:value-type="float" office:value="1.18870614425665">
            <text:p>1.1887061443</text:p>
          </table:table-cell>
          <table:table-cell office:value-type="float" office:value="1.48985967376507">
            <text:p>1.4898596738</text:p>
          </table:table-cell>
          <table:table-cell table:formula="of:=[.C6]/[.D6]" office:value-type="float" office:value="1.63785316723531">
            <text:p>1.6378531672</text:p>
          </table:table-cell>
          <table:table-cell office:value-type="float" office:value="2.06644726391285">
            <text:p>2.0664472639</text:p>
          </table:table-cell>
          <table:table-cell table:number-columns-repeated="1017"/>
        </table:table-row>
        <table:table-row table:style-name="ro1">
          <table:table-cell office:value-type="date" office:date-value="2002-03-12">
            <text:p>2002-03-12</text:p>
          </table:table-cell>
          <table:table-cell office:value-type="float" office:value="0.984125537239521">
            <text:p>0.9841255372</text:p>
          </table:table-cell>
          <table:table-cell office:value-type="float" office:value="0.97931742396404">
            <text:p>0.979317424</text:p>
          </table:table-cell>
          <table:table-cell office:value-type="float" office:value="0.981903070919946">
            <text:p>0.9819030709</text:p>
          </table:table-cell>
          <table:table-cell office:value-type="float" office:value="1.29135312883042">
            <text:p>1.2913531288</text:p>
          </table:table-cell>
          <table:table-cell table:formula="of:=[.C7]/[.D7]" office:value-type="float" office:value="0.997366698371272">
            <text:p>0.9973666984</text:p>
          </table:table-cell>
          <table:table-cell office:value-type="float" office:value="0.979250471371237">
            <text:p>0.9792504714</text:p>
          </table:table-cell>
          <table:table-cell table:number-columns-repeated="1017"/>
        </table:table-row>
        <table:table-row table:style-name="ro1">
          <table:table-cell office:value-type="date" office:date-value="2003-04-10">
            <text:p>2003-04-10</text:p>
          </table:table-cell>
          <table:table-cell office:value-type="float" office:value="0.423636747483662">
            <text:p>0.4236367475</text:p>
          </table:table-cell>
          <table:table-cell office:value-type="float" office:value="1.15734014797197">
            <text:p>1.157340148</text:p>
          </table:table-cell>
          <table:table-cell office:value-type="float" office:value="1.15911306616366">
            <text:p>1.1591130662</text:p>
          </table:table-cell>
          <table:table-cell office:value-type="float" office:value="1.1354933900512">
            <text:p>1.1354933901</text:p>
          </table:table-cell>
          <table:table-cell table:formula="of:=[.C8]/[.D8]" office:value-type="float" office:value="0.998470452759577">
            <text:p>0.9984704528</text:p>
          </table:table-cell>
          <table:table-cell office:value-type="float" office:value="1.23889480873343">
            <text:p>1.2388948087</text:p>
          </table:table-cell>
          <table:table-cell table:number-columns-repeated="1017"/>
        </table:table-row>
        <table:table-row table:style-name="ro1">
          <table:table-cell office:value-type="date" office:date-value="2004-07-07">
            <text:p>2004-07-07</text:p>
          </table:table-cell>
          <table:table-cell office:value-type="float" office:value="0.337698875920189">
            <text:p>0.3376988759</text:p>
          </table:table-cell>
          <table:table-cell office:value-type="float" office:value="0.705428863739897">
            <text:p>0.7054288637</text:p>
          </table:table-cell>
          <table:table-cell office:value-type="float" office:value="0.766785367254852">
            <text:p>0.7667853673</text:p>
          </table:table-cell>
          <table:table-cell office:value-type="float" office:value="0.657290867226759">
            <text:p>0.6572908672</text:p>
          </table:table-cell>
          <table:table-cell table:formula="of:=[.C9]/[.D9]" office:value-type="float" office:value="0.919982166933341">
            <text:p>0.9199821669</text:p>
          </table:table-cell>
          <table:table-cell office:value-type="float" office:value="2.1149530924333">
            <text:p>2.1149530924</text:p>
          </table:table-cell>
          <table:table-cell table:number-columns-repeated="1017"/>
        </table:table-row>
        <table:table-row table:style-name="ro1">
          <table:table-cell office:value-type="date" office:date-value="2005-04-28">
            <text:p>2005-04-28</text:p>
          </table:table-cell>
          <table:table-cell office:value-type="float" office:value="1.81005284859839">
            <text:p>1.8100528486</text:p>
          </table:table-cell>
          <table:table-cell office:value-type="float" office:value="0.577335989959749">
            <text:p>0.57733599</text:p>
          </table:table-cell>
          <table:table-cell office:value-type="float" office:value="0.664433475421761">
            <text:p>0.6644334754</text:p>
          </table:table-cell>
          <table:table-cell office:value-type="float" office:value="0.827302863003883">
            <text:p>0.827302863</text:p>
          </table:table-cell>
          <table:table-cell table:formula="of:=[.C10]/[.D10]" office:value-type="float" office:value="0.868914663869508">
            <text:p>0.8689146639</text:p>
          </table:table-cell>
          <table:table-cell office:value-type="float" office:value="0.881670858296577">
            <text:p>0.8816708583</text:p>
          </table:table-cell>
          <table:table-cell table:number-columns-repeated="1017"/>
        </table:table-row>
        <table:table-row table:style-name="ro1">
          <table:table-cell office:value-type="date" office:date-value="2005-12-15">
            <text:p>2005-12-15</text:p>
          </table:table-cell>
          <table:table-cell office:value-type="float" office:value="4.91010255989535">
            <text:p>4.9101025599</text:p>
          </table:table-cell>
          <table:table-cell office:value-type="float" office:value="0.911157199580385">
            <text:p>0.9111571996</text:p>
          </table:table-cell>
          <table:table-cell office:value-type="float" office:value="0.395687078461422">
            <text:p>0.3956870785</text:p>
          </table:table-cell>
          <table:table-cell office:value-type="float" office:value="0.830637897693177">
            <text:p>0.8306378977</text:p>
          </table:table-cell>
          <table:table-cell table:formula="of:=[.C11]/[.D11]" office:value-type="float" office:value="2.30272164338371">
            <text:p>2.3027216434</text:p>
          </table:table-cell>
          <table:table-cell office:value-type="float" office:value="1.4904528713297">
            <text:p>1.4904528713</text:p>
          </table:table-cell>
          <table:table-cell table:number-columns-repeated="1017"/>
        </table:table-row>
        <table:table-row table:style-name="ro1">
          <table:table-cell office:value-type="date" office:date-value="2006-04-26">
            <text:p>2006-04-26</text:p>
          </table:table-cell>
          <table:table-cell office:value-type="float" office:value="2.9002928639575">
            <text:p>2.900292864</text:p>
          </table:table-cell>
          <table:table-cell office:value-type="float" office:value="0.757436852619376">
            <text:p>0.7574368526</text:p>
          </table:table-cell>
          <table:table-cell office:value-type="float" office:value="0.605847347270258">
            <text:p>0.6058473473</text:p>
          </table:table-cell>
          <table:table-cell office:value-type="float" office:value="1.02438515702322">
            <text:p>1.024385157</text:p>
          </table:table-cell>
          <table:table-cell table:formula="of:=[.C12]/[.D12]" office:value-type="float" office:value="1.25021072722713">
            <text:p>1.2502107272</text:p>
          </table:table-cell>
          <table:table-cell office:value-type="float" office:value="1.01598037877831">
            <text:p>1.0159803788</text:p>
          </table:table-cell>
          <table:table-cell table:number-columns-repeated="1017"/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float" office:value="3.10434435096767">
            <text:p>3.104344351</text:p>
          </table:table-cell>
          <table:table-cell office:value-type="float" office:value="0.53251389776071">
            <text:p>0.5325138978</text:p>
          </table:table-cell>
          <table:table-cell office:value-type="float" office:value="0.718856269828201">
            <text:p>0.7188562698</text:p>
          </table:table-cell>
          <table:table-cell office:value-type="float" office:value="0.963901443943942">
            <text:p>0.9639014439</text:p>
          </table:table-cell>
          <table:table-cell table:formula="of:=[.C13]/[.D13]" office:value-type="float" office:value="0.740779374280167">
            <text:p>0.7407793743</text:p>
          </table:table-cell>
          <table:table-cell office:value-type="float" office:value="1.27321013547162">
            <text:p>1.2732101355</text:p>
          </table:table-cell>
          <table:table-cell table:number-columns-repeated="1017"/>
        </table:table-row>
        <table:table-row table:style-name="ro1">
          <table:table-cell office:value-type="date" office:date-value="2007-01-25">
            <text:p>2007-01-25</text:p>
          </table:table-cell>
          <table:table-cell office:value-type="float" office:value="1.39311492925339">
            <text:p>1.3931149293</text:p>
          </table:table-cell>
          <table:table-cell office:value-type="float" office:value="1.13768285386187">
            <text:p>1.1376828539</text:p>
          </table:table-cell>
          <table:table-cell office:value-type="float" office:value="1.21613755390945">
            <text:p>1.2161375539</text:p>
          </table:table-cell>
          <table:table-cell office:value-type="float" office:value="1.11791263761302">
            <text:p>1.1179126376</text:p>
          </table:table-cell>
          <table:table-cell table:formula="of:=[.C14]/[.D14]" office:value-type="float" office:value="0.935488629723355">
            <text:p>0.9354886297</text:p>
          </table:table-cell>
          <table:table-cell office:value-type="float" office:value="1.96060598162925">
            <text:p>1.9606059816</text:p>
          </table:table-cell>
          <table:table-cell table:number-columns-repeated="1017"/>
        </table:table-row>
        <table:table-row table:style-name="ro1">
          <table:table-cell office:value-type="date" office:date-value="2007-06-04">
            <text:p>2007-06-04</text:p>
          </table:table-cell>
          <table:table-cell office:value-type="float" office:value="3.18974203226468">
            <text:p>3.1897420323</text:p>
          </table:table-cell>
          <table:table-cell office:value-type="float" office:value="0.722797877339428">
            <text:p>0.7227978773</text:p>
          </table:table-cell>
          <table:table-cell office:value-type="float" office:value="0.502249699742617">
            <text:p>0.5022496997</text:p>
          </table:table-cell>
          <table:table-cell office:value-type="float" office:value="0.968408940412395">
            <text:p>0.9684089404</text:p>
          </table:table-cell>
          <table:table-cell table:formula="of:=[.C15]/[.D15]" office:value-type="float" office:value="1.43912057629867">
            <text:p>1.4391205763</text:p>
          </table:table-cell>
          <table:table-cell office:value-type="float" office:value="1.44755198582758">
            <text:p>1.4475519858</text:p>
          </table:table-cell>
          <table:table-cell table:number-columns-repeated="1017"/>
        </table:table-row>
        <table:table-row table:style-name="ro1">
          <table:table-cell office:value-type="date" office:date-value="2007-09-20">
            <text:p>2007-09-20</text:p>
          </table:table-cell>
          <table:table-cell office:value-type="float" office:value="1.7243102231493">
            <text:p>1.7243102231</text:p>
          </table:table-cell>
          <table:table-cell office:value-type="float" office:value="0.712814857865086">
            <text:p>0.7128148579</text:p>
          </table:table-cell>
          <table:table-cell office:value-type="float" office:value="0.549396360683777">
            <text:p>0.5493963607</text:p>
          </table:table-cell>
          <table:table-cell office:value-type="float" office:value="0.733607258109465">
            <text:p>0.7336072581</text:p>
          </table:table-cell>
          <table:table-cell table:formula="of:=[.C16]/[.D16]" office:value-type="float" office:value="1.29745100054525">
            <text:p>1.2974510005</text:p>
          </table:table-cell>
          <table:table-cell office:value-type="float" office:value="2.57290606253515">
            <text:p>2.5729060625</text:p>
          </table:table-cell>
          <table:table-cell table:number-columns-repeated="1017"/>
        </table:table-row>
        <table:table-row table:style-name="ro1">
          <table:table-cell office:value-type="date" office:date-value="2009-01-06">
            <text:p>2009-01-06</text:p>
          </table:table-cell>
          <table:table-cell office:value-type="float" office:value="0.827826130024227">
            <text:p>0.82782613</text:p>
          </table:table-cell>
          <table:table-cell office:value-type="float" office:value="0.829353172985496">
            <text:p>0.829353173</text:p>
          </table:table-cell>
          <table:table-cell office:value-type="float" office:value="0.792416126170764">
            <text:p>0.7924161262</text:p>
          </table:table-cell>
          <table:table-cell office:value-type="float" office:value="1.0317735506353">
            <text:p>1.0317735506</text:p>
          </table:table-cell>
          <table:table-cell table:formula="of:=[.C17]/[.D17]" office:value-type="float" office:value="1.04661319424836">
            <text:p>1.0466131942</text:p>
          </table:table-cell>
          <table:table-cell office:value-type="float" office:value="1.29840491442273">
            <text:p>1.2984049144</text:p>
          </table:table-cell>
          <table:table-cell table:number-columns-repeated="1017"/>
        </table:table-row>
        <table:table-row table:style-name="ro1">
          <table:table-cell office:value-type="date" office:date-value="2010-03-15">
            <text:p>2010-03-15</text:p>
          </table:table-cell>
          <table:table-cell office:value-type="float" office:value="3.39778724035202">
            <text:p>3.3977872404</text:p>
          </table:table-cell>
          <table:table-cell office:value-type="float" office:value="0.864902189051131">
            <text:p>0.8649021891</text:p>
          </table:table-cell>
          <table:table-cell office:value-type="float" office:value="0.72298760302459">
            <text:p>0.722987603</text:p>
          </table:table-cell>
          <table:table-cell office:value-type="float" office:value="1.28757562130804">
            <text:p>1.2875756213</text:p>
          </table:table-cell>
          <table:table-cell table:formula="of:=[.C18]/[.D18]" office:value-type="float" office:value="1.19628910016278">
            <text:p>1.1962891002</text:p>
          </table:table-cell>
          <table:table-cell office:value-type="float" office:value="1.87224907535915">
            <text:p>1.8722490754</text:p>
          </table:table-cell>
          <table:table-cell table:number-columns-repeated="1017"/>
        </table:table-row>
        <table:table-row table:style-name="ro1">
          <table:table-cell office:value-type="date" office:date-value="2011-03-02">
            <text:p>2011-03-02</text:p>
          </table:table-cell>
          <table:table-cell office:value-type="float" office:value="1.6432444527087">
            <text:p>1.6432444527</text:p>
          </table:table-cell>
          <table:table-cell office:value-type="float" office:value="1.00733536376769">
            <text:p>1.0073353638</text:p>
          </table:table-cell>
          <table:table-cell office:value-type="float" office:value="0.82329972413085">
            <text:p>0.8232997241</text:p>
          </table:table-cell>
          <table:table-cell office:value-type="float" office:value="0.797032045672613">
            <text:p>0.7970320457</text:p>
          </table:table-cell>
          <table:table-cell table:formula="of:=[.C19]/[.D19]" office:value-type="float" office:value="1.22353419325036">
            <text:p>1.2235341933</text:p>
          </table:table-cell>
          <table:table-cell office:value-type="float" office:value="1.53767354573637">
            <text:p>1.5376735457</text:p>
          </table:table-cell>
          <table:table-cell table:number-columns-repeated="1017"/>
        </table:table-row>
        <table:table-row table:style-name="ro1">
          <table:table-cell office:value-type="date" office:date-value="2013-02-07">
            <text:p>2013-02-07</text:p>
          </table:table-cell>
          <table:table-cell office:value-type="float" office:value="0.336023474040832">
            <text:p>0.336023474</text:p>
          </table:table-cell>
          <table:table-cell office:value-type="float" office:value="1.60156317770171">
            <text:p>1.6015631777</text:p>
          </table:table-cell>
          <table:table-cell office:value-type="float" office:value="0.81687238208651">
            <text:p>0.8168723821</text:p>
          </table:table-cell>
          <table:table-cell office:value-type="float" office:value="0.895934980520122">
            <text:p>0.8959349805</text:p>
          </table:table-cell>
          <table:table-cell table:formula="of:=[.C20]/[.D20]" office:value-type="float" office:value="1.96060389948659">
            <text:p>1.9606038995</text:p>
          </table:table-cell>
          <table:table-cell office:value-type="float" office:value="2.09000910246493">
            <text:p>2.0900091025</text:p>
          </table:table-cell>
          <table:table-cell table:number-columns-repeated="1017"/>
        </table:table-row>
        <table:table-row table:style-name="ro1">
          <table:table-cell office:value-type="date" office:date-value="2013-06-25">
            <text:p>2013-06-25</text:p>
          </table:table-cell>
          <table:table-cell office:value-type="float" office:value="0.946743835730656">
            <text:p>0.9467438357</text:p>
          </table:table-cell>
          <table:table-cell office:value-type="float" office:value="1.21444454441562">
            <text:p>1.2144445444</text:p>
          </table:table-cell>
          <table:table-cell office:value-type="float" office:value="0.510323835623368">
            <text:p>0.5103238356</text:p>
          </table:table-cell>
          <table:table-cell office:value-type="float" office:value="1.2147876251641">
            <text:p>1.2147876252</text:p>
          </table:table-cell>
          <table:table-cell table:formula="of:=[.C21]/[.D21]" office:value-type="float" office:value="2.37975273667584">
            <text:p>2.3797527367</text:p>
          </table:table-cell>
          <table:table-cell office:value-type="float" office:value="2.17083028468332">
            <text:p>2.1708302847</text:p>
          </table:table-cell>
          <table:table-cell table:number-columns-repeated="1017"/>
        </table:table-row>
        <table:table-row table:style-name="ro1">
          <table:table-cell office:value-type="date" office:date-value="2013-07-16">
            <text:p>2013-07-16</text:p>
          </table:table-cell>
          <table:table-cell office:value-type="float" office:value="1.55413576883347">
            <text:p>1.5541357688</text:p>
          </table:table-cell>
          <table:table-cell office:value-type="float" office:value="0.929433825349052">
            <text:p>0.9294338253</text:p>
          </table:table-cell>
          <table:table-cell office:value-type="float" office:value="0.872007495974578">
            <text:p>0.872007496</text:p>
          </table:table-cell>
          <table:table-cell office:value-type="float" office:value="0.755173389488929">
            <text:p>0.7551733895</text:p>
          </table:table-cell>
          <table:table-cell table:formula="of:=[.C22]/[.D22]" office:value-type="float" office:value="1.06585531619805">
            <text:p>1.0658553162</text:p>
          </table:table-cell>
          <table:table-cell office:value-type="float" office:value="1.74509992770919">
            <text:p>1.7450999277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umil Mehta</meta:initial-creator>
    <meta:creation-date>2013-07-18T03:49:05</meta:creation-date>
    <dc:date>2013-07-18T04:50:41</dc:date>
    <dc:creator>Dhrumil Mehta</dc:creator>
    <meta:editing-duration>PT46M26S</meta:editing-duration>
    <meta:editing-cycles>3</meta:editing-cycles>
    <meta:generator>LibreOffice/4.0.2.2$Linux_X86_64 LibreOffice_project/400m0$Build-2</meta:generator>
    <meta:document-statistic meta:table-count="7" meta:cell-count="81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949cm" svg:height="13.362cm" xlink:href=".." xlink:type="simple" chart:class="chart:line" chart:style-name="ch1">
        <chart:title svg:x="10.43cm" svg:y="0.403cm" chart:style-name="ch2">
          <text:p>Immigration Speeches : Presence of Crime Frame</text:p>
        </chart:title>
        <chart:subtitle svg:x="13.261cm" svg:y="1.449cm" chart:style-name="ch3">
          <text:p>R:D Log-Likelihood Ratio</text:p>
        </chart:subtitle>
        <chart:plot-area chart:style-name="ch4" table:cell-range-address="Crime.A2:Crime.A22 Crime.E2:Crime.E22" chart:data-source-has-labels="column" svg:x="1.629cm" svg:y="2.666cm" svg:width="28.084cm" svg:height="9.448cm">
          <chartooo:coordinate-region svg:x="2.411cm" svg:y="2.865cm" svg:width="27.302cm" svg:height="8.602cm"/>
          <chart:axis chart:dimension="x" chart:name="primary-x" chart:style-name="ch5" chartooo:axis-type="auto">
            <chartooo:date-scale/>
            <chart:title svg:x="15.19cm" svg:y="12.381cm" chart:style-name="ch6">
              <text:p>Dates</text:p>
            </chart:title>
            <chart:categories table:cell-range-address="Crime.A2:Crime.A22"/>
          </chart:axis>
          <chart:axis chart:dimension="y" chart:name="primary-y" chart:style-name="ch7">
            <chart:title svg:x="0.451cm" svg:y="9.339cm" chart:style-name="ch8">
              <text:p>R:D Ratio of Frame Usage</text:p>
            </chart:title>
            <chart:grid chart:style-name="ch9" chart:class="major"/>
          </chart:axis>
          <chart:series chart:style-name="ch10" chart:values-cell-range-address="Crime.E2:Crime.E22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35185">
                <text:p>35190</text:p>
                <draw:g>
                  <svg:desc>Crime.A2:Crime.A22</svg:desc>
                </draw:g>
              </table:table-cell>
              <table:table-cell office:value-type="float" office:value="0.876567172018529">
                <text:p>0.876567172018529</text:p>
                <draw:g>
                  <svg:desc>Crime.E2:Crime.E22</svg:desc>
                </draw:g>
              </table:table-cell>
            </table:table-row>
            <table:table-row>
              <table:table-cell office:value-type="float" office:value="35535">
                <text:p>35540</text:p>
              </table:table-cell>
              <table:table-cell office:value-type="float" office:value="1.00460462891906">
                <text:p>1.00460462891906</text:p>
              </table:table-cell>
            </table:table-row>
            <table:table-row>
              <table:table-cell office:value-type="float" office:value="35886">
                <text:p>35890</text:p>
              </table:table-cell>
              <table:table-cell office:value-type="float" office:value="1.55682754603139">
                <text:p>1.55682754603139</text:p>
              </table:table-cell>
            </table:table-row>
            <table:table-row>
              <table:table-cell office:value-type="float" office:value="36452">
                <text:p>36450</text:p>
              </table:table-cell>
              <table:table-cell office:value-type="float" office:value="1.46134994132504">
                <text:p>1.46134994132504</text:p>
              </table:table-cell>
            </table:table-row>
            <table:table-row>
              <table:table-cell office:value-type="float" office:value="36827">
                <text:p>36830</text:p>
              </table:table-cell>
              <table:table-cell office:value-type="float" office:value="2.06644726391285">
                <text:p>2.06644726391285</text:p>
              </table:table-cell>
            </table:table-row>
            <table:table-row>
              <table:table-cell office:value-type="float" office:value="37327">
                <text:p>37330</text:p>
              </table:table-cell>
              <table:table-cell office:value-type="float" office:value="0.979250471371237">
                <text:p>0.979250471371237</text:p>
              </table:table-cell>
            </table:table-row>
            <table:table-row>
              <table:table-cell office:value-type="float" office:value="37721">
                <text:p>37720</text:p>
              </table:table-cell>
              <table:table-cell office:value-type="float" office:value="1.23889480873343">
                <text:p>1.23889480873343</text:p>
              </table:table-cell>
            </table:table-row>
            <table:table-row>
              <table:table-cell office:value-type="float" office:value="38175">
                <text:p>38180</text:p>
              </table:table-cell>
              <table:table-cell office:value-type="float" office:value="2.1149530924333">
                <text:p>2.1149530924333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0.881670858296577">
                <text:p>0.881670858296577</text:p>
              </table:table-cell>
            </table:table-row>
            <table:table-row>
              <table:table-cell office:value-type="float" office:value="38701">
                <text:p>38700</text:p>
              </table:table-cell>
              <table:table-cell office:value-type="float" office:value="1.4904528713297">
                <text:p>1.4904528713297</text:p>
              </table:table-cell>
            </table:table-row>
            <table:table-row>
              <table:table-cell office:value-type="float" office:value="38833">
                <text:p>38830</text:p>
              </table:table-cell>
              <table:table-cell office:value-type="float" office:value="1.01598037877831">
                <text:p>1.01598037877831</text:p>
              </table:table-cell>
            </table:table-row>
            <table:table-row>
              <table:table-cell office:value-type="float" office:value="38895">
                <text:p>38900</text:p>
              </table:table-cell>
              <table:table-cell office:value-type="float" office:value="1.27321013547162">
                <text:p>1.27321013547162</text:p>
              </table:table-cell>
            </table:table-row>
            <table:table-row>
              <table:table-cell office:value-type="float" office:value="39107">
                <text:p>39110</text:p>
              </table:table-cell>
              <table:table-cell office:value-type="float" office:value="1.96060598162925">
                <text:p>1.96060598162925</text:p>
              </table:table-cell>
            </table:table-row>
            <table:table-row>
              <table:table-cell office:value-type="float" office:value="39237">
                <text:p>39240</text:p>
              </table:table-cell>
              <table:table-cell office:value-type="float" office:value="1.44755198582758">
                <text:p>1.44755198582758</text:p>
              </table:table-cell>
            </table:table-row>
            <table:table-row>
              <table:table-cell office:value-type="float" office:value="39345">
                <text:p>39350</text:p>
              </table:table-cell>
              <table:table-cell office:value-type="float" office:value="2.57290606253515">
                <text:p>2.57290606253515</text:p>
              </table:table-cell>
            </table:table-row>
            <table:table-row>
              <table:table-cell office:value-type="float" office:value="39819">
                <text:p>39820</text:p>
              </table:table-cell>
              <table:table-cell office:value-type="float" office:value="1.29840491442273">
                <text:p>1.29840491442273</text:p>
              </table:table-cell>
            </table:table-row>
            <table:table-row>
              <table:table-cell office:value-type="float" office:value="40252">
                <text:p>40250</text:p>
              </table:table-cell>
              <table:table-cell office:value-type="float" office:value="1.87224907535915">
                <text:p>1.87224907535915</text:p>
              </table:table-cell>
            </table:table-row>
            <table:table-row>
              <table:table-cell office:value-type="float" office:value="40604">
                <text:p>40600</text:p>
              </table:table-cell>
              <table:table-cell office:value-type="float" office:value="1.53767354573637">
                <text:p>1.53767354573637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2.09000910246493">
                <text:p>2.09000910246493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2.17083028468332">
                <text:p>2.17083028468332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1.74509992770919">
                <text:p>1.745099927709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67cm" svg:height="12.007cm" xlink:href=".." xlink:type="simple" chart:class="chart:line" chart:style-name="ch1">
        <chart:title svg:x="9.526cm" svg:y="0.376cm" chart:style-name="ch2">
          <text:p>Immigration Speeches: Presence of Christianity Frame</text:p>
        </chart:title>
        <chart:subtitle svg:x="12.727cm" svg:y="1.395cm" chart:style-name="ch3">
          <text:p>R:D Ratio Log Likelihoods</text:p>
        </chart:subtitle>
        <chart:plot-area chart:style-name="ch4" table:cell-range-address="Christianity.A2:Christianity.A22 Christianity.E1:Christianity.E22" chart:data-source-has-labels="both" svg:x="1.612cm" svg:y="2.558cm" svg:width="27.253cm" svg:height="8.228cm">
          <chartooo:coordinate-region svg:x="2.396cm" svg:y="2.758cm" svg:width="26.469cm" svg:height="7.381cm"/>
          <chart:axis chart:dimension="x" chart:name="primary-x" chart:style-name="ch5" chartooo:axis-type="auto">
            <chartooo:date-scale/>
            <chart:title svg:x="14.757cm" svg:y="11.026cm" chart:style-name="ch6">
              <text:p>Dates</text:p>
            </chart:title>
            <chart:categories table:cell-range-address="Christianity.A2:Christianity.A22"/>
          </chart:axis>
          <chart:axis chart:dimension="y" chart:name="primary-y" chart:style-name="ch7">
            <chart:title svg:x="0.451cm" svg:y="8.793cm" chart:style-name="ch8">
              <text:p>R:D Ratio of Log Likelihoods</text:p>
            </chart:title>
            <chart:grid chart:style-name="ch9" chart:class="major"/>
          </chart:axis>
          <chart:series chart:style-name="ch10" chart:values-cell-range-address="Christianity.E2:Christianity.E22" chart:label-cell-address="Christianity.E1:Christianity.E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:R</text:p>
                <draw:g>
                  <svg:desc>Christianity.E1:Christianity.E1</svg:desc>
                </draw:g>
              </table:table-cell>
            </table:table-row>
          </table:table-header-rows>
          <table:table-rows>
            <table:table-row>
              <table:table-cell office:value-type="float" office:value="35185">
                <text:p>35190</text:p>
                <draw:g>
                  <svg:desc>Christianity.A2:Christianity.A22</svg:desc>
                </draw:g>
              </table:table-cell>
              <table:table-cell office:value-type="float" office:value="0.469650633304949">
                <text:p>0.469650633304949</text:p>
                <draw:g>
                  <svg:desc>Christianity.E2:Christianity.E22</svg:desc>
                </draw:g>
              </table:table-cell>
            </table:table-row>
            <table:table-row>
              <table:table-cell office:value-type="float" office:value="35535">
                <text:p>35540</text:p>
              </table:table-cell>
              <table:table-cell office:value-type="float" office:value="0.37655856296884">
                <text:p>0.37655856296884</text:p>
              </table:table-cell>
            </table:table-row>
            <table:table-row>
              <table:table-cell office:value-type="float" office:value="35886">
                <text:p>35890</text:p>
              </table:table-cell>
              <table:table-cell office:value-type="float" office:value="0.952088111629877">
                <text:p>0.952088111629877</text:p>
              </table:table-cell>
            </table:table-row>
            <table:table-row>
              <table:table-cell office:value-type="float" office:value="36452">
                <text:p>36450</text:p>
              </table:table-cell>
              <table:table-cell office:value-type="float" office:value="0.465327342695178">
                <text:p>0.465327342695178</text:p>
              </table:table-cell>
            </table:table-row>
            <table:table-row>
              <table:table-cell office:value-type="float" office:value="36827">
                <text:p>36830</text:p>
              </table:table-cell>
              <table:table-cell office:value-type="float" office:value="0.685645035100719">
                <text:p>0.685645035100719</text:p>
              </table:table-cell>
            </table:table-row>
            <table:table-row>
              <table:table-cell office:value-type="float" office:value="37327">
                <text:p>37330</text:p>
              </table:table-cell>
              <table:table-cell office:value-type="float" office:value="0.885580075658617">
                <text:p>0.885580075658617</text:p>
              </table:table-cell>
            </table:table-row>
            <table:table-row>
              <table:table-cell office:value-type="float" office:value="37721">
                <text:p>37720</text:p>
              </table:table-cell>
              <table:table-cell office:value-type="float" office:value="1.02872351738187">
                <text:p>1.02872351738187</text:p>
              </table:table-cell>
            </table:table-row>
            <table:table-row>
              <table:table-cell office:value-type="float" office:value="38175">
                <text:p>38180</text:p>
              </table:table-cell>
              <table:table-cell office:value-type="float" office:value="0.639125667624371">
                <text:p>0.639125667624371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0.510066548400148">
                <text:p>0.510066548400148</text:p>
              </table:table-cell>
            </table:table-row>
            <table:table-row>
              <table:table-cell office:value-type="float" office:value="38701">
                <text:p>38700</text:p>
              </table:table-cell>
              <table:table-cell office:value-type="float" office:value="0.288489674859733">
                <text:p>0.288489674859733</text:p>
              </table:table-cell>
            </table:table-row>
            <table:table-row>
              <table:table-cell office:value-type="float" office:value="38833">
                <text:p>38830</text:p>
              </table:table-cell>
              <table:table-cell office:value-type="float" office:value="0.628828054400997">
                <text:p>0.628828054400997</text:p>
              </table:table-cell>
            </table:table-row>
            <table:table-row>
              <table:table-cell office:value-type="float" office:value="38895">
                <text:p>38900</text:p>
              </table:table-cell>
              <table:table-cell office:value-type="float" office:value="0.593117396861248">
                <text:p>0.593117396861248</text:p>
              </table:table-cell>
            </table:table-row>
            <table:table-row>
              <table:table-cell office:value-type="float" office:value="39107">
                <text:p>39110</text:p>
              </table:table-cell>
              <table:table-cell office:value-type="float" office:value="0.839186176939255">
                <text:p>0.839186176939255</text:p>
              </table:table-cell>
            </table:table-row>
            <table:table-row>
              <table:table-cell office:value-type="float" office:value="39237">
                <text:p>39240</text:p>
              </table:table-cell>
              <table:table-cell office:value-type="float" office:value="0.598327255991966">
                <text:p>0.598327255991966</text:p>
              </table:table-cell>
            </table:table-row>
            <table:table-row>
              <table:table-cell office:value-type="float" office:value="39345">
                <text:p>39350</text:p>
              </table:table-cell>
              <table:table-cell office:value-type="float" office:value="0.528707639741356">
                <text:p>0.528707639741356</text:p>
              </table:table-cell>
            </table:table-row>
            <table:table-row>
              <table:table-cell office:value-type="float" office:value="39819">
                <text:p>39820</text:p>
              </table:table-cell>
              <table:table-cell office:value-type="float" office:value="0.842134413555483">
                <text:p>0.842134413555483</text:p>
              </table:table-cell>
            </table:table-row>
            <table:table-row>
              <table:table-cell office:value-type="float" office:value="40252">
                <text:p>40250</text:p>
              </table:table-cell>
              <table:table-cell office:value-type="float" office:value="0.528031038587496">
                <text:p>0.528031038587496</text:p>
              </table:table-cell>
            </table:table-row>
            <table:table-row>
              <table:table-cell office:value-type="float" office:value="40604">
                <text:p>40600</text:p>
              </table:table-cell>
              <table:table-cell office:value-type="float" office:value="0.512896586082164">
                <text:p>0.512896586082164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0.692817508343671">
                <text:p>0.692817508343671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0.588560795591232">
                <text:p>0.588560795591232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0.612384652969832">
                <text:p>0.6123846529698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592cm" svg:height="11.127cm" xlink:href=".." xlink:type="simple" chart:class="chart:line" chart:style-name="ch1">
        <chart:title svg:x="11.633cm" svg:y="0.358cm" chart:style-name="ch2">
          <text:p>Immigration Speeches: Presence of Finance Frame</text:p>
        </chart:title>
        <chart:subtitle svg:x="14.583cm" svg:y="1.359cm" chart:style-name="ch3">
          <text:p>R:D Log-Likelihood Ratio</text:p>
        </chart:subtitle>
        <chart:plot-area chart:style-name="ch4" table:cell-range-address="Finance.A2:Finance.A22 Finance.E1:Finance.E22" chart:data-source-has-labels="both" svg:x="1.682cm" svg:y="2.486cm" svg:width="30.568cm" svg:height="7.438cm">
          <chartooo:coordinate-region svg:x="2.458cm" svg:y="2.685cm" svg:width="29.792cm" svg:height="6.592cm"/>
          <chart:axis chart:dimension="x" chart:name="primary-x" chart:style-name="ch5" chartooo:axis-type="auto">
            <chartooo:date-scale/>
            <chart:title svg:x="16.485cm" svg:y="10.146cm" chart:style-name="ch6">
              <text:p>Dates</text:p>
            </chart:title>
            <chart:categories table:cell-range-address="Finance.A2:Finance.A22"/>
          </chart:axis>
          <chart:axis chart:dimension="y" chart:name="primary-y" chart:style-name="ch7">
            <chart:title svg:x="0.451cm" svg:y="8.088cm" chart:style-name="ch8">
              <text:p>R:D Log-Likelihood Ratio</text:p>
            </chart:title>
            <chart:grid chart:style-name="ch9" chart:class="major"/>
          </chart:axis>
          <chart:series chart:style-name="ch10" chart:values-cell-range-address="Finance.E2:Finance.E22" chart:label-cell-address="Finance.E1:Finance.E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:R</text:p>
                <draw:g>
                  <svg:desc>Finance.E1:Finance.E1</svg:desc>
                </draw:g>
              </table:table-cell>
            </table:table-row>
          </table:table-header-rows>
          <table:table-rows>
            <table:table-row>
              <table:table-cell office:value-type="float" office:value="35185">
                <text:p>35190</text:p>
                <draw:g>
                  <svg:desc>Finance.A2:Finance.A22</svg:desc>
                </draw:g>
              </table:table-cell>
              <table:table-cell office:value-type="float" office:value="0.576039495239156">
                <text:p>0.576039495239156</text:p>
                <draw:g>
                  <svg:desc>Finance.E2:Finance.E22</svg:desc>
                </draw:g>
              </table:table-cell>
            </table:table-row>
            <table:table-row>
              <table:table-cell office:value-type="float" office:value="35535">
                <text:p>35540</text:p>
              </table:table-cell>
              <table:table-cell office:value-type="float" office:value="0.447532916324439">
                <text:p>0.447532916324439</text:p>
              </table:table-cell>
            </table:table-row>
            <table:table-row>
              <table:table-cell office:value-type="float" office:value="35886">
                <text:p>35890</text:p>
              </table:table-cell>
              <table:table-cell office:value-type="float" office:value="1.31230238681492">
                <text:p>1.31230238681492</text:p>
              </table:table-cell>
            </table:table-row>
            <table:table-row>
              <table:table-cell office:value-type="float" office:value="36452">
                <text:p>36450</text:p>
              </table:table-cell>
              <table:table-cell office:value-type="float" office:value="1.23190789344419">
                <text:p>1.23190789344419</text:p>
              </table:table-cell>
            </table:table-row>
            <table:table-row>
              <table:table-cell office:value-type="float" office:value="36827">
                <text:p>36830</text:p>
              </table:table-cell>
              <table:table-cell office:value-type="float" office:value="1.48985967376507">
                <text:p>1.48985967376507</text:p>
              </table:table-cell>
            </table:table-row>
            <table:table-row>
              <table:table-cell office:value-type="float" office:value="37327">
                <text:p>37330</text:p>
              </table:table-cell>
              <table:table-cell office:value-type="float" office:value="1.29135312883042">
                <text:p>1.29135312883042</text:p>
              </table:table-cell>
            </table:table-row>
            <table:table-row>
              <table:table-cell office:value-type="float" office:value="37721">
                <text:p>37720</text:p>
              </table:table-cell>
              <table:table-cell office:value-type="float" office:value="1.1354933900512">
                <text:p>1.1354933900512</text:p>
              </table:table-cell>
            </table:table-row>
            <table:table-row>
              <table:table-cell office:value-type="float" office:value="38175">
                <text:p>38180</text:p>
              </table:table-cell>
              <table:table-cell office:value-type="float" office:value="0.657290867226759">
                <text:p>0.657290867226759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0.827302863003883">
                <text:p>0.827302863003883</text:p>
              </table:table-cell>
            </table:table-row>
            <table:table-row>
              <table:table-cell office:value-type="float" office:value="38701">
                <text:p>38700</text:p>
              </table:table-cell>
              <table:table-cell office:value-type="float" office:value="0.830637897693177">
                <text:p>0.830637897693177</text:p>
              </table:table-cell>
            </table:table-row>
            <table:table-row>
              <table:table-cell office:value-type="float" office:value="38833">
                <text:p>38830</text:p>
              </table:table-cell>
              <table:table-cell office:value-type="float" office:value="1.02438515702322">
                <text:p>1.02438515702322</text:p>
              </table:table-cell>
            </table:table-row>
            <table:table-row>
              <table:table-cell office:value-type="float" office:value="38895">
                <text:p>38900</text:p>
              </table:table-cell>
              <table:table-cell office:value-type="float" office:value="0.963901443943942">
                <text:p>0.963901443943942</text:p>
              </table:table-cell>
            </table:table-row>
            <table:table-row>
              <table:table-cell office:value-type="float" office:value="39107">
                <text:p>39110</text:p>
              </table:table-cell>
              <table:table-cell office:value-type="float" office:value="1.11791263761302">
                <text:p>1.11791263761302</text:p>
              </table:table-cell>
            </table:table-row>
            <table:table-row>
              <table:table-cell office:value-type="float" office:value="39237">
                <text:p>39240</text:p>
              </table:table-cell>
              <table:table-cell office:value-type="float" office:value="0.968408940412395">
                <text:p>0.968408940412395</text:p>
              </table:table-cell>
            </table:table-row>
            <table:table-row>
              <table:table-cell office:value-type="float" office:value="39345">
                <text:p>39350</text:p>
              </table:table-cell>
              <table:table-cell office:value-type="float" office:value="0.733607258109465">
                <text:p>0.733607258109465</text:p>
              </table:table-cell>
            </table:table-row>
            <table:table-row>
              <table:table-cell office:value-type="float" office:value="39819">
                <text:p>39820</text:p>
              </table:table-cell>
              <table:table-cell office:value-type="float" office:value="1.0317735506353">
                <text:p>1.0317735506353</text:p>
              </table:table-cell>
            </table:table-row>
            <table:table-row>
              <table:table-cell office:value-type="float" office:value="40252">
                <text:p>40250</text:p>
              </table:table-cell>
              <table:table-cell office:value-type="float" office:value="1.28757562130804">
                <text:p>1.28757562130804</text:p>
              </table:table-cell>
            </table:table-row>
            <table:table-row>
              <table:table-cell office:value-type="float" office:value="40604">
                <text:p>40600</text:p>
              </table:table-cell>
              <table:table-cell office:value-type="float" office:value="0.797032045672613">
                <text:p>0.797032045672613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0.895934980520122">
                <text:p>0.895934980520122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1.2147876251641">
                <text:p>1.2147876251641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0.755173389488929">
                <text:p>0.75517338948892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637cm" svg:height="11.573cm" xlink:href=".." xlink:type="simple" chart:class="chart:line" chart:style-name="ch1">
        <chart:title svg:x="11.052cm" svg:y="0.367cm" chart:style-name="ch2">
          <text:p>Immigration Speeches: Presence of Sex Frame</text:p>
        </chart:title>
        <chart:subtitle svg:x="13.499cm" svg:y="1.377cm" chart:style-name="ch3">
          <text:p>R:D Log-Likelihood Ratios</text:p>
        </chart:subtitle>
        <chart:plot-area chart:style-name="ch4" table:cell-range-address="Sex.A2:Sex.A22 Sex.E1:Sex.E22" chart:data-source-has-labels="both" svg:x="1.643cm" svg:y="2.522cm" svg:width="28.73cm" svg:height="7.839cm">
          <chartooo:coordinate-region svg:x="2.424cm" svg:y="2.721cm" svg:width="27.949cm" svg:height="6.993cm"/>
          <chart:axis chart:dimension="x" chart:name="primary-x" chart:style-name="ch5" chartooo:axis-type="auto">
            <chartooo:date-scale/>
            <chart:title svg:x="15.527cm" svg:y="10.592cm" chart:style-name="ch6">
              <text:p>Dates</text:p>
            </chart:title>
            <chart:categories table:cell-range-address="Sex.A2:Sex.A22"/>
          </chart:axis>
          <chart:axis chart:dimension="y" chart:name="primary-y" chart:style-name="ch7">
            <chart:title svg:x="0.451cm" svg:y="8.403cm" chart:style-name="ch8">
              <text:p>R:D Log-Likelihood Ratios</text:p>
            </chart:title>
            <chart:grid chart:style-name="ch9" chart:class="major"/>
          </chart:axis>
          <chart:series chart:style-name="ch10" chart:values-cell-range-address="Sex.E2:Sex.E22" chart:label-cell-address="Sex.E1:Sex.E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:R</text:p>
                <draw:g>
                  <svg:desc>Sex.E1:Sex.E1</svg:desc>
                </draw:g>
              </table:table-cell>
            </table:table-row>
          </table:table-header-rows>
          <table:table-rows>
            <table:table-row>
              <table:table-cell office:value-type="float" office:value="35185">
                <text:p>35190</text:p>
                <draw:g>
                  <svg:desc>Sex.A2:Sex.A22</svg:desc>
                </draw:g>
              </table:table-cell>
              <table:table-cell office:value-type="float" office:value="0.527264543006444">
                <text:p>0.527264543006444</text:p>
                <draw:g>
                  <svg:desc>Sex.E2:Sex.E22</svg:desc>
                </draw:g>
              </table:table-cell>
            </table:table-row>
            <table:table-row>
              <table:table-cell office:value-type="float" office:value="35535">
                <text:p>35540</text:p>
              </table:table-cell>
              <table:table-cell office:value-type="float" office:value="0.594371980539785">
                <text:p>0.594371980539785</text:p>
              </table:table-cell>
            </table:table-row>
            <table:table-row>
              <table:table-cell office:value-type="float" office:value="35886">
                <text:p>35890</text:p>
              </table:table-cell>
              <table:table-cell office:value-type="float" office:value="1.08233576961">
                <text:p>1.08233576961</text:p>
              </table:table-cell>
            </table:table-row>
            <table:table-row>
              <table:table-cell office:value-type="float" office:value="36452">
                <text:p>36450</text:p>
              </table:table-cell>
              <table:table-cell office:value-type="float" office:value="0.777197014630761">
                <text:p>0.777197014630761</text:p>
              </table:table-cell>
            </table:table-row>
            <table:table-row>
              <table:table-cell office:value-type="float" office:value="36827">
                <text:p>36830</text:p>
              </table:table-cell>
              <table:table-cell office:value-type="float" office:value="1.18870614425665">
                <text:p>1.18870614425665</text:p>
              </table:table-cell>
            </table:table-row>
            <table:table-row>
              <table:table-cell office:value-type="float" office:value="37327">
                <text:p>37330</text:p>
              </table:table-cell>
              <table:table-cell office:value-type="float" office:value="0.981903070919946">
                <text:p>0.981903070919946</text:p>
              </table:table-cell>
            </table:table-row>
            <table:table-row>
              <table:table-cell office:value-type="float" office:value="37721">
                <text:p>37720</text:p>
              </table:table-cell>
              <table:table-cell office:value-type="float" office:value="1.15911306616366">
                <text:p>1.15911306616366</text:p>
              </table:table-cell>
            </table:table-row>
            <table:table-row>
              <table:table-cell office:value-type="float" office:value="38175">
                <text:p>38180</text:p>
              </table:table-cell>
              <table:table-cell office:value-type="float" office:value="0.766785367254852">
                <text:p>0.766785367254852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0.664433475421761">
                <text:p>0.664433475421761</text:p>
              </table:table-cell>
            </table:table-row>
            <table:table-row>
              <table:table-cell office:value-type="float" office:value="38701">
                <text:p>38700</text:p>
              </table:table-cell>
              <table:table-cell office:value-type="float" office:value="0.395687078461422">
                <text:p>0.395687078461422</text:p>
              </table:table-cell>
            </table:table-row>
            <table:table-row>
              <table:table-cell office:value-type="float" office:value="38833">
                <text:p>38830</text:p>
              </table:table-cell>
              <table:table-cell office:value-type="float" office:value="0.605847347270258">
                <text:p>0.605847347270258</text:p>
              </table:table-cell>
            </table:table-row>
            <table:table-row>
              <table:table-cell office:value-type="float" office:value="38895">
                <text:p>38900</text:p>
              </table:table-cell>
              <table:table-cell office:value-type="float" office:value="0.718856269828201">
                <text:p>0.718856269828201</text:p>
              </table:table-cell>
            </table:table-row>
            <table:table-row>
              <table:table-cell office:value-type="float" office:value="39107">
                <text:p>39110</text:p>
              </table:table-cell>
              <table:table-cell office:value-type="float" office:value="1.21613755390945">
                <text:p>1.21613755390945</text:p>
              </table:table-cell>
            </table:table-row>
            <table:table-row>
              <table:table-cell office:value-type="float" office:value="39237">
                <text:p>39240</text:p>
              </table:table-cell>
              <table:table-cell office:value-type="float" office:value="0.502249699742617">
                <text:p>0.502249699742617</text:p>
              </table:table-cell>
            </table:table-row>
            <table:table-row>
              <table:table-cell office:value-type="float" office:value="39345">
                <text:p>39350</text:p>
              </table:table-cell>
              <table:table-cell office:value-type="float" office:value="0.549396360683777">
                <text:p>0.549396360683777</text:p>
              </table:table-cell>
            </table:table-row>
            <table:table-row>
              <table:table-cell office:value-type="float" office:value="39819">
                <text:p>39820</text:p>
              </table:table-cell>
              <table:table-cell office:value-type="float" office:value="0.792416126170764">
                <text:p>0.792416126170764</text:p>
              </table:table-cell>
            </table:table-row>
            <table:table-row>
              <table:table-cell office:value-type="float" office:value="40252">
                <text:p>40250</text:p>
              </table:table-cell>
              <table:table-cell office:value-type="float" office:value="0.72298760302459">
                <text:p>0.72298760302459</text:p>
              </table:table-cell>
            </table:table-row>
            <table:table-row>
              <table:table-cell office:value-type="float" office:value="40604">
                <text:p>40600</text:p>
              </table:table-cell>
              <table:table-cell office:value-type="float" office:value="0.82329972413085">
                <text:p>0.82329972413085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0.81687238208651">
                <text:p>0.81687238208651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0.510323835623368">
                <text:p>0.510323835623368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0.872007495974578">
                <text:p>0.87200749597457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922cm" svg:height="13.605cm" xlink:href=".." xlink:type="simple" chart:class="chart:line" chart:style-name="ch1">
        <chart:title svg:x="10.668cm" svg:y="0.408cm" chart:style-name="ch2">
          <text:p>Immigration Speeches: Presence of War Frame</text:p>
        </chart:title>
        <chart:subtitle svg:x="13.248cm" svg:y="1.459cm" chart:style-name="ch3">
          <text:p>R:D Log-Likelihood Ratio</text:p>
        </chart:subtitle>
        <chart:plot-area chart:style-name="ch4" table:cell-range-address="War.A2:War.A22 War.E1:War.E22" chart:data-source-has-labels="both" svg:x="1.629cm" svg:y="2.686cm" svg:width="28.057cm" svg:height="9.666cm">
          <chartooo:coordinate-region svg:x="2.411cm" svg:y="2.885cm" svg:width="27.275cm" svg:height="8.82cm"/>
          <chart:axis chart:dimension="x" chart:name="primary-x" chart:style-name="ch5" chartooo:axis-type="auto">
            <chartooo:date-scale/>
            <chart:title svg:x="15.176cm" svg:y="12.624cm" chart:style-name="ch6">
              <text:p>Dates</text:p>
            </chart:title>
            <chart:categories table:cell-range-address="War.A2:War.A22"/>
          </chart:axis>
          <chart:axis chart:dimension="y" chart:name="primary-y" chart:style-name="ch7">
            <chart:title svg:x="0.451cm" svg:y="9.468cm" chart:style-name="ch8">
              <text:p>R:D Ratio of Frame Usage</text:p>
            </chart:title>
            <chart:grid chart:style-name="ch9" chart:class="major"/>
          </chart:axis>
          <chart:series chart:style-name="ch10" chart:values-cell-range-address="War.E2:War.E22" chart:label-cell-address="War.E1:War.E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:R</text:p>
                <draw:g>
                  <svg:desc>War.E1:War.E1</svg:desc>
                </draw:g>
              </table:table-cell>
            </table:table-row>
          </table:table-header-rows>
          <table:table-rows>
            <table:table-row>
              <table:table-cell office:value-type="float" office:value="35185">
                <text:p>35190</text:p>
                <draw:g>
                  <svg:desc>War.A2:War.A22</svg:desc>
                </draw:g>
              </table:table-cell>
              <table:table-cell office:value-type="float" office:value="0.87298144572301">
                <text:p>0.87298144572301</text:p>
                <draw:g>
                  <svg:desc>War.E2:War.E22</svg:desc>
                </draw:g>
              </table:table-cell>
            </table:table-row>
            <table:table-row>
              <table:table-cell office:value-type="float" office:value="35535">
                <text:p>35540</text:p>
              </table:table-cell>
              <table:table-cell office:value-type="float" office:value="0.63012955802435">
                <text:p>0.63012955802435</text:p>
              </table:table-cell>
            </table:table-row>
            <table:table-row>
              <table:table-cell office:value-type="float" office:value="35886">
                <text:p>35890</text:p>
              </table:table-cell>
              <table:table-cell office:value-type="float" office:value="1.0788145388135">
                <text:p>1.0788145388135</text:p>
              </table:table-cell>
            </table:table-row>
            <table:table-row>
              <table:table-cell office:value-type="float" office:value="36452">
                <text:p>36450</text:p>
              </table:table-cell>
              <table:table-cell office:value-type="float" office:value="0.880236099125096">
                <text:p>0.880236099125096</text:p>
              </table:table-cell>
            </table:table-row>
            <table:table-row>
              <table:table-cell office:value-type="float" office:value="36827">
                <text:p>36830</text:p>
              </table:table-cell>
              <table:table-cell office:value-type="float" office:value="1.94692612328283">
                <text:p>1.94692612328283</text:p>
              </table:table-cell>
            </table:table-row>
            <table:table-row>
              <table:table-cell office:value-type="float" office:value="37327">
                <text:p>37330</text:p>
              </table:table-cell>
              <table:table-cell office:value-type="float" office:value="0.97931742396404">
                <text:p>0.97931742396404</text:p>
              </table:table-cell>
            </table:table-row>
            <table:table-row>
              <table:table-cell office:value-type="float" office:value="37721">
                <text:p>37720</text:p>
              </table:table-cell>
              <table:table-cell office:value-type="float" office:value="1.15734014797197">
                <text:p>1.15734014797197</text:p>
              </table:table-cell>
            </table:table-row>
            <table:table-row>
              <table:table-cell office:value-type="float" office:value="38175">
                <text:p>38180</text:p>
              </table:table-cell>
              <table:table-cell office:value-type="float" office:value="0.705428863739897">
                <text:p>0.705428863739897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0.577335989959749">
                <text:p>0.577335989959749</text:p>
              </table:table-cell>
            </table:table-row>
            <table:table-row>
              <table:table-cell office:value-type="float" office:value="38701">
                <text:p>38700</text:p>
              </table:table-cell>
              <table:table-cell office:value-type="float" office:value="0.911157199580385">
                <text:p>0.911157199580385</text:p>
              </table:table-cell>
            </table:table-row>
            <table:table-row>
              <table:table-cell office:value-type="float" office:value="38833">
                <text:p>38830</text:p>
              </table:table-cell>
              <table:table-cell office:value-type="float" office:value="0.757436852619376">
                <text:p>0.757436852619376</text:p>
              </table:table-cell>
            </table:table-row>
            <table:table-row>
              <table:table-cell office:value-type="float" office:value="38895">
                <text:p>38900</text:p>
              </table:table-cell>
              <table:table-cell office:value-type="float" office:value="0.53251389776071">
                <text:p>0.53251389776071</text:p>
              </table:table-cell>
            </table:table-row>
            <table:table-row>
              <table:table-cell office:value-type="float" office:value="39107">
                <text:p>39110</text:p>
              </table:table-cell>
              <table:table-cell office:value-type="float" office:value="1.13768285386187">
                <text:p>1.13768285386187</text:p>
              </table:table-cell>
            </table:table-row>
            <table:table-row>
              <table:table-cell office:value-type="float" office:value="39237">
                <text:p>39240</text:p>
              </table:table-cell>
              <table:table-cell office:value-type="float" office:value="0.722797877339428">
                <text:p>0.722797877339428</text:p>
              </table:table-cell>
            </table:table-row>
            <table:table-row>
              <table:table-cell office:value-type="float" office:value="39345">
                <text:p>39350</text:p>
              </table:table-cell>
              <table:table-cell office:value-type="float" office:value="0.712814857865086">
                <text:p>0.712814857865086</text:p>
              </table:table-cell>
            </table:table-row>
            <table:table-row>
              <table:table-cell office:value-type="float" office:value="39819">
                <text:p>39820</text:p>
              </table:table-cell>
              <table:table-cell office:value-type="float" office:value="0.829353172985496">
                <text:p>0.829353172985496</text:p>
              </table:table-cell>
            </table:table-row>
            <table:table-row>
              <table:table-cell office:value-type="float" office:value="40252">
                <text:p>40250</text:p>
              </table:table-cell>
              <table:table-cell office:value-type="float" office:value="0.864902189051131">
                <text:p>0.864902189051131</text:p>
              </table:table-cell>
            </table:table-row>
            <table:table-row>
              <table:table-cell office:value-type="float" office:value="40604">
                <text:p>40600</text:p>
              </table:table-cell>
              <table:table-cell office:value-type="float" office:value="1.00733536376769">
                <text:p>1.00733536376769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1.60156317770171">
                <text:p>1.60156317770171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1.21444454441562">
                <text:p>1.21444454441562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0.929433825349052">
                <text:p>0.92943382534905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142cm" svg:height="11.899cm" xlink:href=".." xlink:type="simple" chart:class="chart:line" chart:style-name="ch1">
        <chart:title svg:x="9.654cm" svg:y="0.373cm" chart:style-name="ch2">
          <text:p>Immigration Speeches: Presence of CommonWords Frame</text:p>
        </chart:title>
        <chart:subtitle svg:x="13.371cm" svg:y="1.389cm" chart:style-name="ch3">
          <text:p>R:D Log Likelihood Ratio</text:p>
        </chart:subtitle>
        <chart:plot-area chart:style-name="ch4" table:cell-range-address="CommonWords.A2:CommonWords.A22 CommonWords.E1:CommonWords.E22" chart:data-source-has-labels="both" svg:x="1.633cm" svg:y="2.546cm" svg:width="28.265cm" svg:height="8.135cm">
          <chartooo:coordinate-region svg:x="2.415cm" svg:y="2.746cm" svg:width="27.483cm" svg:height="7.288cm"/>
          <chart:axis chart:dimension="x" chart:name="primary-x" chart:style-name="ch5" chartooo:axis-type="auto">
            <chartooo:date-scale/>
            <chart:title svg:x="15.284cm" svg:y="10.918cm" chart:style-name="ch6">
              <text:p>Dates</text:p>
            </chart:title>
            <chart:categories table:cell-range-address="CommonWords.A2:CommonWords.A22"/>
          </chart:axis>
          <chart:axis chart:dimension="y" chart:name="primary-y" chart:style-name="ch7">
            <chart:title svg:x="0.451cm" svg:y="8.562cm" chart:style-name="ch8">
              <text:p>R:D Ratio of Frame Usage</text:p>
            </chart:title>
            <chart:grid chart:style-name="ch9" chart:class="major"/>
          </chart:axis>
          <chart:series chart:style-name="ch10" chart:values-cell-range-address="CommonWords.E2:CommonWords.E22" chart:label-cell-address="CommonWords.E1:CommonWords.E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:R</text:p>
                <draw:g>
                  <svg:desc>CommonWords.E1:CommonWords.E1</svg:desc>
                </draw:g>
              </table:table-cell>
            </table:table-row>
          </table:table-header-rows>
          <table:table-rows>
            <table:table-row>
              <table:table-cell office:value-type="float" office:value="35185">
                <text:p>35190</text:p>
                <draw:g>
                  <svg:desc>CommonWords.A2:CommonWords.A22</svg:desc>
                </draw:g>
              </table:table-cell>
              <table:table-cell office:value-type="float" office:value="1.69302596290662">
                <text:p>1.69302596290662</text:p>
                <draw:g>
                  <svg:desc>CommonWords.E2:CommonWords.E22</svg:desc>
                </draw:g>
              </table:table-cell>
            </table:table-row>
            <table:table-row>
              <table:table-cell office:value-type="float" office:value="35535">
                <text:p>35540</text:p>
              </table:table-cell>
              <table:table-cell office:value-type="float" office:value="3.29442056890391">
                <text:p>3.29442056890391</text:p>
              </table:table-cell>
            </table:table-row>
            <table:table-row>
              <table:table-cell office:value-type="float" office:value="35886">
                <text:p>35890</text:p>
              </table:table-cell>
              <table:table-cell office:value-type="float" office:value="0.998273720174538">
                <text:p>0.998273720174538</text:p>
              </table:table-cell>
            </table:table-row>
            <table:table-row>
              <table:table-cell office:value-type="float" office:value="36452">
                <text:p>36450</text:p>
              </table:table-cell>
              <table:table-cell office:value-type="float" office:value="0.327672353050695">
                <text:p>0.327672353050695</text:p>
              </table:table-cell>
            </table:table-row>
            <table:table-row>
              <table:table-cell office:value-type="float" office:value="36827">
                <text:p>36830</text:p>
              </table:table-cell>
              <table:table-cell office:value-type="float" office:value="0.0696776702871867">
                <text:p>0.0696776702871867</text:p>
              </table:table-cell>
            </table:table-row>
            <table:table-row>
              <table:table-cell office:value-type="float" office:value="37327">
                <text:p>37330</text:p>
              </table:table-cell>
              <table:table-cell office:value-type="float" office:value="0.984125537239521">
                <text:p>0.984125537239521</text:p>
              </table:table-cell>
            </table:table-row>
            <table:table-row>
              <table:table-cell office:value-type="float" office:value="37721">
                <text:p>37720</text:p>
              </table:table-cell>
              <table:table-cell office:value-type="float" office:value="0.423636747483662">
                <text:p>0.423636747483662</text:p>
              </table:table-cell>
            </table:table-row>
            <table:table-row>
              <table:table-cell office:value-type="float" office:value="38175">
                <text:p>38180</text:p>
              </table:table-cell>
              <table:table-cell office:value-type="float" office:value="0.337698875920189">
                <text:p>0.337698875920189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1.81005284859839">
                <text:p>1.81005284859839</text:p>
              </table:table-cell>
            </table:table-row>
            <table:table-row>
              <table:table-cell office:value-type="float" office:value="38701">
                <text:p>38700</text:p>
              </table:table-cell>
              <table:table-cell office:value-type="float" office:value="4.91010255989535">
                <text:p>4.91010255989535</text:p>
              </table:table-cell>
            </table:table-row>
            <table:table-row>
              <table:table-cell office:value-type="float" office:value="38833">
                <text:p>38830</text:p>
              </table:table-cell>
              <table:table-cell office:value-type="float" office:value="2.9002928639575">
                <text:p>2.9002928639575</text:p>
              </table:table-cell>
            </table:table-row>
            <table:table-row>
              <table:table-cell office:value-type="float" office:value="38895">
                <text:p>38900</text:p>
              </table:table-cell>
              <table:table-cell office:value-type="float" office:value="3.10434435096767">
                <text:p>3.10434435096767</text:p>
              </table:table-cell>
            </table:table-row>
            <table:table-row>
              <table:table-cell office:value-type="float" office:value="39107">
                <text:p>39110</text:p>
              </table:table-cell>
              <table:table-cell office:value-type="float" office:value="1.39311492925339">
                <text:p>1.39311492925339</text:p>
              </table:table-cell>
            </table:table-row>
            <table:table-row>
              <table:table-cell office:value-type="float" office:value="39237">
                <text:p>39240</text:p>
              </table:table-cell>
              <table:table-cell office:value-type="float" office:value="3.18974203226468">
                <text:p>3.18974203226468</text:p>
              </table:table-cell>
            </table:table-row>
            <table:table-row>
              <table:table-cell office:value-type="float" office:value="39345">
                <text:p>39350</text:p>
              </table:table-cell>
              <table:table-cell office:value-type="float" office:value="1.7243102231493">
                <text:p>1.7243102231493</text:p>
              </table:table-cell>
            </table:table-row>
            <table:table-row>
              <table:table-cell office:value-type="float" office:value="39819">
                <text:p>39820</text:p>
              </table:table-cell>
              <table:table-cell office:value-type="float" office:value="0.827826130024227">
                <text:p>0.827826130024227</text:p>
              </table:table-cell>
            </table:table-row>
            <table:table-row>
              <table:table-cell office:value-type="float" office:value="40252">
                <text:p>40250</text:p>
              </table:table-cell>
              <table:table-cell office:value-type="float" office:value="3.39778724035202">
                <text:p>3.39778724035202</text:p>
              </table:table-cell>
            </table:table-row>
            <table:table-row>
              <table:table-cell office:value-type="float" office:value="40604">
                <text:p>40600</text:p>
              </table:table-cell>
              <table:table-cell office:value-type="float" office:value="1.6432444527087">
                <text:p>1.6432444527087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0.336023474040832">
                <text:p>0.336023474040832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0.946743835730656">
                <text:p>0.946743835730656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1.55413576883347">
                <text:p>1.5541357688334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467cm" svg:height="9cm" xlink:href=".." xlink:type="simple" chart:class="chart:line" chart:style-name="ch1">
        <chart:legend chart:legend-position="end" svg:x="27.768cm" svg:y="2.956cm" style:legend-expansion="high" chart:style-name="ch2"/>
        <chart:plot-area chart:style-name="ch3" table:cell-range-address="Sheet7.A2:Sheet7.G22 Sheet7.B1:Sheet7.G1" chart:data-source-has-labels="both" svg:x="1.079cm" svg:y="0.855cm" svg:width="25.431cm" svg:height="7.545cm">
          <chartooo:coordinate-region svg:x="1.868cm" svg:y="1.054cm" svg:width="24.642cm" svg:height="6.699cm"/>
          <chart:axis chart:dimension="x" chart:name="primary-x" chart:style-name="ch4" chartooo:axis-type="auto">
            <chartooo:date-scale/>
            <chart:categories table:cell-range-address="Sheet7.A2:Sheet7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B2:Sheet7.B22" chart:label-cell-address="Sheet7.B1:Sheet7.B1" chart:class="chart:line">
            <chart:data-point chart:repeated="21"/>
          </chart:series>
          <chart:series chart:style-name="ch8" chart:values-cell-range-address="Sheet7.C2:Sheet7.C22" chart:label-cell-address="Sheet7.C1:Sheet7.C1" chart:class="chart:line">
            <chart:data-point chart:repeated="21"/>
          </chart:series>
          <chart:series chart:style-name="ch9" chart:values-cell-range-address="Sheet7.D2:Sheet7.D22" chart:label-cell-address="Sheet7.D1:Sheet7.D1" chart:class="chart:line">
            <chart:data-point chart:repeated="21"/>
          </chart:series>
          <chart:series chart:style-name="ch10" chart:values-cell-range-address="Sheet7.E2:Sheet7.E22" chart:label-cell-address="Sheet7.E1:Sheet7.E1" chart:class="chart:line">
            <chart:data-point chart:repeated="21"/>
          </chart:series>
          <chart:series chart:style-name="ch11" chart:values-cell-range-address="Sheet7.F2:Sheet7.F22" chart:label-cell-address="Sheet7.F1:Sheet7.F1" chart:class="chart:line">
            <chart:data-point chart:repeated="21"/>
          </chart:series>
          <chart:series chart:style-name="ch12" chart:values-cell-range-address="Sheet7.G2:Sheet7.G22" chart:label-cell-address="Sheet7.G1:Sheet7.G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onWords</text:p>
                <draw:g>
                  <svg:desc>Sheet7.B1:Sheet7.B1</svg:desc>
                </draw:g>
              </table:table-cell>
              <table:table-cell office:value-type="string">
                <text:p>War</text:p>
                <draw:g>
                  <svg:desc>Sheet7.C1:Sheet7.C1</svg:desc>
                </draw:g>
              </table:table-cell>
              <table:table-cell office:value-type="string">
                <text:p>Sex</text:p>
                <draw:g>
                  <svg:desc>Sheet7.D1:Sheet7.D1</svg:desc>
                </draw:g>
              </table:table-cell>
              <table:table-cell office:value-type="string">
                <text:p>Finance</text:p>
                <draw:g>
                  <svg:desc>Sheet7.E1:Sheet7.E1</svg:desc>
                </draw:g>
              </table:table-cell>
              <table:table-cell office:value-type="string">
                <text:p>Christianity</text:p>
                <draw:g>
                  <svg:desc>Sheet7.F1:Sheet7.F1</svg:desc>
                </draw:g>
              </table:table-cell>
              <table:table-cell office:value-type="string">
                <text:p>Crime</text:p>
                <draw:g>
                  <svg:desc>Sheet7.G1:Sheet7.G1</svg:desc>
                </draw:g>
              </table:table-cell>
            </table:table-row>
          </table:table-header-rows>
          <table:table-rows>
            <table:table-row>
              <table:table-cell office:value-type="float" office:value="35185">
                <text:p>35190</text:p>
                <draw:g>
                  <svg:desc>Sheet7.A2:Sheet7.A22</svg:desc>
                </draw:g>
              </table:table-cell>
              <table:table-cell office:value-type="float" office:value="1.69302596290662">
                <text:p>1.69302596290662</text:p>
                <draw:g>
                  <svg:desc>Sheet7.B2:Sheet7.B22</svg:desc>
                </draw:g>
              </table:table-cell>
              <table:table-cell office:value-type="float" office:value="0.87298144572301">
                <text:p>0.87298144572301</text:p>
                <draw:g>
                  <svg:desc>Sheet7.C2:Sheet7.C22</svg:desc>
                </draw:g>
              </table:table-cell>
              <table:table-cell office:value-type="float" office:value="0.527264543006444">
                <text:p>0.527264543006444</text:p>
                <draw:g>
                  <svg:desc>Sheet7.D2:Sheet7.D22</svg:desc>
                </draw:g>
              </table:table-cell>
              <table:table-cell office:value-type="float" office:value="0.576039495239156">
                <text:p>0.576039495239156</text:p>
                <draw:g>
                  <svg:desc>Sheet7.E2:Sheet7.E22</svg:desc>
                </draw:g>
              </table:table-cell>
              <table:table-cell office:value-type="float" office:value="1.65568016530241">
                <text:p>1.65568016530241</text:p>
                <draw:g>
                  <svg:desc>Sheet7.F2:Sheet7.F22</svg:desc>
                </draw:g>
              </table:table-cell>
              <table:table-cell office:value-type="float" office:value="0.876567172018529">
                <text:p>0.876567172018529</text:p>
                <draw:g>
                  <svg:desc>Sheet7.G2:Sheet7.G22</svg:desc>
                </draw:g>
              </table:table-cell>
            </table:table-row>
            <table:table-row>
              <table:table-cell office:value-type="float" office:value="35535">
                <text:p>35540</text:p>
              </table:table-cell>
              <table:table-cell office:value-type="float" office:value="3.29442056890391">
                <text:p>3.29442056890391</text:p>
              </table:table-cell>
              <table:table-cell office:value-type="float" office:value="0.63012955802435">
                <text:p>0.63012955802435</text:p>
              </table:table-cell>
              <table:table-cell office:value-type="float" office:value="0.594371980539785">
                <text:p>0.594371980539785</text:p>
              </table:table-cell>
              <table:table-cell office:value-type="float" office:value="0.447532916324439">
                <text:p>0.447532916324439</text:p>
              </table:table-cell>
              <table:table-cell office:value-type="float" office:value="1.06016026773687">
                <text:p>1.06016026773687</text:p>
              </table:table-cell>
              <table:table-cell office:value-type="float" office:value="1.00460462891906">
                <text:p>1.00460462891906</text:p>
              </table:table-cell>
            </table:table-row>
            <table:table-row>
              <table:table-cell office:value-type="float" office:value="35886">
                <text:p>35890</text:p>
              </table:table-cell>
              <table:table-cell office:value-type="float" office:value="0.998273720174538">
                <text:p>0.998273720174538</text:p>
              </table:table-cell>
              <table:table-cell office:value-type="float" office:value="1.0788145388135">
                <text:p>1.0788145388135</text:p>
              </table:table-cell>
              <table:table-cell office:value-type="float" office:value="1.08233576961">
                <text:p>1.08233576961</text:p>
              </table:table-cell>
              <table:table-cell office:value-type="float" office:value="1.31230238681492">
                <text:p>1.31230238681492</text:p>
              </table:table-cell>
              <table:table-cell office:value-type="float" office:value="0.996746637323301">
                <text:p>0.996746637323301</text:p>
              </table:table-cell>
              <table:table-cell office:value-type="float" office:value="1.55682754603139">
                <text:p>1.55682754603139</text:p>
              </table:table-cell>
            </table:table-row>
            <table:table-row>
              <table:table-cell office:value-type="float" office:value="36452">
                <text:p>36450</text:p>
              </table:table-cell>
              <table:table-cell office:value-type="float" office:value="0.327672353050695">
                <text:p>0.327672353050695</text:p>
              </table:table-cell>
              <table:table-cell office:value-type="float" office:value="0.880236099125096">
                <text:p>0.880236099125096</text:p>
              </table:table-cell>
              <table:table-cell office:value-type="float" office:value="0.777197014630761">
                <text:p>0.777197014630761</text:p>
              </table:table-cell>
              <table:table-cell office:value-type="float" office:value="1.23190789344419">
                <text:p>1.23190789344419</text:p>
              </table:table-cell>
              <table:table-cell office:value-type="float" office:value="1.13257781817817">
                <text:p>1.13257781817817</text:p>
              </table:table-cell>
              <table:table-cell office:value-type="float" office:value="1.46134994132504">
                <text:p>1.46134994132504</text:p>
              </table:table-cell>
            </table:table-row>
            <table:table-row>
              <table:table-cell office:value-type="float" office:value="36827">
                <text:p>36830</text:p>
              </table:table-cell>
              <table:table-cell office:value-type="float" office:value="0.0696776702871867">
                <text:p>0.0696776702871867</text:p>
              </table:table-cell>
              <table:table-cell office:value-type="float" office:value="1.94692612328283">
                <text:p>1.94692612328283</text:p>
              </table:table-cell>
              <table:table-cell office:value-type="float" office:value="1.18870614425665">
                <text:p>1.18870614425665</text:p>
              </table:table-cell>
              <table:table-cell office:value-type="float" office:value="1.48985967376507">
                <text:p>1.48985967376507</text:p>
              </table:table-cell>
              <table:table-cell office:value-type="float" office:value="1.63785316723531">
                <text:p>1.63785316723531</text:p>
              </table:table-cell>
              <table:table-cell office:value-type="float" office:value="2.06644726391285">
                <text:p>2.06644726391285</text:p>
              </table:table-cell>
            </table:table-row>
            <table:table-row>
              <table:table-cell office:value-type="float" office:value="37327">
                <text:p>37330</text:p>
              </table:table-cell>
              <table:table-cell office:value-type="float" office:value="0.984125537239521">
                <text:p>0.984125537239521</text:p>
              </table:table-cell>
              <table:table-cell office:value-type="float" office:value="0.97931742396404">
                <text:p>0.97931742396404</text:p>
              </table:table-cell>
              <table:table-cell office:value-type="float" office:value="0.981903070919946">
                <text:p>0.981903070919946</text:p>
              </table:table-cell>
              <table:table-cell office:value-type="float" office:value="1.29135312883042">
                <text:p>1.29135312883042</text:p>
              </table:table-cell>
              <table:table-cell office:value-type="float" office:value="0.997366698371272">
                <text:p>0.997366698371272</text:p>
              </table:table-cell>
              <table:table-cell office:value-type="float" office:value="0.979250471371237">
                <text:p>0.979250471371237</text:p>
              </table:table-cell>
            </table:table-row>
            <table:table-row>
              <table:table-cell office:value-type="float" office:value="37721">
                <text:p>37720</text:p>
              </table:table-cell>
              <table:table-cell office:value-type="float" office:value="0.423636747483662">
                <text:p>0.423636747483662</text:p>
              </table:table-cell>
              <table:table-cell office:value-type="float" office:value="1.15734014797197">
                <text:p>1.15734014797197</text:p>
              </table:table-cell>
              <table:table-cell office:value-type="float" office:value="1.15911306616366">
                <text:p>1.15911306616366</text:p>
              </table:table-cell>
              <table:table-cell office:value-type="float" office:value="1.1354933900512">
                <text:p>1.1354933900512</text:p>
              </table:table-cell>
              <table:table-cell office:value-type="float" office:value="0.998470452759577">
                <text:p>0.998470452759577</text:p>
              </table:table-cell>
              <table:table-cell office:value-type="float" office:value="1.23889480873343">
                <text:p>1.23889480873343</text:p>
              </table:table-cell>
            </table:table-row>
            <table:table-row>
              <table:table-cell office:value-type="float" office:value="38175">
                <text:p>38180</text:p>
              </table:table-cell>
              <table:table-cell office:value-type="float" office:value="0.337698875920189">
                <text:p>0.337698875920189</text:p>
              </table:table-cell>
              <table:table-cell office:value-type="float" office:value="0.705428863739897">
                <text:p>0.705428863739897</text:p>
              </table:table-cell>
              <table:table-cell office:value-type="float" office:value="0.766785367254852">
                <text:p>0.766785367254852</text:p>
              </table:table-cell>
              <table:table-cell office:value-type="float" office:value="0.657290867226759">
                <text:p>0.657290867226759</text:p>
              </table:table-cell>
              <table:table-cell office:value-type="float" office:value="0.919982166933341">
                <text:p>0.919982166933341</text:p>
              </table:table-cell>
              <table:table-cell office:value-type="float" office:value="2.1149530924333">
                <text:p>2.1149530924333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1.81005284859839">
                <text:p>1.81005284859839</text:p>
              </table:table-cell>
              <table:table-cell office:value-type="float" office:value="0.577335989959749">
                <text:p>0.577335989959749</text:p>
              </table:table-cell>
              <table:table-cell office:value-type="float" office:value="0.664433475421761">
                <text:p>0.664433475421761</text:p>
              </table:table-cell>
              <table:table-cell office:value-type="float" office:value="0.827302863003883">
                <text:p>0.827302863003883</text:p>
              </table:table-cell>
              <table:table-cell office:value-type="float" office:value="0.868914663869508">
                <text:p>0.868914663869508</text:p>
              </table:table-cell>
              <table:table-cell office:value-type="float" office:value="0.881670858296577">
                <text:p>0.881670858296577</text:p>
              </table:table-cell>
            </table:table-row>
            <table:table-row>
              <table:table-cell office:value-type="float" office:value="38701">
                <text:p>38700</text:p>
              </table:table-cell>
              <table:table-cell office:value-type="float" office:value="4.91010255989535">
                <text:p>4.91010255989535</text:p>
              </table:table-cell>
              <table:table-cell office:value-type="float" office:value="0.911157199580385">
                <text:p>0.911157199580385</text:p>
              </table:table-cell>
              <table:table-cell office:value-type="float" office:value="0.395687078461422">
                <text:p>0.395687078461422</text:p>
              </table:table-cell>
              <table:table-cell office:value-type="float" office:value="0.830637897693177">
                <text:p>0.830637897693177</text:p>
              </table:table-cell>
              <table:table-cell office:value-type="float" office:value="2.30272164338371">
                <text:p>2.30272164338371</text:p>
              </table:table-cell>
              <table:table-cell office:value-type="float" office:value="1.4904528713297">
                <text:p>1.4904528713297</text:p>
              </table:table-cell>
            </table:table-row>
            <table:table-row>
              <table:table-cell office:value-type="float" office:value="38833">
                <text:p>38830</text:p>
              </table:table-cell>
              <table:table-cell office:value-type="float" office:value="2.9002928639575">
                <text:p>2.9002928639575</text:p>
              </table:table-cell>
              <table:table-cell office:value-type="float" office:value="0.757436852619376">
                <text:p>0.757436852619376</text:p>
              </table:table-cell>
              <table:table-cell office:value-type="float" office:value="0.605847347270258">
                <text:p>0.605847347270258</text:p>
              </table:table-cell>
              <table:table-cell office:value-type="float" office:value="1.02438515702322">
                <text:p>1.02438515702322</text:p>
              </table:table-cell>
              <table:table-cell office:value-type="float" office:value="1.25021072722713">
                <text:p>1.25021072722713</text:p>
              </table:table-cell>
              <table:table-cell office:value-type="float" office:value="1.01598037877831">
                <text:p>1.01598037877831</text:p>
              </table:table-cell>
            </table:table-row>
            <table:table-row>
              <table:table-cell office:value-type="float" office:value="38895">
                <text:p>38900</text:p>
              </table:table-cell>
              <table:table-cell office:value-type="float" office:value="3.10434435096767">
                <text:p>3.10434435096767</text:p>
              </table:table-cell>
              <table:table-cell office:value-type="float" office:value="0.53251389776071">
                <text:p>0.53251389776071</text:p>
              </table:table-cell>
              <table:table-cell office:value-type="float" office:value="0.718856269828201">
                <text:p>0.718856269828201</text:p>
              </table:table-cell>
              <table:table-cell office:value-type="float" office:value="0.963901443943942">
                <text:p>0.963901443943942</text:p>
              </table:table-cell>
              <table:table-cell office:value-type="float" office:value="0.740779374280167">
                <text:p>0.740779374280167</text:p>
              </table:table-cell>
              <table:table-cell office:value-type="float" office:value="1.27321013547162">
                <text:p>1.27321013547162</text:p>
              </table:table-cell>
            </table:table-row>
            <table:table-row>
              <table:table-cell office:value-type="float" office:value="39107">
                <text:p>39110</text:p>
              </table:table-cell>
              <table:table-cell office:value-type="float" office:value="1.39311492925339">
                <text:p>1.39311492925339</text:p>
              </table:table-cell>
              <table:table-cell office:value-type="float" office:value="1.13768285386187">
                <text:p>1.13768285386187</text:p>
              </table:table-cell>
              <table:table-cell office:value-type="float" office:value="1.21613755390945">
                <text:p>1.21613755390945</text:p>
              </table:table-cell>
              <table:table-cell office:value-type="float" office:value="1.11791263761302">
                <text:p>1.11791263761302</text:p>
              </table:table-cell>
              <table:table-cell office:value-type="float" office:value="0.935488629723355">
                <text:p>0.935488629723355</text:p>
              </table:table-cell>
              <table:table-cell office:value-type="float" office:value="1.96060598162925">
                <text:p>1.96060598162925</text:p>
              </table:table-cell>
            </table:table-row>
            <table:table-row>
              <table:table-cell office:value-type="float" office:value="39237">
                <text:p>39240</text:p>
              </table:table-cell>
              <table:table-cell office:value-type="float" office:value="3.18974203226468">
                <text:p>3.18974203226468</text:p>
              </table:table-cell>
              <table:table-cell office:value-type="float" office:value="0.722797877339428">
                <text:p>0.722797877339428</text:p>
              </table:table-cell>
              <table:table-cell office:value-type="float" office:value="0.502249699742617">
                <text:p>0.502249699742617</text:p>
              </table:table-cell>
              <table:table-cell office:value-type="float" office:value="0.968408940412395">
                <text:p>0.968408940412395</text:p>
              </table:table-cell>
              <table:table-cell office:value-type="float" office:value="1.43912057629867">
                <text:p>1.43912057629867</text:p>
              </table:table-cell>
              <table:table-cell office:value-type="float" office:value="1.44755198582758">
                <text:p>1.44755198582758</text:p>
              </table:table-cell>
            </table:table-row>
            <table:table-row>
              <table:table-cell office:value-type="float" office:value="39345">
                <text:p>39350</text:p>
              </table:table-cell>
              <table:table-cell office:value-type="float" office:value="1.7243102231493">
                <text:p>1.7243102231493</text:p>
              </table:table-cell>
              <table:table-cell office:value-type="float" office:value="0.712814857865086">
                <text:p>0.712814857865086</text:p>
              </table:table-cell>
              <table:table-cell office:value-type="float" office:value="0.549396360683777">
                <text:p>0.549396360683777</text:p>
              </table:table-cell>
              <table:table-cell office:value-type="float" office:value="0.733607258109465">
                <text:p>0.733607258109465</text:p>
              </table:table-cell>
              <table:table-cell office:value-type="float" office:value="1.29745100054525">
                <text:p>1.29745100054525</text:p>
              </table:table-cell>
              <table:table-cell office:value-type="float" office:value="2.57290606253515">
                <text:p>2.57290606253515</text:p>
              </table:table-cell>
            </table:table-row>
            <table:table-row>
              <table:table-cell office:value-type="float" office:value="39819">
                <text:p>39820</text:p>
              </table:table-cell>
              <table:table-cell office:value-type="float" office:value="0.827826130024227">
                <text:p>0.827826130024227</text:p>
              </table:table-cell>
              <table:table-cell office:value-type="float" office:value="0.829353172985496">
                <text:p>0.829353172985496</text:p>
              </table:table-cell>
              <table:table-cell office:value-type="float" office:value="0.792416126170764">
                <text:p>0.792416126170764</text:p>
              </table:table-cell>
              <table:table-cell office:value-type="float" office:value="1.0317735506353">
                <text:p>1.0317735506353</text:p>
              </table:table-cell>
              <table:table-cell office:value-type="float" office:value="1.04661319424836">
                <text:p>1.04661319424836</text:p>
              </table:table-cell>
              <table:table-cell office:value-type="float" office:value="1.29840491442273">
                <text:p>1.29840491442273</text:p>
              </table:table-cell>
            </table:table-row>
            <table:table-row>
              <table:table-cell office:value-type="float" office:value="40252">
                <text:p>40250</text:p>
              </table:table-cell>
              <table:table-cell office:value-type="float" office:value="3.39778724035202">
                <text:p>3.39778724035202</text:p>
              </table:table-cell>
              <table:table-cell office:value-type="float" office:value="0.864902189051131">
                <text:p>0.864902189051131</text:p>
              </table:table-cell>
              <table:table-cell office:value-type="float" office:value="0.72298760302459">
                <text:p>0.72298760302459</text:p>
              </table:table-cell>
              <table:table-cell office:value-type="float" office:value="1.28757562130804">
                <text:p>1.28757562130804</text:p>
              </table:table-cell>
              <table:table-cell office:value-type="float" office:value="1.19628910016278">
                <text:p>1.19628910016278</text:p>
              </table:table-cell>
              <table:table-cell office:value-type="float" office:value="1.87224907535915">
                <text:p>1.87224907535915</text:p>
              </table:table-cell>
            </table:table-row>
            <table:table-row>
              <table:table-cell office:value-type="float" office:value="40604">
                <text:p>40600</text:p>
              </table:table-cell>
              <table:table-cell office:value-type="float" office:value="1.6432444527087">
                <text:p>1.6432444527087</text:p>
              </table:table-cell>
              <table:table-cell office:value-type="float" office:value="1.00733536376769">
                <text:p>1.00733536376769</text:p>
              </table:table-cell>
              <table:table-cell office:value-type="float" office:value="0.82329972413085">
                <text:p>0.82329972413085</text:p>
              </table:table-cell>
              <table:table-cell office:value-type="float" office:value="0.797032045672613">
                <text:p>0.797032045672613</text:p>
              </table:table-cell>
              <table:table-cell office:value-type="float" office:value="1.22353419325036">
                <text:p>1.22353419325036</text:p>
              </table:table-cell>
              <table:table-cell office:value-type="float" office:value="1.53767354573637">
                <text:p>1.53767354573637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0.336023474040832">
                <text:p>0.336023474040832</text:p>
              </table:table-cell>
              <table:table-cell office:value-type="float" office:value="1.60156317770171">
                <text:p>1.60156317770171</text:p>
              </table:table-cell>
              <table:table-cell office:value-type="float" office:value="0.81687238208651">
                <text:p>0.81687238208651</text:p>
              </table:table-cell>
              <table:table-cell office:value-type="float" office:value="0.895934980520122">
                <text:p>0.895934980520122</text:p>
              </table:table-cell>
              <table:table-cell office:value-type="float" office:value="1.96060389948659">
                <text:p>1.96060389948659</text:p>
              </table:table-cell>
              <table:table-cell office:value-type="float" office:value="2.09000910246493">
                <text:p>2.09000910246493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0.946743835730656">
                <text:p>0.946743835730656</text:p>
              </table:table-cell>
              <table:table-cell office:value-type="float" office:value="1.21444454441562">
                <text:p>1.21444454441562</text:p>
              </table:table-cell>
              <table:table-cell office:value-type="float" office:value="0.510323835623368">
                <text:p>0.510323835623368</text:p>
              </table:table-cell>
              <table:table-cell office:value-type="float" office:value="1.2147876251641">
                <text:p>1.2147876251641</text:p>
              </table:table-cell>
              <table:table-cell office:value-type="float" office:value="2.37975273667584">
                <text:p>2.37975273667584</text:p>
              </table:table-cell>
              <table:table-cell office:value-type="float" office:value="2.17083028468332">
                <text:p>2.17083028468332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1.55413576883347">
                <text:p>1.55413576883347</text:p>
              </table:table-cell>
              <table:table-cell office:value-type="float" office:value="0.929433825349052">
                <text:p>0.929433825349052</text:p>
              </table:table-cell>
              <table:table-cell office:value-type="float" office:value="0.872007495974578">
                <text:p>0.872007495974578</text:p>
              </table:table-cell>
              <table:table-cell office:value-type="float" office:value="0.755173389488929">
                <text:p>0.755173389488929</text:p>
              </table:table-cell>
              <table:table-cell office:value-type="float" office:value="1.06585531619805">
                <text:p>1.06585531619805</text:p>
              </table:table-cell>
              <table:table-cell office:value-type="float" office:value="1.74509992770919">
                <text:p>1.7450999277091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949cm" svg:height="13.362cm" xlink:href=".." xlink:type="simple" chart:class="chart:line" chart:style-name="ch1">
        <chart:plot-area chart:style-name="ch2" table:cell-range-address="Crime.A2:Crime.A22 Crime.E2:Crime.E22" chart:data-source-has-labels="column" svg:x="1.068cm" svg:y="1.203cm" svg:width="28.645cm" svg:height="11.472cm">
          <chartooo:coordinate-region svg:x="1.849cm" svg:y="1.402cm" svg:width="27.864cm" svg:height="10.626cm"/>
          <chart:axis chart:dimension="x" chart:name="primary-x" chart:style-name="ch3" chartooo:axis-type="auto">
            <chartooo:date-scale/>
            <chart:categories table:cell-range-address="Crime.A2:Crime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rime.E2:Crime.E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35185">
                <text:p>35190</text:p>
                <draw:g>
                  <svg:desc>Crime.A2:Crime.A22</svg:desc>
                </draw:g>
              </table:table-cell>
              <table:table-cell office:value-type="float" office:value="0.876567172018529">
                <text:p>0.876567172018529</text:p>
                <draw:g>
                  <svg:desc>Crime.E2:Crime.E22</svg:desc>
                </draw:g>
              </table:table-cell>
            </table:table-row>
            <table:table-row>
              <table:table-cell office:value-type="float" office:value="35535">
                <text:p>35540</text:p>
              </table:table-cell>
              <table:table-cell office:value-type="float" office:value="1.00460462891906">
                <text:p>1.00460462891906</text:p>
              </table:table-cell>
            </table:table-row>
            <table:table-row>
              <table:table-cell office:value-type="float" office:value="35886">
                <text:p>35890</text:p>
              </table:table-cell>
              <table:table-cell office:value-type="float" office:value="1.55682754603139">
                <text:p>1.55682754603139</text:p>
              </table:table-cell>
            </table:table-row>
            <table:table-row>
              <table:table-cell office:value-type="float" office:value="36452">
                <text:p>36450</text:p>
              </table:table-cell>
              <table:table-cell office:value-type="float" office:value="1.46134994132504">
                <text:p>1.46134994132504</text:p>
              </table:table-cell>
            </table:table-row>
            <table:table-row>
              <table:table-cell office:value-type="float" office:value="36827">
                <text:p>36830</text:p>
              </table:table-cell>
              <table:table-cell office:value-type="float" office:value="2.06644726391285">
                <text:p>2.06644726391285</text:p>
              </table:table-cell>
            </table:table-row>
            <table:table-row>
              <table:table-cell office:value-type="float" office:value="37327">
                <text:p>37330</text:p>
              </table:table-cell>
              <table:table-cell office:value-type="float" office:value="0.979250471371237">
                <text:p>0.979250471371237</text:p>
              </table:table-cell>
            </table:table-row>
            <table:table-row>
              <table:table-cell office:value-type="float" office:value="37721">
                <text:p>37720</text:p>
              </table:table-cell>
              <table:table-cell office:value-type="float" office:value="1.23889480873343">
                <text:p>1.23889480873343</text:p>
              </table:table-cell>
            </table:table-row>
            <table:table-row>
              <table:table-cell office:value-type="float" office:value="38175">
                <text:p>38180</text:p>
              </table:table-cell>
              <table:table-cell office:value-type="float" office:value="2.1149530924333">
                <text:p>2.1149530924333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0.881670858296577">
                <text:p>0.881670858296577</text:p>
              </table:table-cell>
            </table:table-row>
            <table:table-row>
              <table:table-cell office:value-type="float" office:value="38701">
                <text:p>38700</text:p>
              </table:table-cell>
              <table:table-cell office:value-type="float" office:value="1.4904528713297">
                <text:p>1.4904528713297</text:p>
              </table:table-cell>
            </table:table-row>
            <table:table-row>
              <table:table-cell office:value-type="float" office:value="38833">
                <text:p>38830</text:p>
              </table:table-cell>
              <table:table-cell office:value-type="float" office:value="1.01598037877831">
                <text:p>1.01598037877831</text:p>
              </table:table-cell>
            </table:table-row>
            <table:table-row>
              <table:table-cell office:value-type="float" office:value="38895">
                <text:p>38900</text:p>
              </table:table-cell>
              <table:table-cell office:value-type="float" office:value="1.27321013547162">
                <text:p>1.27321013547162</text:p>
              </table:table-cell>
            </table:table-row>
            <table:table-row>
              <table:table-cell office:value-type="float" office:value="39107">
                <text:p>39110</text:p>
              </table:table-cell>
              <table:table-cell office:value-type="float" office:value="1.96060598162925">
                <text:p>1.96060598162925</text:p>
              </table:table-cell>
            </table:table-row>
            <table:table-row>
              <table:table-cell office:value-type="float" office:value="39237">
                <text:p>39240</text:p>
              </table:table-cell>
              <table:table-cell office:value-type="float" office:value="1.44755198582758">
                <text:p>1.44755198582758</text:p>
              </table:table-cell>
            </table:table-row>
            <table:table-row>
              <table:table-cell office:value-type="float" office:value="39345">
                <text:p>39350</text:p>
              </table:table-cell>
              <table:table-cell office:value-type="float" office:value="2.57290606253515">
                <text:p>2.57290606253515</text:p>
              </table:table-cell>
            </table:table-row>
            <table:table-row>
              <table:table-cell office:value-type="float" office:value="39819">
                <text:p>39820</text:p>
              </table:table-cell>
              <table:table-cell office:value-type="float" office:value="1.29840491442273">
                <text:p>1.29840491442273</text:p>
              </table:table-cell>
            </table:table-row>
            <table:table-row>
              <table:table-cell office:value-type="float" office:value="40252">
                <text:p>40250</text:p>
              </table:table-cell>
              <table:table-cell office:value-type="float" office:value="1.87224907535915">
                <text:p>1.87224907535915</text:p>
              </table:table-cell>
            </table:table-row>
            <table:table-row>
              <table:table-cell office:value-type="float" office:value="40604">
                <text:p>40600</text:p>
              </table:table-cell>
              <table:table-cell office:value-type="float" office:value="1.53767354573637">
                <text:p>1.53767354573637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2.09000910246493">
                <text:p>2.09000910246493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2.17083028468332">
                <text:p>2.17083028468332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1.74509992770919">
                <text:p>1.745099927709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949cm" svg:height="13.362cm" xlink:href=".." xlink:type="simple" chart:class="chart:line" chart:style-name="ch1">
        <chart:title svg:x="10.43cm" svg:y="0.403cm" chart:style-name="ch2">
          <text:p>Immigration Speeches : Presence of Crime Frame</text:p>
        </chart:title>
        <chart:subtitle svg:x="13.261cm" svg:y="1.449cm" chart:style-name="ch3">
          <text:p>R:D Log-Likelihood Ratio</text:p>
        </chart:subtitle>
        <chart:plot-area chart:style-name="ch4" table:cell-range-address="Crime.A2:Crime.A22 Crime.E2:Crime.E22" chart:data-source-has-labels="column" svg:x="1.629cm" svg:y="2.666cm" svg:width="28.084cm" svg:height="9.448cm">
          <chartooo:coordinate-region svg:x="2.411cm" svg:y="2.865cm" svg:width="27.302cm" svg:height="8.602cm"/>
          <chart:axis chart:dimension="x" chart:name="primary-x" chart:style-name="ch5" chartooo:axis-type="auto">
            <chartooo:date-scale/>
            <chart:title svg:x="15.19cm" svg:y="12.381cm" chart:style-name="ch6">
              <text:p>Dates</text:p>
            </chart:title>
            <chart:categories table:cell-range-address="Crime.A2:Crime.A22"/>
          </chart:axis>
          <chart:axis chart:dimension="y" chart:name="primary-y" chart:style-name="ch7">
            <chart:title svg:x="0.451cm" svg:y="9.339cm" chart:style-name="ch8">
              <text:p>R:D Ratio of Frame Usage</text:p>
            </chart:title>
            <chart:grid chart:style-name="ch9" chart:class="major"/>
          </chart:axis>
          <chart:series chart:style-name="ch10" chart:values-cell-range-address="Crime.E2:Crime.E22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35185">
                <text:p>35190</text:p>
                <draw:g>
                  <svg:desc>Crime.A2:Crime.A22</svg:desc>
                </draw:g>
              </table:table-cell>
              <table:table-cell office:value-type="float" office:value="0.876567172018529">
                <text:p>0.876567172018529</text:p>
                <draw:g>
                  <svg:desc>Crime.E2:Crime.E22</svg:desc>
                </draw:g>
              </table:table-cell>
            </table:table-row>
            <table:table-row>
              <table:table-cell office:value-type="float" office:value="35535">
                <text:p>35540</text:p>
              </table:table-cell>
              <table:table-cell office:value-type="float" office:value="1.00460462891906">
                <text:p>1.00460462891906</text:p>
              </table:table-cell>
            </table:table-row>
            <table:table-row>
              <table:table-cell office:value-type="float" office:value="35886">
                <text:p>35890</text:p>
              </table:table-cell>
              <table:table-cell office:value-type="float" office:value="1.55682754603139">
                <text:p>1.55682754603139</text:p>
              </table:table-cell>
            </table:table-row>
            <table:table-row>
              <table:table-cell office:value-type="float" office:value="36452">
                <text:p>36450</text:p>
              </table:table-cell>
              <table:table-cell office:value-type="float" office:value="1.46134994132504">
                <text:p>1.46134994132504</text:p>
              </table:table-cell>
            </table:table-row>
            <table:table-row>
              <table:table-cell office:value-type="float" office:value="36827">
                <text:p>36830</text:p>
              </table:table-cell>
              <table:table-cell office:value-type="float" office:value="2.06644726391285">
                <text:p>2.06644726391285</text:p>
              </table:table-cell>
            </table:table-row>
            <table:table-row>
              <table:table-cell office:value-type="float" office:value="37327">
                <text:p>37330</text:p>
              </table:table-cell>
              <table:table-cell office:value-type="float" office:value="0.979250471371237">
                <text:p>0.979250471371237</text:p>
              </table:table-cell>
            </table:table-row>
            <table:table-row>
              <table:table-cell office:value-type="float" office:value="37721">
                <text:p>37720</text:p>
              </table:table-cell>
              <table:table-cell office:value-type="float" office:value="1.23889480873343">
                <text:p>1.23889480873343</text:p>
              </table:table-cell>
            </table:table-row>
            <table:table-row>
              <table:table-cell office:value-type="float" office:value="38175">
                <text:p>38180</text:p>
              </table:table-cell>
              <table:table-cell office:value-type="float" office:value="2.1149530924333">
                <text:p>2.1149530924333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0.881670858296577">
                <text:p>0.881670858296577</text:p>
              </table:table-cell>
            </table:table-row>
            <table:table-row>
              <table:table-cell office:value-type="float" office:value="38701">
                <text:p>38700</text:p>
              </table:table-cell>
              <table:table-cell office:value-type="float" office:value="1.4904528713297">
                <text:p>1.4904528713297</text:p>
              </table:table-cell>
            </table:table-row>
            <table:table-row>
              <table:table-cell office:value-type="float" office:value="38833">
                <text:p>38830</text:p>
              </table:table-cell>
              <table:table-cell office:value-type="float" office:value="1.01598037877831">
                <text:p>1.01598037877831</text:p>
              </table:table-cell>
            </table:table-row>
            <table:table-row>
              <table:table-cell office:value-type="float" office:value="38895">
                <text:p>38900</text:p>
              </table:table-cell>
              <table:table-cell office:value-type="float" office:value="1.27321013547162">
                <text:p>1.27321013547162</text:p>
              </table:table-cell>
            </table:table-row>
            <table:table-row>
              <table:table-cell office:value-type="float" office:value="39107">
                <text:p>39110</text:p>
              </table:table-cell>
              <table:table-cell office:value-type="float" office:value="1.96060598162925">
                <text:p>1.96060598162925</text:p>
              </table:table-cell>
            </table:table-row>
            <table:table-row>
              <table:table-cell office:value-type="float" office:value="39237">
                <text:p>39240</text:p>
              </table:table-cell>
              <table:table-cell office:value-type="float" office:value="1.44755198582758">
                <text:p>1.44755198582758</text:p>
              </table:table-cell>
            </table:table-row>
            <table:table-row>
              <table:table-cell office:value-type="float" office:value="39345">
                <text:p>39350</text:p>
              </table:table-cell>
              <table:table-cell office:value-type="float" office:value="2.57290606253515">
                <text:p>2.57290606253515</text:p>
              </table:table-cell>
            </table:table-row>
            <table:table-row>
              <table:table-cell office:value-type="float" office:value="39819">
                <text:p>39820</text:p>
              </table:table-cell>
              <table:table-cell office:value-type="float" office:value="1.29840491442273">
                <text:p>1.29840491442273</text:p>
              </table:table-cell>
            </table:table-row>
            <table:table-row>
              <table:table-cell office:value-type="float" office:value="40252">
                <text:p>40250</text:p>
              </table:table-cell>
              <table:table-cell office:value-type="float" office:value="1.87224907535915">
                <text:p>1.87224907535915</text:p>
              </table:table-cell>
            </table:table-row>
            <table:table-row>
              <table:table-cell office:value-type="float" office:value="40604">
                <text:p>40600</text:p>
              </table:table-cell>
              <table:table-cell office:value-type="float" office:value="1.53767354573637">
                <text:p>1.53767354573637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2.09000910246493">
                <text:p>2.09000910246493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2.17083028468332">
                <text:p>2.17083028468332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1.74509992770919">
                <text:p>1.745099927709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67cm" svg:height="12.007cm" xlink:href=".." xlink:type="simple" chart:class="chart:line" chart:style-name="ch1">
        <chart:title svg:x="9.526cm" svg:y="0.376cm" chart:style-name="ch2">
          <text:p>Immigration Speeches: Presence of Christianity Frame</text:p>
        </chart:title>
        <chart:subtitle svg:x="12.727cm" svg:y="1.395cm" chart:style-name="ch3">
          <text:p>R:D Ratio Log Likelihoods</text:p>
        </chart:subtitle>
        <chart:plot-area chart:style-name="ch4" table:cell-range-address="Christianity.A1:Christianity.A22 Christianity.E1:Christianity.E22" chart:data-source-has-labels="both" svg:x="1.612cm" svg:y="2.558cm" svg:width="27.253cm" svg:height="8.228cm">
          <chartooo:coordinate-region svg:x="2.396cm" svg:y="2.758cm" svg:width="26.469cm" svg:height="7.381cm"/>
          <chart:axis chart:dimension="x" chart:name="primary-x" chart:style-name="ch5" chartooo:axis-type="auto">
            <chartooo:date-scale/>
            <chart:title svg:x="14.757cm" svg:y="11.026cm" chart:style-name="ch6">
              <text:p>Dates</text:p>
            </chart:title>
            <chart:categories table:cell-range-address="Christianity.A2:Christianity.A22"/>
          </chart:axis>
          <chart:axis chart:dimension="y" chart:name="primary-y" chart:style-name="ch7">
            <chart:title svg:x="0.451cm" svg:y="8.793cm" chart:style-name="ch8">
              <text:p>R:D Ratio of Log Likelihoods</text:p>
            </chart:title>
            <chart:grid chart:style-name="ch9" chart:class="major"/>
          </chart:axis>
          <chart:series chart:style-name="ch10" chart:values-cell-range-address="Christianity.E2:Christianity.E22" chart:label-cell-address="Christianity.E1:Christianity.E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:R</text:p>
                <draw:g>
                  <svg:desc>Christianity.E1:Christianity.E1</svg:desc>
                </draw:g>
              </table:table-cell>
            </table:table-row>
          </table:table-header-rows>
          <table:table-rows>
            <table:table-row>
              <table:table-cell office:value-type="float" office:value="35185">
                <text:p>35190</text:p>
                <draw:g>
                  <svg:desc>Christianity.A2:Christianity.A22</svg:desc>
                </draw:g>
              </table:table-cell>
              <table:table-cell office:value-type="float" office:value="0.469650633304949">
                <text:p>0.469650633304949</text:p>
                <draw:g>
                  <svg:desc>Christianity.E2:Christianity.E22</svg:desc>
                </draw:g>
              </table:table-cell>
            </table:table-row>
            <table:table-row>
              <table:table-cell office:value-type="float" office:value="35535">
                <text:p>35540</text:p>
              </table:table-cell>
              <table:table-cell office:value-type="float" office:value="0.37655856296884">
                <text:p>0.37655856296884</text:p>
              </table:table-cell>
            </table:table-row>
            <table:table-row>
              <table:table-cell office:value-type="float" office:value="35886">
                <text:p>35890</text:p>
              </table:table-cell>
              <table:table-cell office:value-type="float" office:value="0.952088111629877">
                <text:p>0.952088111629877</text:p>
              </table:table-cell>
            </table:table-row>
            <table:table-row>
              <table:table-cell office:value-type="float" office:value="36452">
                <text:p>36450</text:p>
              </table:table-cell>
              <table:table-cell office:value-type="float" office:value="0.465327342695178">
                <text:p>0.465327342695178</text:p>
              </table:table-cell>
            </table:table-row>
            <table:table-row>
              <table:table-cell office:value-type="float" office:value="36827">
                <text:p>36830</text:p>
              </table:table-cell>
              <table:table-cell office:value-type="float" office:value="0.685645035100719">
                <text:p>0.685645035100719</text:p>
              </table:table-cell>
            </table:table-row>
            <table:table-row>
              <table:table-cell office:value-type="float" office:value="37327">
                <text:p>37330</text:p>
              </table:table-cell>
              <table:table-cell office:value-type="float" office:value="0.885580075658617">
                <text:p>0.885580075658617</text:p>
              </table:table-cell>
            </table:table-row>
            <table:table-row>
              <table:table-cell office:value-type="float" office:value="37721">
                <text:p>37720</text:p>
              </table:table-cell>
              <table:table-cell office:value-type="float" office:value="1.02872351738187">
                <text:p>1.02872351738187</text:p>
              </table:table-cell>
            </table:table-row>
            <table:table-row>
              <table:table-cell office:value-type="float" office:value="38175">
                <text:p>38180</text:p>
              </table:table-cell>
              <table:table-cell office:value-type="float" office:value="0.639125667624371">
                <text:p>0.639125667624371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0.510066548400148">
                <text:p>0.510066548400148</text:p>
              </table:table-cell>
            </table:table-row>
            <table:table-row>
              <table:table-cell office:value-type="float" office:value="38701">
                <text:p>38700</text:p>
              </table:table-cell>
              <table:table-cell office:value-type="float" office:value="0.288489674859733">
                <text:p>0.288489674859733</text:p>
              </table:table-cell>
            </table:table-row>
            <table:table-row>
              <table:table-cell office:value-type="float" office:value="38833">
                <text:p>38830</text:p>
              </table:table-cell>
              <table:table-cell office:value-type="float" office:value="0.628828054400997">
                <text:p>0.628828054400997</text:p>
              </table:table-cell>
            </table:table-row>
            <table:table-row>
              <table:table-cell office:value-type="float" office:value="38895">
                <text:p>38900</text:p>
              </table:table-cell>
              <table:table-cell office:value-type="float" office:value="0.593117396861248">
                <text:p>0.593117396861248</text:p>
              </table:table-cell>
            </table:table-row>
            <table:table-row>
              <table:table-cell office:value-type="float" office:value="39107">
                <text:p>39110</text:p>
              </table:table-cell>
              <table:table-cell office:value-type="float" office:value="0.839186176939255">
                <text:p>0.839186176939255</text:p>
              </table:table-cell>
            </table:table-row>
            <table:table-row>
              <table:table-cell office:value-type="float" office:value="39237">
                <text:p>39240</text:p>
              </table:table-cell>
              <table:table-cell office:value-type="float" office:value="0.598327255991966">
                <text:p>0.598327255991966</text:p>
              </table:table-cell>
            </table:table-row>
            <table:table-row>
              <table:table-cell office:value-type="float" office:value="39345">
                <text:p>39350</text:p>
              </table:table-cell>
              <table:table-cell office:value-type="float" office:value="0.528707639741356">
                <text:p>0.528707639741356</text:p>
              </table:table-cell>
            </table:table-row>
            <table:table-row>
              <table:table-cell office:value-type="float" office:value="39819">
                <text:p>39820</text:p>
              </table:table-cell>
              <table:table-cell office:value-type="float" office:value="0.842134413555483">
                <text:p>0.842134413555483</text:p>
              </table:table-cell>
            </table:table-row>
            <table:table-row>
              <table:table-cell office:value-type="float" office:value="40252">
                <text:p>40250</text:p>
              </table:table-cell>
              <table:table-cell office:value-type="float" office:value="0.528031038587496">
                <text:p>0.528031038587496</text:p>
              </table:table-cell>
            </table:table-row>
            <table:table-row>
              <table:table-cell office:value-type="float" office:value="40604">
                <text:p>40600</text:p>
              </table:table-cell>
              <table:table-cell office:value-type="float" office:value="0.512896586082164">
                <text:p>0.512896586082164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0.692817508343671">
                <text:p>0.692817508343671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0.588560795591232">
                <text:p>0.588560795591232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0.612384652969832">
                <text:p>0.6123846529698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592cm" svg:height="11.127cm" xlink:href=".." xlink:type="simple" chart:class="chart:line" chart:style-name="ch1">
        <chart:title svg:x="11.633cm" svg:y="0.358cm" chart:style-name="ch2">
          <text:p>Immigration Speeches: Presence of Finance Frame</text:p>
        </chart:title>
        <chart:subtitle svg:x="14.583cm" svg:y="1.359cm" chart:style-name="ch3">
          <text:p>R:D Log-Likelihood Ratio</text:p>
        </chart:subtitle>
        <chart:plot-area chart:style-name="ch4" table:cell-range-address="Finance.A1:Finance.A22 Finance.E1:Finance.E22" chart:data-source-has-labels="both" svg:x="1.682cm" svg:y="2.486cm" svg:width="30.568cm" svg:height="7.438cm">
          <chartooo:coordinate-region svg:x="2.458cm" svg:y="2.685cm" svg:width="29.792cm" svg:height="6.592cm"/>
          <chart:axis chart:dimension="x" chart:name="primary-x" chart:style-name="ch5" chartooo:axis-type="auto">
            <chartooo:date-scale/>
            <chart:title svg:x="16.485cm" svg:y="10.146cm" chart:style-name="ch6">
              <text:p>Dates</text:p>
            </chart:title>
            <chart:categories table:cell-range-address="Finance.A2:Finance.A22"/>
          </chart:axis>
          <chart:axis chart:dimension="y" chart:name="primary-y" chart:style-name="ch7">
            <chart:title svg:x="0.451cm" svg:y="8.088cm" chart:style-name="ch8">
              <text:p>R:D Log-Likelihood Ratio</text:p>
            </chart:title>
            <chart:grid chart:style-name="ch9" chart:class="major"/>
          </chart:axis>
          <chart:series chart:style-name="ch10" chart:values-cell-range-address="Finance.E2:Finance.E22" chart:label-cell-address="Finance.E1:Finance.E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:R</text:p>
                <draw:g>
                  <svg:desc>Finance.E1:Finance.E1</svg:desc>
                </draw:g>
              </table:table-cell>
            </table:table-row>
          </table:table-header-rows>
          <table:table-rows>
            <table:table-row>
              <table:table-cell office:value-type="float" office:value="35185">
                <text:p>35190</text:p>
                <draw:g>
                  <svg:desc>Finance.A2:Finance.A22</svg:desc>
                </draw:g>
              </table:table-cell>
              <table:table-cell office:value-type="float" office:value="0.576039495239156">
                <text:p>0.576039495239156</text:p>
                <draw:g>
                  <svg:desc>Finance.E2:Finance.E22</svg:desc>
                </draw:g>
              </table:table-cell>
            </table:table-row>
            <table:table-row>
              <table:table-cell office:value-type="float" office:value="35535">
                <text:p>35540</text:p>
              </table:table-cell>
              <table:table-cell office:value-type="float" office:value="0.447532916324439">
                <text:p>0.447532916324439</text:p>
              </table:table-cell>
            </table:table-row>
            <table:table-row>
              <table:table-cell office:value-type="float" office:value="35886">
                <text:p>35890</text:p>
              </table:table-cell>
              <table:table-cell office:value-type="float" office:value="1.31230238681492">
                <text:p>1.31230238681492</text:p>
              </table:table-cell>
            </table:table-row>
            <table:table-row>
              <table:table-cell office:value-type="float" office:value="36452">
                <text:p>36450</text:p>
              </table:table-cell>
              <table:table-cell office:value-type="float" office:value="1.23190789344419">
                <text:p>1.23190789344419</text:p>
              </table:table-cell>
            </table:table-row>
            <table:table-row>
              <table:table-cell office:value-type="float" office:value="36827">
                <text:p>36830</text:p>
              </table:table-cell>
              <table:table-cell office:value-type="float" office:value="1.48985967376507">
                <text:p>1.48985967376507</text:p>
              </table:table-cell>
            </table:table-row>
            <table:table-row>
              <table:table-cell office:value-type="float" office:value="37327">
                <text:p>37330</text:p>
              </table:table-cell>
              <table:table-cell office:value-type="float" office:value="1.29135312883042">
                <text:p>1.29135312883042</text:p>
              </table:table-cell>
            </table:table-row>
            <table:table-row>
              <table:table-cell office:value-type="float" office:value="37721">
                <text:p>37720</text:p>
              </table:table-cell>
              <table:table-cell office:value-type="float" office:value="1.1354933900512">
                <text:p>1.1354933900512</text:p>
              </table:table-cell>
            </table:table-row>
            <table:table-row>
              <table:table-cell office:value-type="float" office:value="38175">
                <text:p>38180</text:p>
              </table:table-cell>
              <table:table-cell office:value-type="float" office:value="0.657290867226759">
                <text:p>0.657290867226759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0.827302863003883">
                <text:p>0.827302863003883</text:p>
              </table:table-cell>
            </table:table-row>
            <table:table-row>
              <table:table-cell office:value-type="float" office:value="38701">
                <text:p>38700</text:p>
              </table:table-cell>
              <table:table-cell office:value-type="float" office:value="0.830637897693177">
                <text:p>0.830637897693177</text:p>
              </table:table-cell>
            </table:table-row>
            <table:table-row>
              <table:table-cell office:value-type="float" office:value="38833">
                <text:p>38830</text:p>
              </table:table-cell>
              <table:table-cell office:value-type="float" office:value="1.02438515702322">
                <text:p>1.02438515702322</text:p>
              </table:table-cell>
            </table:table-row>
            <table:table-row>
              <table:table-cell office:value-type="float" office:value="38895">
                <text:p>38900</text:p>
              </table:table-cell>
              <table:table-cell office:value-type="float" office:value="0.963901443943942">
                <text:p>0.963901443943942</text:p>
              </table:table-cell>
            </table:table-row>
            <table:table-row>
              <table:table-cell office:value-type="float" office:value="39107">
                <text:p>39110</text:p>
              </table:table-cell>
              <table:table-cell office:value-type="float" office:value="1.11791263761302">
                <text:p>1.11791263761302</text:p>
              </table:table-cell>
            </table:table-row>
            <table:table-row>
              <table:table-cell office:value-type="float" office:value="39237">
                <text:p>39240</text:p>
              </table:table-cell>
              <table:table-cell office:value-type="float" office:value="0.968408940412395">
                <text:p>0.968408940412395</text:p>
              </table:table-cell>
            </table:table-row>
            <table:table-row>
              <table:table-cell office:value-type="float" office:value="39345">
                <text:p>39350</text:p>
              </table:table-cell>
              <table:table-cell office:value-type="float" office:value="0.733607258109465">
                <text:p>0.733607258109465</text:p>
              </table:table-cell>
            </table:table-row>
            <table:table-row>
              <table:table-cell office:value-type="float" office:value="39819">
                <text:p>39820</text:p>
              </table:table-cell>
              <table:table-cell office:value-type="float" office:value="1.0317735506353">
                <text:p>1.0317735506353</text:p>
              </table:table-cell>
            </table:table-row>
            <table:table-row>
              <table:table-cell office:value-type="float" office:value="40252">
                <text:p>40250</text:p>
              </table:table-cell>
              <table:table-cell office:value-type="float" office:value="1.28757562130804">
                <text:p>1.28757562130804</text:p>
              </table:table-cell>
            </table:table-row>
            <table:table-row>
              <table:table-cell office:value-type="float" office:value="40604">
                <text:p>40600</text:p>
              </table:table-cell>
              <table:table-cell office:value-type="float" office:value="0.797032045672613">
                <text:p>0.797032045672613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0.895934980520122">
                <text:p>0.895934980520122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1.2147876251641">
                <text:p>1.2147876251641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0.755173389488929">
                <text:p>0.7551733894889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637cm" svg:height="11.573cm" xlink:href=".." xlink:type="simple" chart:class="chart:line" chart:style-name="ch1">
        <chart:title svg:x="11.052cm" svg:y="0.367cm" chart:style-name="ch2">
          <text:p>Immigration Speeches: Presence of Sex Frame</text:p>
        </chart:title>
        <chart:subtitle svg:x="13.499cm" svg:y="1.377cm" chart:style-name="ch3">
          <text:p>R:D Log-Likelihood Ratios</text:p>
        </chart:subtitle>
        <chart:plot-area chart:style-name="ch4" table:cell-range-address="Sex.A1:Sex.A22 Sex.E1:Sex.E22" chart:data-source-has-labels="both" svg:x="1.643cm" svg:y="2.522cm" svg:width="28.73cm" svg:height="7.839cm">
          <chartooo:coordinate-region svg:x="2.424cm" svg:y="2.721cm" svg:width="27.949cm" svg:height="6.993cm"/>
          <chart:axis chart:dimension="x" chart:name="primary-x" chart:style-name="ch5" chartooo:axis-type="auto">
            <chartooo:date-scale/>
            <chart:title svg:x="15.527cm" svg:y="10.592cm" chart:style-name="ch6">
              <text:p>Dates</text:p>
            </chart:title>
            <chart:categories table:cell-range-address="Sex.A2:Sex.A22"/>
          </chart:axis>
          <chart:axis chart:dimension="y" chart:name="primary-y" chart:style-name="ch7">
            <chart:title svg:x="0.451cm" svg:y="8.403cm" chart:style-name="ch8">
              <text:p>R:D Log-Likelihood Ratios</text:p>
            </chart:title>
            <chart:grid chart:style-name="ch9" chart:class="major"/>
          </chart:axis>
          <chart:series chart:style-name="ch10" chart:values-cell-range-address="Sex.E2:Sex.E22" chart:label-cell-address="Sex.E1:Sex.E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:R</text:p>
                <draw:g>
                  <svg:desc>Sex.E1:Sex.E1</svg:desc>
                </draw:g>
              </table:table-cell>
            </table:table-row>
          </table:table-header-rows>
          <table:table-rows>
            <table:table-row>
              <table:table-cell office:value-type="float" office:value="35185">
                <text:p>35190</text:p>
                <draw:g>
                  <svg:desc>Sex.A2:Sex.A22</svg:desc>
                </draw:g>
              </table:table-cell>
              <table:table-cell office:value-type="float" office:value="0.527264543006444">
                <text:p>0.527264543006444</text:p>
                <draw:g>
                  <svg:desc>Sex.E2:Sex.E22</svg:desc>
                </draw:g>
              </table:table-cell>
            </table:table-row>
            <table:table-row>
              <table:table-cell office:value-type="float" office:value="35535">
                <text:p>35540</text:p>
              </table:table-cell>
              <table:table-cell office:value-type="float" office:value="0.594371980539785">
                <text:p>0.594371980539785</text:p>
              </table:table-cell>
            </table:table-row>
            <table:table-row>
              <table:table-cell office:value-type="float" office:value="35886">
                <text:p>35890</text:p>
              </table:table-cell>
              <table:table-cell office:value-type="float" office:value="1.08233576961">
                <text:p>1.08233576961</text:p>
              </table:table-cell>
            </table:table-row>
            <table:table-row>
              <table:table-cell office:value-type="float" office:value="36452">
                <text:p>36450</text:p>
              </table:table-cell>
              <table:table-cell office:value-type="float" office:value="0.777197014630761">
                <text:p>0.777197014630761</text:p>
              </table:table-cell>
            </table:table-row>
            <table:table-row>
              <table:table-cell office:value-type="float" office:value="36827">
                <text:p>36830</text:p>
              </table:table-cell>
              <table:table-cell office:value-type="float" office:value="1.18870614425665">
                <text:p>1.18870614425665</text:p>
              </table:table-cell>
            </table:table-row>
            <table:table-row>
              <table:table-cell office:value-type="float" office:value="37327">
                <text:p>37330</text:p>
              </table:table-cell>
              <table:table-cell office:value-type="float" office:value="0.981903070919946">
                <text:p>0.981903070919946</text:p>
              </table:table-cell>
            </table:table-row>
            <table:table-row>
              <table:table-cell office:value-type="float" office:value="37721">
                <text:p>37720</text:p>
              </table:table-cell>
              <table:table-cell office:value-type="float" office:value="1.15911306616366">
                <text:p>1.15911306616366</text:p>
              </table:table-cell>
            </table:table-row>
            <table:table-row>
              <table:table-cell office:value-type="float" office:value="38175">
                <text:p>38180</text:p>
              </table:table-cell>
              <table:table-cell office:value-type="float" office:value="0.766785367254852">
                <text:p>0.766785367254852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0.664433475421761">
                <text:p>0.664433475421761</text:p>
              </table:table-cell>
            </table:table-row>
            <table:table-row>
              <table:table-cell office:value-type="float" office:value="38701">
                <text:p>38700</text:p>
              </table:table-cell>
              <table:table-cell office:value-type="float" office:value="0.395687078461422">
                <text:p>0.395687078461422</text:p>
              </table:table-cell>
            </table:table-row>
            <table:table-row>
              <table:table-cell office:value-type="float" office:value="38833">
                <text:p>38830</text:p>
              </table:table-cell>
              <table:table-cell office:value-type="float" office:value="0.605847347270258">
                <text:p>0.605847347270258</text:p>
              </table:table-cell>
            </table:table-row>
            <table:table-row>
              <table:table-cell office:value-type="float" office:value="38895">
                <text:p>38900</text:p>
              </table:table-cell>
              <table:table-cell office:value-type="float" office:value="0.718856269828201">
                <text:p>0.718856269828201</text:p>
              </table:table-cell>
            </table:table-row>
            <table:table-row>
              <table:table-cell office:value-type="float" office:value="39107">
                <text:p>39110</text:p>
              </table:table-cell>
              <table:table-cell office:value-type="float" office:value="1.21613755390945">
                <text:p>1.21613755390945</text:p>
              </table:table-cell>
            </table:table-row>
            <table:table-row>
              <table:table-cell office:value-type="float" office:value="39237">
                <text:p>39240</text:p>
              </table:table-cell>
              <table:table-cell office:value-type="float" office:value="0.502249699742617">
                <text:p>0.502249699742617</text:p>
              </table:table-cell>
            </table:table-row>
            <table:table-row>
              <table:table-cell office:value-type="float" office:value="39345">
                <text:p>39350</text:p>
              </table:table-cell>
              <table:table-cell office:value-type="float" office:value="0.549396360683777">
                <text:p>0.549396360683777</text:p>
              </table:table-cell>
            </table:table-row>
            <table:table-row>
              <table:table-cell office:value-type="float" office:value="39819">
                <text:p>39820</text:p>
              </table:table-cell>
              <table:table-cell office:value-type="float" office:value="0.792416126170764">
                <text:p>0.792416126170764</text:p>
              </table:table-cell>
            </table:table-row>
            <table:table-row>
              <table:table-cell office:value-type="float" office:value="40252">
                <text:p>40250</text:p>
              </table:table-cell>
              <table:table-cell office:value-type="float" office:value="0.72298760302459">
                <text:p>0.72298760302459</text:p>
              </table:table-cell>
            </table:table-row>
            <table:table-row>
              <table:table-cell office:value-type="float" office:value="40604">
                <text:p>40600</text:p>
              </table:table-cell>
              <table:table-cell office:value-type="float" office:value="0.82329972413085">
                <text:p>0.82329972413085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0.81687238208651">
                <text:p>0.81687238208651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0.510323835623368">
                <text:p>0.510323835623368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0.872007495974578">
                <text:p>0.8720074959745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922cm" svg:height="13.605cm" xlink:href=".." xlink:type="simple" chart:class="chart:line" chart:style-name="ch1">
        <chart:title svg:x="10.668cm" svg:y="0.408cm" chart:style-name="ch2">
          <text:p>Immigration Speeches: Presence of War Frame</text:p>
        </chart:title>
        <chart:subtitle svg:x="13.248cm" svg:y="1.459cm" chart:style-name="ch3">
          <text:p>R:D Log-Likelihood Ratio</text:p>
        </chart:subtitle>
        <chart:plot-area chart:style-name="ch4" table:cell-range-address="War.A1:War.A22 War.E1:War.E22" chart:data-source-has-labels="both" svg:x="1.629cm" svg:y="2.686cm" svg:width="28.057cm" svg:height="9.666cm">
          <chartooo:coordinate-region svg:x="2.411cm" svg:y="2.885cm" svg:width="27.275cm" svg:height="8.82cm"/>
          <chart:axis chart:dimension="x" chart:name="primary-x" chart:style-name="ch5" chartooo:axis-type="auto">
            <chartooo:date-scale/>
            <chart:title svg:x="15.176cm" svg:y="12.624cm" chart:style-name="ch6">
              <text:p>Dates</text:p>
            </chart:title>
            <chart:categories table:cell-range-address="War.A2:War.A22"/>
          </chart:axis>
          <chart:axis chart:dimension="y" chart:name="primary-y" chart:style-name="ch7">
            <chart:title svg:x="0.451cm" svg:y="9.468cm" chart:style-name="ch8">
              <text:p>R:D Ratio of Frame Usage</text:p>
            </chart:title>
            <chart:grid chart:style-name="ch9" chart:class="major"/>
          </chart:axis>
          <chart:series chart:style-name="ch10" chart:values-cell-range-address="War.E2:War.E22" chart:label-cell-address="War.E1:War.E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:R</text:p>
                <draw:g>
                  <svg:desc>War.E1:War.E1</svg:desc>
                </draw:g>
              </table:table-cell>
            </table:table-row>
          </table:table-header-rows>
          <table:table-rows>
            <table:table-row>
              <table:table-cell office:value-type="float" office:value="35185">
                <text:p>35190</text:p>
                <draw:g>
                  <svg:desc>War.A2:War.A22</svg:desc>
                </draw:g>
              </table:table-cell>
              <table:table-cell office:value-type="float" office:value="0.87298144572301">
                <text:p>0.87298144572301</text:p>
                <draw:g>
                  <svg:desc>War.E2:War.E22</svg:desc>
                </draw:g>
              </table:table-cell>
            </table:table-row>
            <table:table-row>
              <table:table-cell office:value-type="float" office:value="35535">
                <text:p>35540</text:p>
              </table:table-cell>
              <table:table-cell office:value-type="float" office:value="0.63012955802435">
                <text:p>0.63012955802435</text:p>
              </table:table-cell>
            </table:table-row>
            <table:table-row>
              <table:table-cell office:value-type="float" office:value="35886">
                <text:p>35890</text:p>
              </table:table-cell>
              <table:table-cell office:value-type="float" office:value="1.0788145388135">
                <text:p>1.0788145388135</text:p>
              </table:table-cell>
            </table:table-row>
            <table:table-row>
              <table:table-cell office:value-type="float" office:value="36452">
                <text:p>36450</text:p>
              </table:table-cell>
              <table:table-cell office:value-type="float" office:value="0.880236099125096">
                <text:p>0.880236099125096</text:p>
              </table:table-cell>
            </table:table-row>
            <table:table-row>
              <table:table-cell office:value-type="float" office:value="36827">
                <text:p>36830</text:p>
              </table:table-cell>
              <table:table-cell office:value-type="float" office:value="1.94692612328283">
                <text:p>1.94692612328283</text:p>
              </table:table-cell>
            </table:table-row>
            <table:table-row>
              <table:table-cell office:value-type="float" office:value="37327">
                <text:p>37330</text:p>
              </table:table-cell>
              <table:table-cell office:value-type="float" office:value="0.97931742396404">
                <text:p>0.97931742396404</text:p>
              </table:table-cell>
            </table:table-row>
            <table:table-row>
              <table:table-cell office:value-type="float" office:value="37721">
                <text:p>37720</text:p>
              </table:table-cell>
              <table:table-cell office:value-type="float" office:value="1.15734014797197">
                <text:p>1.15734014797197</text:p>
              </table:table-cell>
            </table:table-row>
            <table:table-row>
              <table:table-cell office:value-type="float" office:value="38175">
                <text:p>38180</text:p>
              </table:table-cell>
              <table:table-cell office:value-type="float" office:value="0.705428863739897">
                <text:p>0.705428863739897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0.577335989959749">
                <text:p>0.577335989959749</text:p>
              </table:table-cell>
            </table:table-row>
            <table:table-row>
              <table:table-cell office:value-type="float" office:value="38701">
                <text:p>38700</text:p>
              </table:table-cell>
              <table:table-cell office:value-type="float" office:value="0.911157199580385">
                <text:p>0.911157199580385</text:p>
              </table:table-cell>
            </table:table-row>
            <table:table-row>
              <table:table-cell office:value-type="float" office:value="38833">
                <text:p>38830</text:p>
              </table:table-cell>
              <table:table-cell office:value-type="float" office:value="0.757436852619376">
                <text:p>0.757436852619376</text:p>
              </table:table-cell>
            </table:table-row>
            <table:table-row>
              <table:table-cell office:value-type="float" office:value="38895">
                <text:p>38900</text:p>
              </table:table-cell>
              <table:table-cell office:value-type="float" office:value="0.53251389776071">
                <text:p>0.53251389776071</text:p>
              </table:table-cell>
            </table:table-row>
            <table:table-row>
              <table:table-cell office:value-type="float" office:value="39107">
                <text:p>39110</text:p>
              </table:table-cell>
              <table:table-cell office:value-type="float" office:value="1.13768285386187">
                <text:p>1.13768285386187</text:p>
              </table:table-cell>
            </table:table-row>
            <table:table-row>
              <table:table-cell office:value-type="float" office:value="39237">
                <text:p>39240</text:p>
              </table:table-cell>
              <table:table-cell office:value-type="float" office:value="0.722797877339428">
                <text:p>0.722797877339428</text:p>
              </table:table-cell>
            </table:table-row>
            <table:table-row>
              <table:table-cell office:value-type="float" office:value="39345">
                <text:p>39350</text:p>
              </table:table-cell>
              <table:table-cell office:value-type="float" office:value="0.712814857865086">
                <text:p>0.712814857865086</text:p>
              </table:table-cell>
            </table:table-row>
            <table:table-row>
              <table:table-cell office:value-type="float" office:value="39819">
                <text:p>39820</text:p>
              </table:table-cell>
              <table:table-cell office:value-type="float" office:value="0.829353172985496">
                <text:p>0.829353172985496</text:p>
              </table:table-cell>
            </table:table-row>
            <table:table-row>
              <table:table-cell office:value-type="float" office:value="40252">
                <text:p>40250</text:p>
              </table:table-cell>
              <table:table-cell office:value-type="float" office:value="0.864902189051131">
                <text:p>0.864902189051131</text:p>
              </table:table-cell>
            </table:table-row>
            <table:table-row>
              <table:table-cell office:value-type="float" office:value="40604">
                <text:p>40600</text:p>
              </table:table-cell>
              <table:table-cell office:value-type="float" office:value="1.00733536376769">
                <text:p>1.00733536376769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1.60156317770171">
                <text:p>1.60156317770171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1.21444454441562">
                <text:p>1.21444454441562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0.929433825349052">
                <text:p>0.9294338253490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142cm" svg:height="11.899cm" xlink:href=".." xlink:type="simple" chart:class="chart:line" chart:style-name="ch1">
        <chart:title svg:x="9.654cm" svg:y="0.373cm" chart:style-name="ch2">
          <text:p>Immigration Speeches: Presence of CommonWords Frame</text:p>
        </chart:title>
        <chart:subtitle svg:x="13.371cm" svg:y="1.389cm" chart:style-name="ch3">
          <text:p>R:D Log Likelihood Ratio</text:p>
        </chart:subtitle>
        <chart:plot-area chart:style-name="ch4" table:cell-range-address="CommonWords.A1:CommonWords.A22 CommonWords.E1:CommonWords.E22" chart:data-source-has-labels="both" svg:x="1.633cm" svg:y="2.546cm" svg:width="28.265cm" svg:height="8.135cm">
          <chartooo:coordinate-region svg:x="2.415cm" svg:y="2.746cm" svg:width="27.483cm" svg:height="7.288cm"/>
          <chart:axis chart:dimension="x" chart:name="primary-x" chart:style-name="ch5" chartooo:axis-type="auto">
            <chartooo:date-scale/>
            <chart:title svg:x="15.284cm" svg:y="10.918cm" chart:style-name="ch6">
              <text:p>Dates</text:p>
            </chart:title>
            <chart:categories table:cell-range-address="CommonWords.A2:CommonWords.A22"/>
          </chart:axis>
          <chart:axis chart:dimension="y" chart:name="primary-y" chart:style-name="ch7">
            <chart:title svg:x="0.451cm" svg:y="8.562cm" chart:style-name="ch8">
              <text:p>R:D Ratio of Frame Usage</text:p>
            </chart:title>
            <chart:grid chart:style-name="ch9" chart:class="major"/>
          </chart:axis>
          <chart:series chart:style-name="ch10" chart:values-cell-range-address="CommonWords.E2:CommonWords.E22" chart:label-cell-address="CommonWords.E1:CommonWords.E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:R</text:p>
                <draw:g>
                  <svg:desc>CommonWords.E1:CommonWords.E1</svg:desc>
                </draw:g>
              </table:table-cell>
            </table:table-row>
          </table:table-header-rows>
          <table:table-rows>
            <table:table-row>
              <table:table-cell office:value-type="float" office:value="35185">
                <text:p>35190</text:p>
                <draw:g>
                  <svg:desc>CommonWords.A2:CommonWords.A22</svg:desc>
                </draw:g>
              </table:table-cell>
              <table:table-cell office:value-type="float" office:value="1.69302596290662">
                <text:p>1.69302596290662</text:p>
                <draw:g>
                  <svg:desc>CommonWords.E2:CommonWords.E22</svg:desc>
                </draw:g>
              </table:table-cell>
            </table:table-row>
            <table:table-row>
              <table:table-cell office:value-type="float" office:value="35535">
                <text:p>35540</text:p>
              </table:table-cell>
              <table:table-cell office:value-type="float" office:value="3.29442056890391">
                <text:p>3.29442056890391</text:p>
              </table:table-cell>
            </table:table-row>
            <table:table-row>
              <table:table-cell office:value-type="float" office:value="35886">
                <text:p>35890</text:p>
              </table:table-cell>
              <table:table-cell office:value-type="float" office:value="0.998273720174538">
                <text:p>0.998273720174538</text:p>
              </table:table-cell>
            </table:table-row>
            <table:table-row>
              <table:table-cell office:value-type="float" office:value="36452">
                <text:p>36450</text:p>
              </table:table-cell>
              <table:table-cell office:value-type="float" office:value="0.327672353050695">
                <text:p>0.327672353050695</text:p>
              </table:table-cell>
            </table:table-row>
            <table:table-row>
              <table:table-cell office:value-type="float" office:value="36827">
                <text:p>36830</text:p>
              </table:table-cell>
              <table:table-cell office:value-type="float" office:value="0.0696776702871867">
                <text:p>0.0696776702871867</text:p>
              </table:table-cell>
            </table:table-row>
            <table:table-row>
              <table:table-cell office:value-type="float" office:value="37327">
                <text:p>37330</text:p>
              </table:table-cell>
              <table:table-cell office:value-type="float" office:value="0.984125537239521">
                <text:p>0.984125537239521</text:p>
              </table:table-cell>
            </table:table-row>
            <table:table-row>
              <table:table-cell office:value-type="float" office:value="37721">
                <text:p>37720</text:p>
              </table:table-cell>
              <table:table-cell office:value-type="float" office:value="0.423636747483662">
                <text:p>0.423636747483662</text:p>
              </table:table-cell>
            </table:table-row>
            <table:table-row>
              <table:table-cell office:value-type="float" office:value="38175">
                <text:p>38180</text:p>
              </table:table-cell>
              <table:table-cell office:value-type="float" office:value="0.337698875920189">
                <text:p>0.337698875920189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1.81005284859839">
                <text:p>1.81005284859839</text:p>
              </table:table-cell>
            </table:table-row>
            <table:table-row>
              <table:table-cell office:value-type="float" office:value="38701">
                <text:p>38700</text:p>
              </table:table-cell>
              <table:table-cell office:value-type="float" office:value="4.91010255989535">
                <text:p>4.91010255989535</text:p>
              </table:table-cell>
            </table:table-row>
            <table:table-row>
              <table:table-cell office:value-type="float" office:value="38833">
                <text:p>38830</text:p>
              </table:table-cell>
              <table:table-cell office:value-type="float" office:value="2.9002928639575">
                <text:p>2.9002928639575</text:p>
              </table:table-cell>
            </table:table-row>
            <table:table-row>
              <table:table-cell office:value-type="float" office:value="38895">
                <text:p>38900</text:p>
              </table:table-cell>
              <table:table-cell office:value-type="float" office:value="3.10434435096767">
                <text:p>3.10434435096767</text:p>
              </table:table-cell>
            </table:table-row>
            <table:table-row>
              <table:table-cell office:value-type="float" office:value="39107">
                <text:p>39110</text:p>
              </table:table-cell>
              <table:table-cell office:value-type="float" office:value="1.39311492925339">
                <text:p>1.39311492925339</text:p>
              </table:table-cell>
            </table:table-row>
            <table:table-row>
              <table:table-cell office:value-type="float" office:value="39237">
                <text:p>39240</text:p>
              </table:table-cell>
              <table:table-cell office:value-type="float" office:value="3.18974203226468">
                <text:p>3.18974203226468</text:p>
              </table:table-cell>
            </table:table-row>
            <table:table-row>
              <table:table-cell office:value-type="float" office:value="39345">
                <text:p>39350</text:p>
              </table:table-cell>
              <table:table-cell office:value-type="float" office:value="1.7243102231493">
                <text:p>1.7243102231493</text:p>
              </table:table-cell>
            </table:table-row>
            <table:table-row>
              <table:table-cell office:value-type="float" office:value="39819">
                <text:p>39820</text:p>
              </table:table-cell>
              <table:table-cell office:value-type="float" office:value="0.827826130024227">
                <text:p>0.827826130024227</text:p>
              </table:table-cell>
            </table:table-row>
            <table:table-row>
              <table:table-cell office:value-type="float" office:value="40252">
                <text:p>40250</text:p>
              </table:table-cell>
              <table:table-cell office:value-type="float" office:value="3.39778724035202">
                <text:p>3.39778724035202</text:p>
              </table:table-cell>
            </table:table-row>
            <table:table-row>
              <table:table-cell office:value-type="float" office:value="40604">
                <text:p>40600</text:p>
              </table:table-cell>
              <table:table-cell office:value-type="float" office:value="1.6432444527087">
                <text:p>1.6432444527087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0.336023474040832">
                <text:p>0.336023474040832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0.946743835730656">
                <text:p>0.946743835730656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1.55413576883347">
                <text:p>1.5541357688334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467cm" svg:height="9cm" xlink:href=".." xlink:type="simple" chart:class="chart:line" chart:style-name="ch1">
        <chart:legend chart:legend-position="end" svg:x="27.768cm" svg:y="2.956cm" style:legend-expansion="high" chart:style-name="ch2"/>
        <chart:plot-area chart:style-name="ch3" table:cell-range-address="Sheet7.A1:Sheet7.G22" chart:data-source-has-labels="both" svg:x="1.079cm" svg:y="0.855cm" svg:width="25.431cm" svg:height="7.545cm">
          <chartooo:coordinate-region svg:x="1.868cm" svg:y="1.054cm" svg:width="24.642cm" svg:height="6.699cm"/>
          <chart:axis chart:dimension="x" chart:name="primary-x" chart:style-name="ch4" chartooo:axis-type="auto">
            <chartooo:date-scale/>
            <chart:categories table:cell-range-address="Sheet7.A2:Sheet7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B2:Sheet7.B22" chart:label-cell-address="Sheet7.B1:Sheet7.B1" chart:class="chart:line">
            <chart:data-point chart:repeated="21"/>
          </chart:series>
          <chart:series chart:style-name="ch8" chart:values-cell-range-address="Sheet7.C2:Sheet7.C22" chart:label-cell-address="Sheet7.C1:Sheet7.C1" chart:class="chart:line">
            <chart:data-point chart:repeated="21"/>
          </chart:series>
          <chart:series chart:style-name="ch9" chart:values-cell-range-address="Sheet7.D2:Sheet7.D22" chart:label-cell-address="Sheet7.D1:Sheet7.D1" chart:class="chart:line">
            <chart:data-point chart:repeated="21"/>
          </chart:series>
          <chart:series chart:style-name="ch10" chart:values-cell-range-address="Sheet7.E2:Sheet7.E22" chart:label-cell-address="Sheet7.E1:Sheet7.E1" chart:class="chart:line">
            <chart:data-point chart:repeated="21"/>
          </chart:series>
          <chart:series chart:style-name="ch11" chart:values-cell-range-address="Sheet7.F2:Sheet7.F22" chart:label-cell-address="Sheet7.F1:Sheet7.F1" chart:class="chart:line">
            <chart:data-point chart:repeated="21"/>
          </chart:series>
          <chart:series chart:style-name="ch12" chart:values-cell-range-address="Sheet7.G2:Sheet7.G22" chart:label-cell-address="Sheet7.G1:Sheet7.G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onWords</text:p>
                <draw:g>
                  <svg:desc>Sheet7.B1:Sheet7.B1</svg:desc>
                </draw:g>
              </table:table-cell>
              <table:table-cell office:value-type="string">
                <text:p>War</text:p>
                <draw:g>
                  <svg:desc>Sheet7.C1:Sheet7.C1</svg:desc>
                </draw:g>
              </table:table-cell>
              <table:table-cell office:value-type="string">
                <text:p>Sex</text:p>
                <draw:g>
                  <svg:desc>Sheet7.D1:Sheet7.D1</svg:desc>
                </draw:g>
              </table:table-cell>
              <table:table-cell office:value-type="string">
                <text:p>Finance</text:p>
                <draw:g>
                  <svg:desc>Sheet7.E1:Sheet7.E1</svg:desc>
                </draw:g>
              </table:table-cell>
              <table:table-cell office:value-type="string">
                <text:p>Christianity</text:p>
                <draw:g>
                  <svg:desc>Sheet7.F1:Sheet7.F1</svg:desc>
                </draw:g>
              </table:table-cell>
              <table:table-cell office:value-type="string">
                <text:p>Crime</text:p>
                <draw:g>
                  <svg:desc>Sheet7.G1:Sheet7.G1</svg:desc>
                </draw:g>
              </table:table-cell>
            </table:table-row>
          </table:table-header-rows>
          <table:table-rows>
            <table:table-row>
              <table:table-cell office:value-type="float" office:value="35185">
                <text:p>35190</text:p>
                <draw:g>
                  <svg:desc>Sheet7.A2:Sheet7.A22</svg:desc>
                </draw:g>
              </table:table-cell>
              <table:table-cell office:value-type="float" office:value="1.69302596290662">
                <text:p>1.69302596290662</text:p>
                <draw:g>
                  <svg:desc>Sheet7.B2:Sheet7.B22</svg:desc>
                </draw:g>
              </table:table-cell>
              <table:table-cell office:value-type="float" office:value="0.87298144572301">
                <text:p>0.87298144572301</text:p>
                <draw:g>
                  <svg:desc>Sheet7.C2:Sheet7.C22</svg:desc>
                </draw:g>
              </table:table-cell>
              <table:table-cell office:value-type="float" office:value="0.527264543006444">
                <text:p>0.527264543006444</text:p>
                <draw:g>
                  <svg:desc>Sheet7.D2:Sheet7.D22</svg:desc>
                </draw:g>
              </table:table-cell>
              <table:table-cell office:value-type="float" office:value="0.576039495239156">
                <text:p>0.576039495239156</text:p>
                <draw:g>
                  <svg:desc>Sheet7.E2:Sheet7.E22</svg:desc>
                </draw:g>
              </table:table-cell>
              <table:table-cell office:value-type="float" office:value="1.65568016530241">
                <text:p>1.65568016530241</text:p>
                <draw:g>
                  <svg:desc>Sheet7.F2:Sheet7.F22</svg:desc>
                </draw:g>
              </table:table-cell>
              <table:table-cell office:value-type="float" office:value="0.876567172018529">
                <text:p>0.876567172018529</text:p>
                <draw:g>
                  <svg:desc>Sheet7.G2:Sheet7.G22</svg:desc>
                </draw:g>
              </table:table-cell>
            </table:table-row>
            <table:table-row>
              <table:table-cell office:value-type="float" office:value="35535">
                <text:p>35540</text:p>
              </table:table-cell>
              <table:table-cell office:value-type="float" office:value="3.29442056890391">
                <text:p>3.29442056890391</text:p>
              </table:table-cell>
              <table:table-cell office:value-type="float" office:value="0.63012955802435">
                <text:p>0.63012955802435</text:p>
              </table:table-cell>
              <table:table-cell office:value-type="float" office:value="0.594371980539785">
                <text:p>0.594371980539785</text:p>
              </table:table-cell>
              <table:table-cell office:value-type="float" office:value="0.447532916324439">
                <text:p>0.447532916324439</text:p>
              </table:table-cell>
              <table:table-cell office:value-type="float" office:value="1.06016026773687">
                <text:p>1.06016026773687</text:p>
              </table:table-cell>
              <table:table-cell office:value-type="float" office:value="1.00460462891906">
                <text:p>1.00460462891906</text:p>
              </table:table-cell>
            </table:table-row>
            <table:table-row>
              <table:table-cell office:value-type="float" office:value="35886">
                <text:p>35890</text:p>
              </table:table-cell>
              <table:table-cell office:value-type="float" office:value="0.998273720174538">
                <text:p>0.998273720174538</text:p>
              </table:table-cell>
              <table:table-cell office:value-type="float" office:value="1.0788145388135">
                <text:p>1.0788145388135</text:p>
              </table:table-cell>
              <table:table-cell office:value-type="float" office:value="1.08233576961">
                <text:p>1.08233576961</text:p>
              </table:table-cell>
              <table:table-cell office:value-type="float" office:value="1.31230238681492">
                <text:p>1.31230238681492</text:p>
              </table:table-cell>
              <table:table-cell office:value-type="float" office:value="0.996746637323301">
                <text:p>0.996746637323301</text:p>
              </table:table-cell>
              <table:table-cell office:value-type="float" office:value="1.55682754603139">
                <text:p>1.55682754603139</text:p>
              </table:table-cell>
            </table:table-row>
            <table:table-row>
              <table:table-cell office:value-type="float" office:value="36452">
                <text:p>36450</text:p>
              </table:table-cell>
              <table:table-cell office:value-type="float" office:value="0.327672353050695">
                <text:p>0.327672353050695</text:p>
              </table:table-cell>
              <table:table-cell office:value-type="float" office:value="0.880236099125096">
                <text:p>0.880236099125096</text:p>
              </table:table-cell>
              <table:table-cell office:value-type="float" office:value="0.777197014630761">
                <text:p>0.777197014630761</text:p>
              </table:table-cell>
              <table:table-cell office:value-type="float" office:value="1.23190789344419">
                <text:p>1.23190789344419</text:p>
              </table:table-cell>
              <table:table-cell office:value-type="float" office:value="1.13257781817817">
                <text:p>1.13257781817817</text:p>
              </table:table-cell>
              <table:table-cell office:value-type="float" office:value="1.46134994132504">
                <text:p>1.46134994132504</text:p>
              </table:table-cell>
            </table:table-row>
            <table:table-row>
              <table:table-cell office:value-type="float" office:value="36827">
                <text:p>36830</text:p>
              </table:table-cell>
              <table:table-cell office:value-type="float" office:value="0.0696776702871867">
                <text:p>0.0696776702871867</text:p>
              </table:table-cell>
              <table:table-cell office:value-type="float" office:value="1.94692612328283">
                <text:p>1.94692612328283</text:p>
              </table:table-cell>
              <table:table-cell office:value-type="float" office:value="1.18870614425665">
                <text:p>1.18870614425665</text:p>
              </table:table-cell>
              <table:table-cell office:value-type="float" office:value="1.48985967376507">
                <text:p>1.48985967376507</text:p>
              </table:table-cell>
              <table:table-cell office:value-type="float" office:value="1.63785316723531">
                <text:p>1.63785316723531</text:p>
              </table:table-cell>
              <table:table-cell office:value-type="float" office:value="2.06644726391285">
                <text:p>2.06644726391285</text:p>
              </table:table-cell>
            </table:table-row>
            <table:table-row>
              <table:table-cell office:value-type="float" office:value="37327">
                <text:p>37330</text:p>
              </table:table-cell>
              <table:table-cell office:value-type="float" office:value="0.984125537239521">
                <text:p>0.984125537239521</text:p>
              </table:table-cell>
              <table:table-cell office:value-type="float" office:value="0.97931742396404">
                <text:p>0.97931742396404</text:p>
              </table:table-cell>
              <table:table-cell office:value-type="float" office:value="0.981903070919946">
                <text:p>0.981903070919946</text:p>
              </table:table-cell>
              <table:table-cell office:value-type="float" office:value="1.29135312883042">
                <text:p>1.29135312883042</text:p>
              </table:table-cell>
              <table:table-cell office:value-type="float" office:value="0.997366698371272">
                <text:p>0.997366698371272</text:p>
              </table:table-cell>
              <table:table-cell office:value-type="float" office:value="0.979250471371237">
                <text:p>0.979250471371237</text:p>
              </table:table-cell>
            </table:table-row>
            <table:table-row>
              <table:table-cell office:value-type="float" office:value="37721">
                <text:p>37720</text:p>
              </table:table-cell>
              <table:table-cell office:value-type="float" office:value="0.423636747483662">
                <text:p>0.423636747483662</text:p>
              </table:table-cell>
              <table:table-cell office:value-type="float" office:value="1.15734014797197">
                <text:p>1.15734014797197</text:p>
              </table:table-cell>
              <table:table-cell office:value-type="float" office:value="1.15911306616366">
                <text:p>1.15911306616366</text:p>
              </table:table-cell>
              <table:table-cell office:value-type="float" office:value="1.1354933900512">
                <text:p>1.1354933900512</text:p>
              </table:table-cell>
              <table:table-cell office:value-type="float" office:value="0.998470452759577">
                <text:p>0.998470452759577</text:p>
              </table:table-cell>
              <table:table-cell office:value-type="float" office:value="1.23889480873343">
                <text:p>1.23889480873343</text:p>
              </table:table-cell>
            </table:table-row>
            <table:table-row>
              <table:table-cell office:value-type="float" office:value="38175">
                <text:p>38180</text:p>
              </table:table-cell>
              <table:table-cell office:value-type="float" office:value="0.337698875920189">
                <text:p>0.337698875920189</text:p>
              </table:table-cell>
              <table:table-cell office:value-type="float" office:value="0.705428863739897">
                <text:p>0.705428863739897</text:p>
              </table:table-cell>
              <table:table-cell office:value-type="float" office:value="0.766785367254852">
                <text:p>0.766785367254852</text:p>
              </table:table-cell>
              <table:table-cell office:value-type="float" office:value="0.657290867226759">
                <text:p>0.657290867226759</text:p>
              </table:table-cell>
              <table:table-cell office:value-type="float" office:value="0.919982166933341">
                <text:p>0.919982166933341</text:p>
              </table:table-cell>
              <table:table-cell office:value-type="float" office:value="2.1149530924333">
                <text:p>2.1149530924333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1.81005284859839">
                <text:p>1.81005284859839</text:p>
              </table:table-cell>
              <table:table-cell office:value-type="float" office:value="0.577335989959749">
                <text:p>0.577335989959749</text:p>
              </table:table-cell>
              <table:table-cell office:value-type="float" office:value="0.664433475421761">
                <text:p>0.664433475421761</text:p>
              </table:table-cell>
              <table:table-cell office:value-type="float" office:value="0.827302863003883">
                <text:p>0.827302863003883</text:p>
              </table:table-cell>
              <table:table-cell office:value-type="float" office:value="0.868914663869508">
                <text:p>0.868914663869508</text:p>
              </table:table-cell>
              <table:table-cell office:value-type="float" office:value="0.881670858296577">
                <text:p>0.881670858296577</text:p>
              </table:table-cell>
            </table:table-row>
            <table:table-row>
              <table:table-cell office:value-type="float" office:value="38701">
                <text:p>38700</text:p>
              </table:table-cell>
              <table:table-cell office:value-type="float" office:value="4.91010255989535">
                <text:p>4.91010255989535</text:p>
              </table:table-cell>
              <table:table-cell office:value-type="float" office:value="0.911157199580385">
                <text:p>0.911157199580385</text:p>
              </table:table-cell>
              <table:table-cell office:value-type="float" office:value="0.395687078461422">
                <text:p>0.395687078461422</text:p>
              </table:table-cell>
              <table:table-cell office:value-type="float" office:value="0.830637897693177">
                <text:p>0.830637897693177</text:p>
              </table:table-cell>
              <table:table-cell office:value-type="float" office:value="2.30272164338371">
                <text:p>2.30272164338371</text:p>
              </table:table-cell>
              <table:table-cell office:value-type="float" office:value="1.4904528713297">
                <text:p>1.4904528713297</text:p>
              </table:table-cell>
            </table:table-row>
            <table:table-row>
              <table:table-cell office:value-type="float" office:value="38833">
                <text:p>38830</text:p>
              </table:table-cell>
              <table:table-cell office:value-type="float" office:value="2.9002928639575">
                <text:p>2.9002928639575</text:p>
              </table:table-cell>
              <table:table-cell office:value-type="float" office:value="0.757436852619376">
                <text:p>0.757436852619376</text:p>
              </table:table-cell>
              <table:table-cell office:value-type="float" office:value="0.605847347270258">
                <text:p>0.605847347270258</text:p>
              </table:table-cell>
              <table:table-cell office:value-type="float" office:value="1.02438515702322">
                <text:p>1.02438515702322</text:p>
              </table:table-cell>
              <table:table-cell office:value-type="float" office:value="1.25021072722713">
                <text:p>1.25021072722713</text:p>
              </table:table-cell>
              <table:table-cell office:value-type="float" office:value="1.01598037877831">
                <text:p>1.01598037877831</text:p>
              </table:table-cell>
            </table:table-row>
            <table:table-row>
              <table:table-cell office:value-type="float" office:value="38895">
                <text:p>38900</text:p>
              </table:table-cell>
              <table:table-cell office:value-type="float" office:value="3.10434435096767">
                <text:p>3.10434435096767</text:p>
              </table:table-cell>
              <table:table-cell office:value-type="float" office:value="0.53251389776071">
                <text:p>0.53251389776071</text:p>
              </table:table-cell>
              <table:table-cell office:value-type="float" office:value="0.718856269828201">
                <text:p>0.718856269828201</text:p>
              </table:table-cell>
              <table:table-cell office:value-type="float" office:value="0.963901443943942">
                <text:p>0.963901443943942</text:p>
              </table:table-cell>
              <table:table-cell office:value-type="float" office:value="0.740779374280167">
                <text:p>0.740779374280167</text:p>
              </table:table-cell>
              <table:table-cell office:value-type="float" office:value="1.27321013547162">
                <text:p>1.27321013547162</text:p>
              </table:table-cell>
            </table:table-row>
            <table:table-row>
              <table:table-cell office:value-type="float" office:value="39107">
                <text:p>39110</text:p>
              </table:table-cell>
              <table:table-cell office:value-type="float" office:value="1.39311492925339">
                <text:p>1.39311492925339</text:p>
              </table:table-cell>
              <table:table-cell office:value-type="float" office:value="1.13768285386187">
                <text:p>1.13768285386187</text:p>
              </table:table-cell>
              <table:table-cell office:value-type="float" office:value="1.21613755390945">
                <text:p>1.21613755390945</text:p>
              </table:table-cell>
              <table:table-cell office:value-type="float" office:value="1.11791263761302">
                <text:p>1.11791263761302</text:p>
              </table:table-cell>
              <table:table-cell office:value-type="float" office:value="0.935488629723355">
                <text:p>0.935488629723355</text:p>
              </table:table-cell>
              <table:table-cell office:value-type="float" office:value="1.96060598162925">
                <text:p>1.96060598162925</text:p>
              </table:table-cell>
            </table:table-row>
            <table:table-row>
              <table:table-cell office:value-type="float" office:value="39237">
                <text:p>39240</text:p>
              </table:table-cell>
              <table:table-cell office:value-type="float" office:value="3.18974203226468">
                <text:p>3.18974203226468</text:p>
              </table:table-cell>
              <table:table-cell office:value-type="float" office:value="0.722797877339428">
                <text:p>0.722797877339428</text:p>
              </table:table-cell>
              <table:table-cell office:value-type="float" office:value="0.502249699742617">
                <text:p>0.502249699742617</text:p>
              </table:table-cell>
              <table:table-cell office:value-type="float" office:value="0.968408940412395">
                <text:p>0.968408940412395</text:p>
              </table:table-cell>
              <table:table-cell office:value-type="float" office:value="1.43912057629867">
                <text:p>1.43912057629867</text:p>
              </table:table-cell>
              <table:table-cell office:value-type="float" office:value="1.44755198582758">
                <text:p>1.44755198582758</text:p>
              </table:table-cell>
            </table:table-row>
            <table:table-row>
              <table:table-cell office:value-type="float" office:value="39345">
                <text:p>39350</text:p>
              </table:table-cell>
              <table:table-cell office:value-type="float" office:value="1.7243102231493">
                <text:p>1.7243102231493</text:p>
              </table:table-cell>
              <table:table-cell office:value-type="float" office:value="0.712814857865086">
                <text:p>0.712814857865086</text:p>
              </table:table-cell>
              <table:table-cell office:value-type="float" office:value="0.549396360683777">
                <text:p>0.549396360683777</text:p>
              </table:table-cell>
              <table:table-cell office:value-type="float" office:value="0.733607258109465">
                <text:p>0.733607258109465</text:p>
              </table:table-cell>
              <table:table-cell office:value-type="float" office:value="1.29745100054525">
                <text:p>1.29745100054525</text:p>
              </table:table-cell>
              <table:table-cell office:value-type="float" office:value="2.57290606253515">
                <text:p>2.57290606253515</text:p>
              </table:table-cell>
            </table:table-row>
            <table:table-row>
              <table:table-cell office:value-type="float" office:value="39819">
                <text:p>39820</text:p>
              </table:table-cell>
              <table:table-cell office:value-type="float" office:value="0.827826130024227">
                <text:p>0.827826130024227</text:p>
              </table:table-cell>
              <table:table-cell office:value-type="float" office:value="0.829353172985496">
                <text:p>0.829353172985496</text:p>
              </table:table-cell>
              <table:table-cell office:value-type="float" office:value="0.792416126170764">
                <text:p>0.792416126170764</text:p>
              </table:table-cell>
              <table:table-cell office:value-type="float" office:value="1.0317735506353">
                <text:p>1.0317735506353</text:p>
              </table:table-cell>
              <table:table-cell office:value-type="float" office:value="1.04661319424836">
                <text:p>1.04661319424836</text:p>
              </table:table-cell>
              <table:table-cell office:value-type="float" office:value="1.29840491442273">
                <text:p>1.29840491442273</text:p>
              </table:table-cell>
            </table:table-row>
            <table:table-row>
              <table:table-cell office:value-type="float" office:value="40252">
                <text:p>40250</text:p>
              </table:table-cell>
              <table:table-cell office:value-type="float" office:value="3.39778724035202">
                <text:p>3.39778724035202</text:p>
              </table:table-cell>
              <table:table-cell office:value-type="float" office:value="0.864902189051131">
                <text:p>0.864902189051131</text:p>
              </table:table-cell>
              <table:table-cell office:value-type="float" office:value="0.72298760302459">
                <text:p>0.72298760302459</text:p>
              </table:table-cell>
              <table:table-cell office:value-type="float" office:value="1.28757562130804">
                <text:p>1.28757562130804</text:p>
              </table:table-cell>
              <table:table-cell office:value-type="float" office:value="1.19628910016278">
                <text:p>1.19628910016278</text:p>
              </table:table-cell>
              <table:table-cell office:value-type="float" office:value="1.87224907535915">
                <text:p>1.87224907535915</text:p>
              </table:table-cell>
            </table:table-row>
            <table:table-row>
              <table:table-cell office:value-type="float" office:value="40604">
                <text:p>40600</text:p>
              </table:table-cell>
              <table:table-cell office:value-type="float" office:value="1.6432444527087">
                <text:p>1.6432444527087</text:p>
              </table:table-cell>
              <table:table-cell office:value-type="float" office:value="1.00733536376769">
                <text:p>1.00733536376769</text:p>
              </table:table-cell>
              <table:table-cell office:value-type="float" office:value="0.82329972413085">
                <text:p>0.82329972413085</text:p>
              </table:table-cell>
              <table:table-cell office:value-type="float" office:value="0.797032045672613">
                <text:p>0.797032045672613</text:p>
              </table:table-cell>
              <table:table-cell office:value-type="float" office:value="1.22353419325036">
                <text:p>1.22353419325036</text:p>
              </table:table-cell>
              <table:table-cell office:value-type="float" office:value="1.53767354573637">
                <text:p>1.53767354573637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0.336023474040832">
                <text:p>0.336023474040832</text:p>
              </table:table-cell>
              <table:table-cell office:value-type="float" office:value="1.60156317770171">
                <text:p>1.60156317770171</text:p>
              </table:table-cell>
              <table:table-cell office:value-type="float" office:value="0.81687238208651">
                <text:p>0.81687238208651</text:p>
              </table:table-cell>
              <table:table-cell office:value-type="float" office:value="0.895934980520122">
                <text:p>0.895934980520122</text:p>
              </table:table-cell>
              <table:table-cell office:value-type="float" office:value="1.96060389948659">
                <text:p>1.96060389948659</text:p>
              </table:table-cell>
              <table:table-cell office:value-type="float" office:value="2.09000910246493">
                <text:p>2.09000910246493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0.946743835730656">
                <text:p>0.946743835730656</text:p>
              </table:table-cell>
              <table:table-cell office:value-type="float" office:value="1.21444454441562">
                <text:p>1.21444454441562</text:p>
              </table:table-cell>
              <table:table-cell office:value-type="float" office:value="0.510323835623368">
                <text:p>0.510323835623368</text:p>
              </table:table-cell>
              <table:table-cell office:value-type="float" office:value="1.2147876251641">
                <text:p>1.2147876251641</text:p>
              </table:table-cell>
              <table:table-cell office:value-type="float" office:value="2.37975273667584">
                <text:p>2.37975273667584</text:p>
              </table:table-cell>
              <table:table-cell office:value-type="float" office:value="2.17083028468332">
                <text:p>2.17083028468332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1.55413576883347">
                <text:p>1.55413576883347</text:p>
              </table:table-cell>
              <table:table-cell office:value-type="float" office:value="0.929433825349052">
                <text:p>0.929433825349052</text:p>
              </table:table-cell>
              <table:table-cell office:value-type="float" office:value="0.872007495974578">
                <text:p>0.872007495974578</text:p>
              </table:table-cell>
              <table:table-cell office:value-type="float" office:value="0.755173389488929">
                <text:p>0.755173389488929</text:p>
              </table:table-cell>
              <table:table-cell office:value-type="float" office:value="1.06585531619805">
                <text:p>1.06585531619805</text:p>
              </table:table-cell>
              <table:table-cell office:value-type="float" office:value="1.74509992770919">
                <text:p>1.7450999277091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